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3212*"/>
    </style:style>
    <style:style style:name="Table3.B" style:family="table-column">
      <style:table-column-properties style:column-width="2.2313in" style:rel-column-width="32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4a612" officeooo:paragraph-rsid="01e4a612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6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7" style:family="paragraph" style:parent-style-name="Standard">
      <style:text-properties officeooo:rsid="0015f1ff" officeooo:paragraph-rsid="0015f1ff"/>
    </style:style>
    <style:style style:name="P88" style:family="paragraph" style:parent-style-name="Standard">
      <style:text-properties officeooo:rsid="0015f1ff" officeooo:paragraph-rsid="009c1b54"/>
    </style:style>
    <style:style style:name="P89" style:family="paragraph" style:parent-style-name="Standard">
      <style:text-properties officeooo:rsid="0015f1ff" officeooo:paragraph-rsid="0013268f"/>
    </style:style>
    <style:style style:name="P90" style:family="paragraph" style:parent-style-name="Standard">
      <style:text-properties officeooo:rsid="0015f1ff" officeooo:paragraph-rsid="00c0d7c6"/>
    </style:style>
    <style:style style:name="P91" style:family="paragraph" style:parent-style-name="Standard">
      <style:text-properties officeooo:rsid="0019f535" officeooo:paragraph-rsid="0019f535"/>
    </style:style>
    <style:style style:name="P92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93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94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1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6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66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7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7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8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9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2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24" style:family="paragraph" style:parent-style-name="Standard">
      <style:text-properties officeooo:rsid="0033fbdf" officeooo:paragraph-rsid="0033fbdf"/>
    </style:style>
    <style:style style:name="P225" style:family="paragraph" style:parent-style-name="Standard">
      <style:text-properties officeooo:rsid="0034ed8b" officeooo:paragraph-rsid="0106c767"/>
    </style:style>
    <style:style style:name="P226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27" style:family="paragraph" style:parent-style-name="Standard">
      <style:paragraph-properties fo:line-height="100%"/>
      <style:text-properties fo:font-weight="normal" officeooo:rsid="01e504ba" officeooo:paragraph-rsid="01e5182b" style:font-weight-asian="normal" style:font-weight-complex="normal"/>
    </style:style>
    <style:style style:name="P228" style:family="paragraph" style:parent-style-name="Standard">
      <style:paragraph-properties fo:line-height="100%"/>
      <style:text-properties fo:font-weight="normal" officeooo:rsid="01e5182b" officeooo:paragraph-rsid="01e6ae7d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32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34" style:family="paragraph" style:parent-style-name="Standard">
      <style:text-properties officeooo:rsid="0012a0dc" officeooo:paragraph-rsid="0012a0dc"/>
    </style:style>
    <style:style style:name="P235" style:family="paragraph" style:parent-style-name="Standard">
      <style:text-properties officeooo:paragraph-rsid="003eeb50"/>
    </style:style>
    <style:style style:name="P236" style:family="paragraph" style:parent-style-name="Standard">
      <style:text-properties officeooo:rsid="00205d85" officeooo:paragraph-rsid="005f7223"/>
    </style:style>
    <style:style style:name="P237" style:family="paragraph" style:parent-style-name="Standard">
      <style:text-properties officeooo:rsid="002436f5" officeooo:paragraph-rsid="00ed9297"/>
    </style:style>
    <style:style style:name="P238" style:family="paragraph" style:parent-style-name="Standard">
      <style:text-properties officeooo:rsid="0056d959" officeooo:paragraph-rsid="0056d959"/>
    </style:style>
    <style:style style:name="P239" style:family="paragraph" style:parent-style-name="Standard">
      <style:paragraph-properties fo:line-height="150%"/>
      <style:text-properties officeooo:paragraph-rsid="0013268f"/>
    </style:style>
    <style:style style:name="P240" style:family="paragraph" style:parent-style-name="Standard">
      <style:paragraph-properties fo:line-height="150%"/>
      <style:text-properties officeooo:paragraph-rsid="0040eb9d"/>
    </style:style>
    <style:style style:name="P241" style:family="paragraph" style:parent-style-name="Standard">
      <style:paragraph-properties fo:line-height="150%"/>
      <style:text-properties officeooo:paragraph-rsid="0045286d"/>
    </style:style>
    <style:style style:name="P242" style:family="paragraph" style:parent-style-name="Standard">
      <style:paragraph-properties fo:line-height="150%"/>
      <style:text-properties officeooo:paragraph-rsid="00c6421c"/>
    </style:style>
    <style:style style:name="P243" style:family="paragraph" style:parent-style-name="Standard">
      <style:paragraph-properties fo:line-height="150%"/>
      <style:text-properties officeooo:paragraph-rsid="00fde6f2"/>
    </style:style>
    <style:style style:name="P244" style:family="paragraph" style:parent-style-name="Standard">
      <style:paragraph-properties fo:line-height="150%"/>
      <style:text-properties officeooo:paragraph-rsid="0106c767"/>
    </style:style>
    <style:style style:name="P245" style:family="paragraph" style:parent-style-name="Standard">
      <style:paragraph-properties fo:line-height="150%"/>
      <style:text-properties officeooo:paragraph-rsid="01851c1f"/>
    </style:style>
    <style:style style:name="P246" style:family="paragraph" style:parent-style-name="Standard">
      <style:paragraph-properties fo:line-height="150%"/>
      <style:text-properties officeooo:paragraph-rsid="01d80854"/>
    </style:style>
    <style:style style:name="P247" style:family="paragraph" style:parent-style-name="Standard">
      <style:paragraph-properties fo:line-height="150%"/>
      <style:text-properties officeooo:paragraph-rsid="020068b3"/>
    </style:style>
    <style:style style:name="P248" style:family="paragraph" style:parent-style-name="Standard">
      <style:text-properties officeooo:paragraph-rsid="0071f6b3"/>
    </style:style>
    <style:style style:name="P249" style:family="paragraph" style:parent-style-name="Standard">
      <style:text-properties officeooo:paragraph-rsid="006a9ead"/>
    </style:style>
    <style:style style:name="P250" style:family="paragraph" style:parent-style-name="Standard">
      <style:text-properties officeooo:paragraph-rsid="007b744f"/>
    </style:style>
    <style:style style:name="P251" style:family="paragraph" style:parent-style-name="Standard">
      <style:text-properties officeooo:paragraph-rsid="007f9b5f"/>
    </style:style>
    <style:style style:name="P252" style:family="paragraph" style:parent-style-name="Standard">
      <style:text-properties officeooo:paragraph-rsid="005eeb02"/>
    </style:style>
    <style:style style:name="P253" style:family="paragraph" style:parent-style-name="Standard">
      <style:text-properties officeooo:paragraph-rsid="00883289"/>
    </style:style>
    <style:style style:name="P254" style:family="paragraph" style:parent-style-name="Standard">
      <style:text-properties officeooo:paragraph-rsid="00885557"/>
    </style:style>
    <style:style style:name="P255" style:family="paragraph" style:parent-style-name="Standard">
      <style:text-properties officeooo:rsid="008872eb" officeooo:paragraph-rsid="008872eb"/>
    </style:style>
    <style:style style:name="P256" style:family="paragraph" style:parent-style-name="Standard">
      <style:text-properties officeooo:paragraph-rsid="008d7148"/>
    </style:style>
    <style:style style:name="P257" style:family="paragraph" style:parent-style-name="Standard">
      <style:text-properties officeooo:paragraph-rsid="009622c6"/>
    </style:style>
    <style:style style:name="P258" style:family="paragraph" style:parent-style-name="Standard">
      <style:text-properties officeooo:paragraph-rsid="009af966"/>
    </style:style>
    <style:style style:name="P259" style:family="paragraph" style:parent-style-name="Standard">
      <style:text-properties officeooo:paragraph-rsid="00a75993"/>
    </style:style>
    <style:style style:name="P260" style:family="paragraph" style:parent-style-name="Standard">
      <style:text-properties officeooo:rsid="003eeb50" officeooo:paragraph-rsid="00ac1d69"/>
    </style:style>
    <style:style style:name="P261" style:family="paragraph" style:parent-style-name="Standard">
      <style:text-properties officeooo:paragraph-rsid="00b6be7d"/>
    </style:style>
    <style:style style:name="P262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63" style:family="paragraph" style:parent-style-name="Standard">
      <style:text-properties style:use-window-font-color="true" officeooo:paragraph-rsid="00c0d7c6"/>
    </style:style>
    <style:style style:name="P26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6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6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6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6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7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71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7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7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7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75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7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7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78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fo:font-weight="normal" officeooo:rsid="01b9977e" officeooo:paragraph-rsid="01b9977e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b78805" officeooo:paragraph-rsid="01b78805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1ba56c5" officeooo:paragraph-rsid="01ba56c5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officeooo:paragraph-rsid="00ba4170"/>
    </style:style>
    <style:style style:name="P368" style:family="paragraph" style:parent-style-name="Standard">
      <style:text-properties officeooo:paragraph-rsid="00bbbf73"/>
    </style:style>
    <style:style style:name="P369" style:family="paragraph" style:parent-style-name="Standard">
      <style:text-properties officeooo:rsid="00bd11a0" officeooo:paragraph-rsid="00bd11a0"/>
    </style:style>
    <style:style style:name="P370" style:family="paragraph" style:parent-style-name="Standard">
      <style:text-properties officeooo:paragraph-rsid="00be4749"/>
    </style:style>
    <style:style style:name="P371" style:family="paragraph" style:parent-style-name="Standard">
      <style:text-properties officeooo:rsid="00beb82f" officeooo:paragraph-rsid="00beb82f"/>
    </style:style>
    <style:style style:name="P372" style:family="paragraph" style:parent-style-name="Standard">
      <style:text-properties officeooo:paragraph-rsid="00beb82f"/>
    </style:style>
    <style:style style:name="P373" style:family="paragraph" style:parent-style-name="Standard">
      <style:text-properties officeooo:rsid="00c0d7c6" officeooo:paragraph-rsid="00c0d7c6"/>
    </style:style>
    <style:style style:name="P374" style:family="paragraph" style:parent-style-name="Standard">
      <style:text-properties officeooo:paragraph-rsid="008dd7a7"/>
    </style:style>
    <style:style style:name="P375" style:family="paragraph" style:parent-style-name="Standard">
      <style:text-properties officeooo:rsid="005521a3" officeooo:paragraph-rsid="005521a3"/>
    </style:style>
    <style:style style:name="P376" style:family="paragraph" style:parent-style-name="Standard">
      <style:text-properties officeooo:paragraph-rsid="00d2fc06"/>
    </style:style>
    <style:style style:name="P377" style:family="paragraph" style:parent-style-name="Standard">
      <style:paragraph-properties fo:line-height="150%"/>
      <style:text-properties officeooo:rsid="00d5826a" officeooo:paragraph-rsid="00d5826a"/>
    </style:style>
    <style:style style:name="P378" style:family="paragraph" style:parent-style-name="Standard">
      <style:text-properties officeooo:paragraph-rsid="00d77d7d"/>
    </style:style>
    <style:style style:name="P379" style:family="paragraph" style:parent-style-name="Standard">
      <style:text-properties officeooo:rsid="00d9c9e4" officeooo:paragraph-rsid="00d9c9e4"/>
    </style:style>
    <style:style style:name="P380" style:family="paragraph" style:parent-style-name="Standard">
      <style:text-properties officeooo:paragraph-rsid="00e4290b"/>
    </style:style>
    <style:style style:name="P381" style:family="paragraph" style:parent-style-name="Standard">
      <style:text-properties officeooo:paragraph-rsid="00e5f586"/>
    </style:style>
    <style:style style:name="P382" style:family="paragraph" style:parent-style-name="Standard">
      <style:text-properties officeooo:paragraph-rsid="00eb50e0"/>
    </style:style>
    <style:style style:name="P383" style:family="paragraph" style:parent-style-name="Standard">
      <style:paragraph-properties fo:line-height="150%"/>
      <style:text-properties officeooo:rsid="00f2503e" officeooo:paragraph-rsid="00f2503e"/>
    </style:style>
    <style:style style:name="P384" style:family="paragraph" style:parent-style-name="Standard">
      <style:text-properties officeooo:rsid="00f2503e" officeooo:paragraph-rsid="01222be5"/>
    </style:style>
    <style:style style:name="P385" style:family="paragraph" style:parent-style-name="Standard">
      <style:text-properties officeooo:rsid="00d1487d" officeooo:paragraph-rsid="00d2fc06"/>
    </style:style>
    <style:style style:name="P386" style:family="paragraph" style:parent-style-name="Standard">
      <style:text-properties officeooo:paragraph-rsid="00f5260b"/>
    </style:style>
    <style:style style:name="P387" style:family="paragraph" style:parent-style-name="Standard">
      <style:text-properties officeooo:paragraph-rsid="00fecca9"/>
    </style:style>
    <style:style style:name="P388" style:family="paragraph" style:parent-style-name="Standard">
      <style:text-properties officeooo:paragraph-rsid="00c0d7c6"/>
    </style:style>
    <style:style style:name="P389" style:family="paragraph" style:parent-style-name="Standard">
      <style:text-properties officeooo:paragraph-rsid="010c486e"/>
    </style:style>
    <style:style style:name="P390" style:family="paragraph" style:parent-style-name="Standard">
      <style:text-properties officeooo:paragraph-rsid="00367935"/>
    </style:style>
    <style:style style:name="P391" style:family="paragraph" style:parent-style-name="Standard">
      <style:text-properties officeooo:paragraph-rsid="011fc384"/>
    </style:style>
    <style:style style:name="P392" style:family="paragraph" style:parent-style-name="Standard">
      <style:text-properties officeooo:paragraph-rsid="0122678f"/>
    </style:style>
    <style:style style:name="P393" style:family="paragraph" style:parent-style-name="Standard">
      <style:text-properties officeooo:paragraph-rsid="012dfde8"/>
    </style:style>
    <style:style style:name="P394" style:family="paragraph" style:parent-style-name="Standard">
      <style:text-properties officeooo:paragraph-rsid="0130fd48"/>
    </style:style>
    <style:style style:name="P395" style:family="paragraph" style:parent-style-name="Standard">
      <style:text-properties officeooo:paragraph-rsid="013282b3"/>
    </style:style>
    <style:style style:name="P396" style:family="paragraph" style:parent-style-name="Standard">
      <style:text-properties officeooo:paragraph-rsid="013f3c54"/>
    </style:style>
    <style:style style:name="P397" style:family="paragraph" style:parent-style-name="Standard">
      <style:text-properties officeooo:paragraph-rsid="0152f194"/>
    </style:style>
    <style:style style:name="P398" style:family="paragraph" style:parent-style-name="Standard">
      <style:text-properties officeooo:paragraph-rsid="0150aafa"/>
    </style:style>
    <style:style style:name="P399" style:family="paragraph" style:parent-style-name="Standard">
      <style:paragraph-properties fo:line-height="100%"/>
      <style:text-properties officeooo:paragraph-rsid="016aa5ac"/>
    </style:style>
    <style:style style:name="P400" style:family="paragraph" style:parent-style-name="Standard">
      <style:paragraph-properties fo:line-height="100%"/>
      <style:text-properties officeooo:paragraph-rsid="016d2800"/>
    </style:style>
    <style:style style:name="P401" style:family="paragraph" style:parent-style-name="Standard">
      <style:paragraph-properties fo:line-height="100%"/>
      <style:text-properties officeooo:paragraph-rsid="0171553b"/>
    </style:style>
    <style:style style:name="P402" style:family="paragraph" style:parent-style-name="Standard">
      <style:paragraph-properties fo:line-height="100%"/>
      <style:text-properties officeooo:paragraph-rsid="0176ee1b"/>
    </style:style>
    <style:style style:name="P403" style:family="paragraph" style:parent-style-name="Standard">
      <style:paragraph-properties fo:line-height="100%"/>
      <style:text-properties officeooo:paragraph-rsid="017941db"/>
    </style:style>
    <style:style style:name="P404" style:family="paragraph" style:parent-style-name="Standard">
      <style:paragraph-properties fo:line-height="100%"/>
      <style:text-properties officeooo:paragraph-rsid="017a7161"/>
    </style:style>
    <style:style style:name="P405" style:family="paragraph" style:parent-style-name="Standard">
      <style:paragraph-properties fo:line-height="100%"/>
      <style:text-properties officeooo:paragraph-rsid="018105ab"/>
    </style:style>
    <style:style style:name="P406" style:family="paragraph" style:parent-style-name="Standard">
      <style:paragraph-properties fo:line-height="100%"/>
      <style:text-properties officeooo:paragraph-rsid="01851c1f"/>
    </style:style>
    <style:style style:name="P407" style:family="paragraph" style:parent-style-name="Standard">
      <style:paragraph-properties fo:line-height="100%"/>
      <style:text-properties officeooo:paragraph-rsid="01aaba73"/>
    </style:style>
    <style:style style:name="P408" style:family="paragraph" style:parent-style-name="Standard">
      <style:paragraph-properties fo:line-height="100%"/>
      <style:text-properties officeooo:paragraph-rsid="01abda5f"/>
    </style:style>
    <style:style style:name="P409" style:family="paragraph" style:parent-style-name="Standard">
      <style:paragraph-properties fo:line-height="100%"/>
      <style:text-properties officeooo:paragraph-rsid="01cb0c6f"/>
    </style:style>
    <style:style style:name="P410" style:family="paragraph" style:parent-style-name="Standard">
      <style:paragraph-properties fo:line-height="100%"/>
      <style:text-properties officeooo:paragraph-rsid="01d3aa7e"/>
    </style:style>
    <style:style style:name="P411" style:family="paragraph" style:parent-style-name="Standard">
      <style:paragraph-properties fo:line-height="100%"/>
      <style:text-properties officeooo:paragraph-rsid="01e2b86d"/>
    </style:style>
    <style:style style:name="P412" style:family="paragraph" style:parent-style-name="Standard">
      <style:paragraph-properties fo:line-height="100%"/>
      <style:text-properties officeooo:paragraph-rsid="01e7ea9a"/>
    </style:style>
    <style:style style:name="P413" style:family="paragraph" style:parent-style-name="Standard">
      <style:paragraph-properties fo:line-height="100%"/>
      <style:text-properties officeooo:paragraph-rsid="01ec8e18"/>
    </style:style>
    <style:style style:name="P414" style:family="paragraph" style:parent-style-name="Standard">
      <style:paragraph-properties fo:line-height="100%"/>
      <style:text-properties officeooo:paragraph-rsid="01f79ca2"/>
    </style:style>
    <style:style style:name="P415" style:family="paragraph" style:parent-style-name="Standard">
      <style:paragraph-properties fo:line-height="100%"/>
      <style:text-properties officeooo:paragraph-rsid="020068b3"/>
    </style:style>
    <style:style style:name="P416" style:family="paragraph" style:parent-style-name="Standard">
      <style:paragraph-properties fo:line-height="100%"/>
      <style:text-properties officeooo:paragraph-rsid="0200b58e"/>
    </style:style>
    <style:style style:name="P417" style:family="paragraph" style:parent-style-name="Standard">
      <style:paragraph-properties fo:line-height="100%"/>
      <style:text-properties officeooo:paragraph-rsid="020131ae"/>
    </style:style>
    <style:style style:name="P418" style:family="paragraph" style:parent-style-name="Standard">
      <style:paragraph-properties fo:line-height="100%"/>
      <style:text-properties officeooo:paragraph-rsid="020294d1"/>
    </style:style>
    <style:style style:name="P419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officeooo:rsid="016b9044" officeooo:paragraph-rsid="016b9044"/>
    </style:style>
    <style:style style:name="P421" style:family="paragraph" style:parent-style-name="Standard">
      <style:paragraph-properties fo:line-height="100%"/>
      <style:text-properties officeooo:rsid="01a2dcc2" officeooo:paragraph-rsid="01a2dcc2"/>
    </style:style>
    <style:style style:name="P422" style:family="paragraph" style:parent-style-name="Standard">
      <style:paragraph-properties fo:line-height="100%"/>
      <style:text-properties officeooo:rsid="01a92b83" officeooo:paragraph-rsid="01abda5f"/>
    </style:style>
    <style:style style:name="P423" style:family="paragraph" style:parent-style-name="Standard">
      <style:paragraph-properties fo:line-height="100%"/>
      <style:text-properties officeooo:rsid="01b78805" officeooo:paragraph-rsid="01b9977e"/>
    </style:style>
    <style:style style:name="P424" style:family="paragraph" style:parent-style-name="Standard">
      <style:paragraph-properties fo:line-height="100%"/>
      <style:text-properties officeooo:rsid="01bcc73c" officeooo:paragraph-rsid="01bcc73c"/>
    </style:style>
    <style:style style:name="P425" style:family="paragraph" style:parent-style-name="Standard">
      <style:paragraph-properties fo:line-height="100%"/>
      <style:text-properties officeooo:rsid="01cb0c6f" officeooo:paragraph-rsid="01cb0c6f"/>
    </style:style>
    <style:style style:name="P426" style:family="paragraph" style:parent-style-name="Standard">
      <style:paragraph-properties fo:line-height="100%"/>
      <style:text-properties officeooo:rsid="01cd0839" officeooo:paragraph-rsid="01cd0839"/>
    </style:style>
    <style:style style:name="P427" style:family="paragraph" style:parent-style-name="Standard">
      <style:paragraph-properties fo:line-height="100%"/>
      <style:text-properties officeooo:rsid="01e4a612" officeooo:paragraph-rsid="01e4a612"/>
    </style:style>
    <style:style style:name="P42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42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43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43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43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43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43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435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436" style:family="paragraph" style:parent-style-name="Table_20_Contents">
      <style:paragraph-properties fo:text-align="center" style:justify-single-word="false"/>
    </style:style>
    <style:style style:name="P437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43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43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44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44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44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44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44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44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44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44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44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449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450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451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452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453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454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455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456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457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458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459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460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6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463" style:family="paragraph" style:parent-style-name="Standard">
      <style:paragraph-properties fo:line-height="150%" fo:break-before="page"/>
      <style:text-properties officeooo:paragraph-rsid="00cab904"/>
    </style:style>
    <style:style style:name="P464" style:family="paragraph" style:parent-style-name="Standard">
      <style:paragraph-properties fo:break-before="page"/>
      <style:text-properties officeooo:paragraph-rsid="00f8c8b1"/>
    </style:style>
    <style:style style:name="P465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466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6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69" style:family="paragraph" style:parent-style-name="Standard" style:list-style-name="L1">
      <style:text-properties officeooo:rsid="0013268f" officeooo:paragraph-rsid="0013268f"/>
    </style:style>
    <style:style style:name="P470" style:family="paragraph" style:parent-style-name="Standard" style:list-style-name="L2">
      <style:text-properties style:use-window-font-color="true" officeooo:rsid="00a8a4b1" officeooo:paragraph-rsid="00e38bf0"/>
    </style:style>
    <style:style style:name="P471" style:family="paragraph" style:parent-style-name="Standard" style:list-style-name="L2">
      <style:text-properties style:use-window-font-color="true" officeooo:rsid="00a8a4b1" officeooo:paragraph-rsid="00c0d7c6"/>
    </style:style>
    <style:style style:name="P472" style:family="paragraph" style:parent-style-name="Standard" style:list-style-name="L2">
      <style:text-properties style:use-window-font-color="true" officeooo:rsid="00a8a4b1" officeooo:paragraph-rsid="00e1434b"/>
    </style:style>
    <style:style style:name="P473" style:family="paragraph" style:parent-style-name="Standard" style:list-style-name="L2">
      <style:text-properties style:use-window-font-color="true" officeooo:rsid="00aa3d77" officeooo:paragraph-rsid="00e38bf0"/>
    </style:style>
    <style:style style:name="P474" style:family="paragraph" style:parent-style-name="Standard" style:list-style-name="L3">
      <style:text-properties style:use-window-font-color="true" officeooo:paragraph-rsid="00118c4a"/>
    </style:style>
    <style:style style:name="P475" style:family="paragraph" style:parent-style-name="Standard" style:list-style-name="L3">
      <style:text-properties style:use-window-font-color="true" officeooo:rsid="0011b025" officeooo:paragraph-rsid="0011b025"/>
    </style:style>
    <style:style style:name="P476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477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78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480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481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82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483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486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88" style:family="paragraph" style:parent-style-name="Standard" style:list-style-name="L4">
      <style:text-properties officeooo:rsid="0012a0dc" officeooo:paragraph-rsid="0012a0dc"/>
    </style:style>
    <style:style style:name="P489" style:family="paragraph" style:parent-style-name="Standard" style:list-style-name="L5">
      <style:text-properties officeooo:rsid="0033fbdf" officeooo:paragraph-rsid="0033fbdf"/>
    </style:style>
    <style:style style:name="P490" style:family="paragraph" style:parent-style-name="Standard" style:list-style-name="L9">
      <style:text-properties officeooo:rsid="0033fbdf" officeooo:paragraph-rsid="0106c767"/>
    </style:style>
    <style:style style:name="P491" style:family="paragraph" style:parent-style-name="Standard" style:list-style-name="L6">
      <style:text-properties officeooo:paragraph-rsid="005b5cd3"/>
    </style:style>
    <style:style style:name="P492" style:family="paragraph" style:parent-style-name="Standard" style:list-style-name="L7">
      <style:text-properties officeooo:paragraph-rsid="00367935"/>
    </style:style>
    <style:style style:name="P493" style:family="paragraph" style:parent-style-name="Standard" style:list-style-name="L7">
      <style:text-properties officeooo:rsid="00367935" officeooo:paragraph-rsid="00367935"/>
    </style:style>
    <style:style style:name="P494" style:family="paragraph" style:parent-style-name="Standard" style:list-style-name="L8">
      <style:text-properties officeooo:rsid="00386ddb" officeooo:paragraph-rsid="00386ddb"/>
    </style:style>
    <style:style style:name="P495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496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497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498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499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500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01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02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03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04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05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508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509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510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511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512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513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514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515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516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517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518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519" style:family="paragraph" style:parent-style-name="Standard" style:list-style-name="L20">
      <style:text-properties officeooo:paragraph-rsid="00a4ce44"/>
    </style:style>
    <style:style style:name="P520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521" style:family="paragraph" style:parent-style-name="Standard" style:list-style-name="L25">
      <style:text-properties officeooo:paragraph-rsid="00beb82f"/>
    </style:style>
    <style:style style:name="P522" style:family="paragraph" style:parent-style-name="Standard" style:list-style-name="L26">
      <style:text-properties officeooo:paragraph-rsid="00d139a0"/>
    </style:style>
    <style:style style:name="P523" style:family="paragraph" style:parent-style-name="Standard" style:list-style-name="L29">
      <style:text-properties officeooo:paragraph-rsid="00f2503e"/>
    </style:style>
    <style:style style:name="P524" style:family="paragraph" style:parent-style-name="Standard" style:list-style-name="L30">
      <style:text-properties officeooo:rsid="00f3f4f5" officeooo:paragraph-rsid="00f5260b"/>
    </style:style>
    <style:style style:name="P525" style:family="paragraph" style:parent-style-name="Standard" style:list-style-name="L30">
      <style:text-properties officeooo:rsid="00f3f4f5" officeooo:paragraph-rsid="00f3f4f5"/>
    </style:style>
    <style:style style:name="P526" style:family="paragraph" style:parent-style-name="Standard" style:list-style-name="L31">
      <style:text-properties officeooo:paragraph-rsid="00fde6f2"/>
    </style:style>
    <style:style style:name="P527" style:family="paragraph" style:parent-style-name="Standard" style:list-style-name="L34">
      <style:paragraph-properties fo:line-height="100%"/>
      <style:text-properties officeooo:paragraph-rsid="01b5c969"/>
    </style:style>
    <style:style style:name="P528" style:family="paragraph" style:parent-style-name="Standard">
      <style:paragraph-properties fo:line-height="100%" fo:break-before="page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529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53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53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53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53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fo:font-weight="normal" officeooo:rsid="019e70b3" style:font-style-asian="italic" style:font-weight-asian="normal" style:font-style-complex="italic" style:font-weight-complex="normal"/>
    </style:style>
    <style:style style:name="T39" style:family="text">
      <style:text-properties style:use-window-font-color="true" fo:font-style="italic" fo:font-weight="normal" officeooo:rsid="01b9977e" style:font-style-asian="italic" style:font-weight-asian="normal" style:font-style-complex="italic" style:font-weight-complex="normal"/>
    </style:style>
    <style:style style:name="T40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41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style:font-style-asian="italic" style:font-style-complex="italic"/>
    </style:style>
    <style:style style:name="T54" style:family="text">
      <style:text-properties style:use-window-font-color="true" fo:font-style="italic" officeooo:rsid="016778b3" style:font-style-asian="italic" style:font-style-complex="italic"/>
    </style:style>
    <style:style style:name="T55" style:family="text">
      <style:text-properties style:use-window-font-color="true" fo:font-style="italic" officeooo:rsid="01d9cd4e" style:font-style-asian="italic" style:font-style-complex="italic"/>
    </style:style>
    <style:style style:name="T56" style:family="text">
      <style:text-properties style:use-window-font-color="true" fo:font-style="italic" officeooo:rsid="01a5296a" style:font-style-asian="italic" style:font-style-complex="italic"/>
    </style:style>
    <style:style style:name="T57" style:family="text">
      <style:text-properties style:use-window-font-color="true" fo:font-style="italic" officeooo:rsid="01e5182b" style:font-style-asian="italic" style:font-style-complex="italic"/>
    </style:style>
    <style:style style:name="T58" style:family="text">
      <style:text-properties style:use-window-font-color="true" fo:font-style="italic" officeooo:rsid="01e504ba" style:font-style-asian="italic" style:font-style-complex="italic"/>
    </style:style>
    <style:style style:name="T59" style:family="text">
      <style:text-properties style:use-window-font-color="true" officeooo:rsid="0063f3c5"/>
    </style:style>
    <style:style style:name="T60" style:family="text">
      <style:text-properties style:use-window-font-color="true" officeooo:rsid="0027fcfd"/>
    </style:style>
    <style:style style:name="T61" style:family="text">
      <style:text-properties style:use-window-font-color="true" officeooo:rsid="01095847"/>
    </style:style>
    <style:style style:name="T62" style:family="text">
      <style:text-properties style:use-window-font-color="true" officeooo:rsid="0082538a"/>
    </style:style>
    <style:style style:name="T63" style:family="text">
      <style:text-properties style:use-window-font-color="true" officeooo:rsid="00c0d7c6"/>
    </style:style>
    <style:style style:name="T6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6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6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6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6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7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7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7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7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7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7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7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7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7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81" style:family="text">
      <style:text-properties style:use-window-font-color="true" fo:font-style="normal" fo:font-weight="normal" officeooo:rsid="01b9977e" style:font-style-asian="normal" style:font-weight-asian="normal" style:font-style-complex="normal" style:font-weight-complex="normal"/>
    </style:style>
    <style:style style:name="T82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83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84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89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90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91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92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93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94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95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96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97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98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99" style:family="text">
      <style:text-properties style:use-window-font-color="true" fo:font-style="normal" fo:font-weight="normal" officeooo:rsid="01ffec25" style:font-style-asian="normal" style:font-weight-asian="normal" style:font-style-complex="normal" style:font-weight-complex="normal"/>
    </style:style>
    <style:style style:name="T10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0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0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style="normal" style:font-style-asian="normal" style:font-style-complex="normal"/>
    </style:style>
    <style:style style:name="T104" style:family="text">
      <style:text-properties style:use-window-font-color="true" fo:font-style="normal" officeooo:rsid="016860b9" style:font-style-asian="normal" style:font-style-complex="normal"/>
    </style:style>
    <style:style style:name="T105" style:family="text">
      <style:text-properties style:use-window-font-color="true" fo:font-style="normal" officeooo:rsid="0171553b" style:font-style-asian="normal" style:font-style-complex="normal"/>
    </style:style>
    <style:style style:name="T106" style:family="text">
      <style:text-properties style:use-window-font-color="true" fo:font-style="normal" officeooo:rsid="016c9d08" style:font-style-asian="normal" style:font-style-complex="normal"/>
    </style:style>
    <style:style style:name="T107" style:family="text">
      <style:text-properties style:use-window-font-color="true" fo:font-style="normal" officeooo:rsid="016778b3" style:font-style-asian="normal" style:font-style-complex="normal"/>
    </style:style>
    <style:style style:name="T108" style:family="text">
      <style:text-properties style:use-window-font-color="true" fo:font-style="normal" officeooo:rsid="01a5296a" style:font-style-asian="normal" style:font-style-complex="normal"/>
    </style:style>
    <style:style style:name="T109" style:family="text">
      <style:text-properties style:use-window-font-color="true" fo:font-style="normal" officeooo:rsid="01d9cd4e" style:font-style-asian="normal" style:font-style-complex="normal"/>
    </style:style>
    <style:style style:name="T110" style:family="text">
      <style:text-properties style:use-window-font-color="true" fo:font-style="normal" officeooo:rsid="01e2b86d" style:font-style-asian="normal" style:font-style-complex="normal"/>
    </style:style>
    <style:style style:name="T111" style:family="text">
      <style:text-properties style:use-window-font-color="true" fo:font-style="normal" officeooo:rsid="01e504ba" style:font-style-asian="normal" style:font-style-complex="normal"/>
    </style:style>
    <style:style style:name="T112" style:family="text">
      <style:text-properties style:use-window-font-color="true" fo:font-style="normal" officeooo:rsid="01e5182b" style:font-style-asian="normal" style:font-style-complex="normal"/>
    </style:style>
    <style:style style:name="T113" style:family="text">
      <style:text-properties style:use-window-font-color="true" fo:font-weight="normal" style:font-weight-asian="normal" style:font-weight-complex="normal"/>
    </style:style>
    <style:style style:name="T114" style:family="text">
      <style:text-properties style:use-window-font-color="true" fo:font-weight="normal" officeooo:rsid="016aa5ac" style:font-weight-asian="normal" style:font-weight-complex="normal"/>
    </style:style>
    <style:style style:name="T115" style:family="text">
      <style:text-properties style:use-window-font-color="true" fo:font-weight="normal" officeooo:rsid="016a5b23" style:font-weight-asian="normal" style:font-weight-complex="normal"/>
    </style:style>
    <style:style style:name="T116" style:family="text">
      <style:text-properties style:use-window-font-color="true" fo:font-weight="normal" officeooo:rsid="0171553b" style:font-weight-asian="normal" style:font-weight-complex="normal"/>
    </style:style>
    <style:style style:name="T117" style:family="text">
      <style:text-properties style:use-window-font-color="true" fo:font-weight="normal" officeooo:rsid="01aaba73" style:font-weight-asian="normal" style:font-weight-complex="normal"/>
    </style:style>
    <style:style style:name="T118" style:family="text">
      <style:text-properties style:use-window-font-color="true" fo:font-weight="normal" officeooo:rsid="01b08253" style:font-weight-asian="normal" style:font-weight-complex="normal"/>
    </style:style>
    <style:style style:name="T119" style:family="text">
      <style:text-properties style:use-window-font-color="true" fo:font-weight="normal" officeooo:rsid="01d80854" style:font-weight-asian="normal" style:font-weight-complex="normal"/>
    </style:style>
    <style:style style:name="T120" style:family="text">
      <style:text-properties style:use-window-font-color="true" fo:font-weight="normal" officeooo:rsid="01d87a11" style:font-weight-asian="normal" style:font-weight-complex="normal"/>
    </style:style>
    <style:style style:name="T121" style:family="text">
      <style:text-properties style:use-window-font-color="true" fo:font-weight="normal" officeooo:rsid="01e2b86d" style:font-weight-asian="normal" style:font-weight-complex="normal"/>
    </style:style>
    <style:style style:name="T122" style:family="text">
      <style:text-properties style:use-window-font-color="true" officeooo:rsid="016f0506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3c27f0" style:font-weight-asian="normal" style:font-weight-complex="normal"/>
    </style:style>
    <style:style style:name="T125" style:family="text">
      <style:text-properties fo:font-weight="normal" officeooo:rsid="003cb407" style:font-weight-asian="normal" style:font-weight-complex="normal"/>
    </style:style>
    <style:style style:name="T126" style:family="text">
      <style:text-properties fo:font-weight="normal" officeooo:rsid="00205d85" style:font-weight-asian="normal" style:font-weight-complex="normal"/>
    </style:style>
    <style:style style:name="T127" style:family="text">
      <style:text-properties fo:font-weight="normal" officeooo:rsid="00beb82f" style:font-weight-asian="normal" style:font-weight-complex="normal"/>
    </style:style>
    <style:style style:name="T128" style:family="text">
      <style:text-properties fo:font-weight="normal" officeooo:rsid="016860b9" style:font-weight-asian="normal" style:font-weight-complex="normal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officeooo:rsid="00256ecc" style:font-style-asian="italic" style:font-style-complex="italic"/>
    </style:style>
    <style:style style:name="T131" style:family="text">
      <style:text-properties fo:font-style="italic" officeooo:rsid="006317f8" style:font-style-asian="italic" style:font-style-complex="italic"/>
    </style:style>
    <style:style style:name="T132" style:family="text">
      <style:text-properties fo:font-style="italic" officeooo:rsid="00672a68" style:font-style-asian="italic" style:font-style-complex="italic"/>
    </style:style>
    <style:style style:name="T133" style:family="text">
      <style:text-properties fo:font-style="italic" officeooo:rsid="006c1d47" style:font-style-asian="italic" style:font-style-complex="italic"/>
    </style:style>
    <style:style style:name="T134" style:family="text">
      <style:text-properties fo:font-style="italic" officeooo:rsid="00838393" style:font-style-asian="italic" style:font-style-complex="italic"/>
    </style:style>
    <style:style style:name="T135" style:family="text">
      <style:text-properties fo:font-style="italic" officeooo:rsid="00e09913" style:font-style-asian="italic" style:font-style-complex="italic"/>
    </style:style>
    <style:style style:name="T136" style:family="text">
      <style:text-properties fo:font-style="italic" officeooo:rsid="005b5cd3" style:font-style-asian="italic" style:font-style-complex="italic"/>
    </style:style>
    <style:style style:name="T137" style:family="text">
      <style:text-properties fo:font-style="italic" officeooo:rsid="0034ed8b" style:font-style-asian="italic" style:font-style-complex="italic"/>
    </style:style>
    <style:style style:name="T138" style:family="text">
      <style:text-properties fo:font-style="italic" officeooo:rsid="00367935" style:font-style-asian="italic" style:font-style-complex="italic"/>
    </style:style>
    <style:style style:name="T139" style:family="text">
      <style:text-properties fo:font-style="italic" officeooo:rsid="00ce5fa1" style:font-style-asian="italic" style:font-style-complex="italic"/>
    </style:style>
    <style:style style:name="T140" style:family="text">
      <style:text-properties fo:font-style="italic" officeooo:rsid="003b4e50" style:font-style-asian="italic" style:font-style-complex="italic"/>
    </style:style>
    <style:style style:name="T141" style:family="text">
      <style:text-properties fo:font-style="italic" officeooo:rsid="01758a0f" style:font-style-asian="italic" style:font-style-complex="italic"/>
    </style:style>
    <style:style style:name="T142" style:family="text">
      <style:text-properties fo:font-style="italic" officeooo:rsid="0071f6b3" style:font-style-asian="italic" style:font-style-complex="italic"/>
    </style:style>
    <style:style style:name="T143" style:family="text">
      <style:text-properties fo:font-style="italic" officeooo:rsid="0080477a" style:font-style-asian="italic" style:font-style-complex="italic"/>
    </style:style>
    <style:style style:name="T144" style:family="text">
      <style:text-properties fo:font-style="italic" officeooo:rsid="01113d34" style:font-style-asian="italic" style:font-style-complex="italic"/>
    </style:style>
    <style:style style:name="T145" style:family="text">
      <style:text-properties fo:font-style="italic" officeooo:rsid="01023882" style:font-style-asian="italic" style:font-style-complex="italic"/>
    </style:style>
    <style:style style:name="T146" style:family="text">
      <style:text-properties fo:font-style="italic" officeooo:rsid="00fde6f2" style:font-style-asian="italic" style:font-style-complex="italic"/>
    </style:style>
    <style:style style:name="T147" style:family="text">
      <style:text-properties fo:font-style="italic" officeooo:rsid="018c0d5b" style:font-style-asian="italic" style:font-style-complex="italic"/>
    </style:style>
    <style:style style:name="T148" style:family="text">
      <style:text-properties fo:font-style="italic" officeooo:rsid="01c64853" style:font-style-asian="italic" style:font-style-complex="italic"/>
    </style:style>
    <style:style style:name="T149" style:family="text">
      <style:text-properties fo:font-style="italic" officeooo:rsid="01d9cd4e" style:font-style-asian="italic" style:font-style-complex="italic"/>
    </style:style>
    <style:style style:name="T150" style:family="text">
      <style:text-properties fo:font-style="italic" officeooo:rsid="007477e8" style:font-style-asian="italic" style:font-style-complex="italic"/>
    </style:style>
    <style:style style:name="T151" style:family="text">
      <style:text-properties fo:font-style="italic" officeooo:rsid="01dc67de" style:font-style-asian="italic" style:font-style-complex="italic"/>
    </style:style>
    <style:style style:name="T152" style:family="text">
      <style:text-properties fo:font-style="italic" officeooo:rsid="01ec8e18" style:font-style-asian="italic" style:font-style-complex="italic"/>
    </style:style>
    <style:style style:name="T15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155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156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15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15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15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16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16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16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16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16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16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16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16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16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16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170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17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7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173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174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175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176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17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17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179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180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181" style:family="text">
      <style:text-properties fo:font-style="italic" style:text-underline-style="none" style:font-style-asian="italic" style:font-style-complex="italic"/>
    </style:style>
    <style:style style:name="T182" style:family="text">
      <style:text-properties fo:font-style="italic" style:text-underline-style="none" officeooo:rsid="00baae4f" style:font-style-asian="italic" style:font-style-complex="italic"/>
    </style:style>
    <style:style style:name="T183" style:family="text">
      <style:text-properties fo:font-style="italic" style:text-underline-style="none" officeooo:rsid="00d708a6" style:font-style-asian="italic" style:font-style-complex="italic"/>
    </style:style>
    <style:style style:name="T184" style:family="text">
      <style:text-properties fo:font-style="italic" style:text-underline-style="none" officeooo:rsid="00beb82f" style:font-style-asian="italic" style:font-style-complex="italic"/>
    </style:style>
    <style:style style:name="T185" style:family="text">
      <style:text-properties fo:font-style="italic" style:text-underline-style="none" officeooo:rsid="00d9c9e4" style:font-style-asian="italic" style:font-style-complex="italic"/>
    </style:style>
    <style:style style:name="T186" style:family="text">
      <style:text-properties fo:font-style="italic" style:text-underline-style="none" officeooo:rsid="00f55bb2" style:font-style-asian="italic" style:font-style-complex="italic"/>
    </style:style>
    <style:style style:name="T187" style:family="text">
      <style:text-properties fo:font-style="italic" style:text-underline-style="none" officeooo:rsid="00f74e17" style:font-style-asian="italic" style:font-style-complex="italic"/>
    </style:style>
    <style:style style:name="T188" style:family="text">
      <style:text-properties fo:font-style="italic" style:text-underline-style="none" officeooo:rsid="00fde6f2" style:font-style-asian="italic" style:font-style-complex="italic"/>
    </style:style>
    <style:style style:name="T189" style:family="text">
      <style:text-properties fo:font-style="italic" style:text-underline-style="none" officeooo:rsid="0130fd48" style:font-style-asian="italic" style:font-style-complex="italic"/>
    </style:style>
    <style:style style:name="T190" style:family="text">
      <style:text-properties fo:font-style="italic" style:text-underline-style="none" officeooo:rsid="013401b3" style:font-style-asian="italic" style:font-style-complex="italic"/>
    </style:style>
    <style:style style:name="T191" style:family="text">
      <style:text-properties fo:font-style="italic" style:text-underline-style="none" officeooo:rsid="013f3c54" style:font-style-asian="italic" style:font-style-complex="italic"/>
    </style:style>
    <style:style style:name="T192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193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19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196" style:family="text">
      <style:text-properties officeooo:rsid="00205d85"/>
    </style:style>
    <style:style style:name="T197" style:family="text">
      <style:text-properties officeooo:rsid="0027fcfd"/>
    </style:style>
    <style:style style:name="T198" style:family="text">
      <style:text-properties officeooo:rsid="0029525d"/>
    </style:style>
    <style:style style:name="T199" style:family="text">
      <style:text-properties officeooo:rsid="0034ed8b"/>
    </style:style>
    <style:style style:name="T200" style:family="text">
      <style:text-properties officeooo:rsid="00367935"/>
    </style:style>
    <style:style style:name="T201" style:family="text">
      <style:text-properties officeooo:rsid="00398ddf"/>
    </style:style>
    <style:style style:name="T202" style:family="text">
      <style:text-properties officeooo:rsid="003b4e50"/>
    </style:style>
    <style:style style:name="T203" style:family="text">
      <style:text-properties officeooo:rsid="0043121f"/>
    </style:style>
    <style:style style:name="T2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218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219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220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221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222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23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224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225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226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227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228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229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230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231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232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233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234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235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236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241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248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249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250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251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252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253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254" style:family="text">
      <style:text-properties fo:font-style="normal" style:text-underline-style="none" style:font-style-asian="normal" style:font-style-complex="normal"/>
    </style:style>
    <style:style style:name="T255" style:family="text">
      <style:text-properties fo:font-style="normal" style:text-underline-style="none" officeooo:rsid="00a8a4b1" style:font-style-asian="normal" style:font-style-complex="normal"/>
    </style:style>
    <style:style style:name="T256" style:family="text">
      <style:text-properties fo:font-style="normal" style:text-underline-style="none" officeooo:rsid="00ba4170" style:font-style-asian="normal" style:font-style-complex="normal"/>
    </style:style>
    <style:style style:name="T257" style:family="text">
      <style:text-properties fo:font-style="normal" style:text-underline-style="none" officeooo:rsid="00b1e303" style:font-style-asian="normal" style:font-style-complex="normal"/>
    </style:style>
    <style:style style:name="T258" style:family="text">
      <style:text-properties fo:font-style="normal" style:text-underline-style="none" officeooo:rsid="00baae4f" style:font-style-asian="normal" style:font-style-complex="normal"/>
    </style:style>
    <style:style style:name="T259" style:family="text">
      <style:text-properties fo:font-style="normal" style:text-underline-style="none" officeooo:rsid="00bbbf73" style:font-style-asian="normal" style:font-style-complex="normal"/>
    </style:style>
    <style:style style:name="T260" style:family="text">
      <style:text-properties fo:font-style="normal" style:text-underline-style="none" officeooo:rsid="00be4749" style:font-style-asian="normal" style:font-style-complex="normal"/>
    </style:style>
    <style:style style:name="T261" style:family="text">
      <style:text-properties fo:font-style="normal" style:text-underline-style="none" officeooo:rsid="00d139a0" style:font-style-asian="normal" style:font-style-complex="normal"/>
    </style:style>
    <style:style style:name="T262" style:family="text">
      <style:text-properties fo:font-style="normal" style:text-underline-style="none" officeooo:rsid="00d1487d" style:font-style-asian="normal" style:font-style-complex="normal"/>
    </style:style>
    <style:style style:name="T263" style:family="text">
      <style:text-properties fo:font-style="normal" style:text-underline-style="none" officeooo:rsid="00d2fc06" style:font-style-asian="normal" style:font-style-complex="normal"/>
    </style:style>
    <style:style style:name="T264" style:family="text">
      <style:text-properties fo:font-style="normal" style:text-underline-style="none" officeooo:rsid="00d40111" style:font-style-asian="normal" style:font-style-complex="normal"/>
    </style:style>
    <style:style style:name="T265" style:family="text">
      <style:text-properties fo:font-style="normal" style:text-underline-style="none" officeooo:rsid="00d4c5ce" style:font-style-asian="normal" style:font-style-complex="normal"/>
    </style:style>
    <style:style style:name="T266" style:family="text">
      <style:text-properties fo:font-style="normal" style:text-underline-style="none" officeooo:rsid="00d708a6" style:font-style-asian="normal" style:font-style-complex="normal"/>
    </style:style>
    <style:style style:name="T267" style:family="text">
      <style:text-properties fo:font-style="normal" style:text-underline-style="none" officeooo:rsid="00d77d7d" style:font-style-asian="normal" style:font-style-complex="normal"/>
    </style:style>
    <style:style style:name="T268" style:family="text">
      <style:text-properties fo:font-style="normal" style:text-underline-style="none" officeooo:rsid="00d83381" style:font-style-asian="normal" style:font-style-complex="normal"/>
    </style:style>
    <style:style style:name="T269" style:family="text">
      <style:text-properties fo:font-style="normal" style:text-underline-style="none" officeooo:rsid="00d75809" style:font-style-asian="normal" style:font-style-complex="normal"/>
    </style:style>
    <style:style style:name="T270" style:family="text">
      <style:text-properties fo:font-style="normal" style:text-underline-style="none" officeooo:rsid="00dd6c8d" style:font-style-asian="normal" style:font-style-complex="normal"/>
    </style:style>
    <style:style style:name="T271" style:family="text">
      <style:text-properties fo:font-style="normal" style:text-underline-style="none" officeooo:rsid="00dedcd7" style:font-style-asian="normal" style:font-style-complex="normal"/>
    </style:style>
    <style:style style:name="T272" style:family="text">
      <style:text-properties fo:font-style="normal" style:text-underline-style="none" officeooo:rsid="00beb82f" style:font-style-asian="normal" style:font-style-complex="normal"/>
    </style:style>
    <style:style style:name="T273" style:family="text">
      <style:text-properties fo:font-style="normal" style:text-underline-style="none" officeooo:rsid="00e4290b" style:font-style-asian="normal" style:font-style-complex="normal"/>
    </style:style>
    <style:style style:name="T274" style:family="text">
      <style:text-properties fo:font-style="normal" style:text-underline-style="none" officeooo:rsid="00eb50e0" style:font-style-asian="normal" style:font-style-complex="normal"/>
    </style:style>
    <style:style style:name="T275" style:family="text">
      <style:text-properties fo:font-style="normal" style:text-underline-style="none" officeooo:rsid="00d9c9e4" style:font-style-asian="normal" style:font-style-complex="normal"/>
    </style:style>
    <style:style style:name="T276" style:family="text">
      <style:text-properties fo:font-style="normal" style:text-underline-style="none" officeooo:rsid="00ec1e8c" style:font-style-asian="normal" style:font-style-complex="normal"/>
    </style:style>
    <style:style style:name="T277" style:family="text">
      <style:text-properties fo:font-style="normal" style:text-underline-style="none" officeooo:rsid="00f0f7f8" style:font-style-asian="normal" style:font-style-complex="normal"/>
    </style:style>
    <style:style style:name="T278" style:family="text">
      <style:text-properties fo:font-style="normal" style:text-underline-style="none" officeooo:rsid="00f2503e" style:font-style-asian="normal" style:font-style-complex="normal"/>
    </style:style>
    <style:style style:name="T279" style:family="text">
      <style:text-properties fo:font-style="normal" style:text-underline-style="none" officeooo:rsid="00f5260b" style:font-style-asian="normal" style:font-style-complex="normal"/>
    </style:style>
    <style:style style:name="T280" style:family="text">
      <style:text-properties fo:font-style="normal" style:text-underline-style="none" officeooo:rsid="00f55bb2" style:font-style-asian="normal" style:font-style-complex="normal"/>
    </style:style>
    <style:style style:name="T281" style:family="text">
      <style:text-properties fo:font-style="normal" style:text-underline-style="none" officeooo:rsid="00f74e17" style:font-style-asian="normal" style:font-style-complex="normal"/>
    </style:style>
    <style:style style:name="T282" style:family="text">
      <style:text-properties fo:font-style="normal" style:text-underline-style="none" officeooo:rsid="00fbef0d" style:font-style-asian="normal" style:font-style-complex="normal"/>
    </style:style>
    <style:style style:name="T283" style:family="text">
      <style:text-properties fo:font-style="normal" style:text-underline-style="none" officeooo:rsid="00fde6f2" style:font-style-asian="normal" style:font-style-complex="normal"/>
    </style:style>
    <style:style style:name="T284" style:family="text">
      <style:text-properties fo:font-style="normal" style:text-underline-style="none" officeooo:rsid="010185dc" style:font-style-asian="normal" style:font-style-complex="normal"/>
    </style:style>
    <style:style style:name="T285" style:family="text">
      <style:text-properties fo:font-style="normal" style:text-underline-style="none" officeooo:rsid="0103be48" style:font-style-asian="normal" style:font-style-complex="normal"/>
    </style:style>
    <style:style style:name="T286" style:family="text">
      <style:text-properties fo:font-style="normal" style:text-underline-style="none" officeooo:rsid="010c486e" style:font-style-asian="normal" style:font-style-complex="normal"/>
    </style:style>
    <style:style style:name="T287" style:family="text">
      <style:text-properties fo:font-style="normal" style:text-underline-style="none" officeooo:rsid="010db770" style:font-style-asian="normal" style:font-style-complex="normal"/>
    </style:style>
    <style:style style:name="T288" style:family="text">
      <style:text-properties fo:font-style="normal" style:text-underline-style="none" officeooo:rsid="011cabfd" style:font-style-asian="normal" style:font-style-complex="normal"/>
    </style:style>
    <style:style style:name="T289" style:family="text">
      <style:text-properties fo:font-style="normal" style:text-underline-style="none" officeooo:rsid="011d9595" style:font-style-asian="normal" style:font-style-complex="normal"/>
    </style:style>
    <style:style style:name="T290" style:family="text">
      <style:text-properties fo:font-style="normal" style:text-underline-style="none" officeooo:rsid="011fc384" style:font-style-asian="normal" style:font-style-complex="normal"/>
    </style:style>
    <style:style style:name="T291" style:family="text">
      <style:text-properties fo:font-style="normal" style:text-underline-style="none" officeooo:rsid="012dfde8" style:font-style-asian="normal" style:font-style-complex="normal"/>
    </style:style>
    <style:style style:name="T292" style:family="text">
      <style:text-properties fo:font-style="normal" style:text-underline-style="none" officeooo:rsid="0130fd48" style:font-style-asian="normal" style:font-style-complex="normal"/>
    </style:style>
    <style:style style:name="T293" style:family="text">
      <style:text-properties fo:font-style="normal" style:text-underline-style="none" officeooo:rsid="013282b3" style:font-style-asian="normal" style:font-style-complex="normal"/>
    </style:style>
    <style:style style:name="T294" style:family="text">
      <style:text-properties fo:font-style="normal" style:text-underline-style="none" officeooo:rsid="013401b3" style:font-style-asian="normal" style:font-style-complex="normal"/>
    </style:style>
    <style:style style:name="T295" style:family="text">
      <style:text-properties fo:font-style="normal" style:text-underline-style="none" officeooo:rsid="013a8584" style:font-style-asian="normal" style:font-style-complex="normal"/>
    </style:style>
    <style:style style:name="T296" style:family="text">
      <style:text-properties fo:font-style="normal" style:text-underline-style="none" officeooo:rsid="013f3c54" style:font-style-asian="normal" style:font-style-complex="normal"/>
    </style:style>
    <style:style style:name="T297" style:family="text">
      <style:text-properties fo:font-style="normal" style:text-underline-style="none" officeooo:rsid="013e347a" style:font-style-asian="normal" style:font-style-complex="normal"/>
    </style:style>
    <style:style style:name="T298" style:family="text">
      <style:text-properties fo:font-style="normal" style:text-underline-style="none" officeooo:rsid="01408f03" style:font-style-asian="normal" style:font-style-complex="normal"/>
    </style:style>
    <style:style style:name="T299" style:family="text">
      <style:text-properties fo:font-style="normal" style:text-underline-style="none" officeooo:rsid="013cc971" style:font-style-asian="normal" style:font-style-complex="normal"/>
    </style:style>
    <style:style style:name="T300" style:family="text">
      <style:text-properties fo:font-style="normal" style:text-underline-style="none" officeooo:rsid="0150aafa" style:font-style-asian="normal" style:font-style-complex="normal"/>
    </style:style>
    <style:style style:name="T301" style:family="text">
      <style:text-properties fo:font-style="normal" style:text-underline-style="none" officeooo:rsid="0152f194" style:font-style-asian="normal" style:font-style-complex="normal"/>
    </style:style>
    <style:style style:name="T302" style:family="text">
      <style:text-properties fo:font-style="normal" style:text-underline-style="none" officeooo:rsid="0157e2d4" style:font-style-asian="normal" style:font-style-complex="normal"/>
    </style:style>
    <style:style style:name="T303" style:family="text">
      <style:text-properties fo:font-style="normal" style:text-underline-style="none" officeooo:rsid="015c452a" style:font-style-asian="normal" style:font-style-complex="normal"/>
    </style:style>
    <style:style style:name="T304" style:family="text">
      <style:text-properties fo:font-style="normal" style:text-underline-style="none" officeooo:rsid="0176ee1b" style:font-style-asian="normal" style:font-style-complex="normal"/>
    </style:style>
    <style:style style:name="T305" style:family="text">
      <style:text-properties fo:font-style="normal" style:font-style-asian="normal" style:font-style-complex="normal"/>
    </style:style>
    <style:style style:name="T306" style:family="text">
      <style:text-properties fo:font-style="normal" officeooo:rsid="00524926" style:font-style-asian="normal" style:font-style-complex="normal"/>
    </style:style>
    <style:style style:name="T307" style:family="text">
      <style:text-properties fo:font-style="normal" officeooo:rsid="0033fbdf" style:font-style-asian="normal" style:font-style-complex="normal"/>
    </style:style>
    <style:style style:name="T308" style:family="text">
      <style:text-properties fo:font-style="normal" officeooo:rsid="0034ed8b" style:font-style-asian="normal" style:font-style-complex="normal"/>
    </style:style>
    <style:style style:name="T309" style:family="text">
      <style:text-properties fo:font-style="normal" officeooo:rsid="0052a33a" style:font-style-asian="normal" style:font-style-complex="normal"/>
    </style:style>
    <style:style style:name="T310" style:family="text">
      <style:text-properties fo:font-style="normal" officeooo:rsid="0012a0dc" style:font-style-asian="normal" style:font-style-complex="normal"/>
    </style:style>
    <style:style style:name="T311" style:family="text">
      <style:text-properties fo:font-style="normal" officeooo:rsid="005aa0ca" style:font-style-asian="normal" style:font-style-complex="normal"/>
    </style:style>
    <style:style style:name="T312" style:family="text">
      <style:text-properties fo:font-style="normal" officeooo:rsid="0092f82d" style:font-style-asian="normal" style:font-style-complex="normal"/>
    </style:style>
    <style:style style:name="T313" style:family="text">
      <style:text-properties fo:font-style="normal" officeooo:rsid="00c6421c" style:font-style-asian="normal" style:font-style-complex="normal"/>
    </style:style>
    <style:style style:name="T314" style:family="text">
      <style:text-properties fo:font-style="normal" officeooo:rsid="00cc5bce" style:font-style-asian="normal" style:font-style-complex="normal"/>
    </style:style>
    <style:style style:name="T315" style:family="text">
      <style:text-properties fo:font-style="normal" officeooo:rsid="0106c767" style:font-style-asian="normal" style:font-style-complex="normal"/>
    </style:style>
    <style:style style:name="T316" style:family="text">
      <style:text-properties fo:font-style="normal" officeooo:rsid="00ce5fa1" style:font-style-asian="normal" style:font-style-complex="normal"/>
    </style:style>
    <style:style style:name="T317" style:family="text">
      <style:text-properties fo:font-style="normal" officeooo:rsid="0164a6ee" style:font-style-asian="normal" style:font-style-complex="normal"/>
    </style:style>
    <style:style style:name="T318" style:family="text">
      <style:text-properties fo:font-style="normal" officeooo:rsid="0168d8d5" style:font-style-asian="normal" style:font-style-complex="normal"/>
    </style:style>
    <style:style style:name="T319" style:family="text">
      <style:text-properties fo:font-style="normal" officeooo:rsid="0179221f" style:font-style-asian="normal" style:font-style-complex="normal"/>
    </style:style>
    <style:style style:name="T320" style:family="text">
      <style:text-properties fo:font-style="normal" officeooo:rsid="017941db" style:font-style-asian="normal" style:font-style-complex="normal"/>
    </style:style>
    <style:style style:name="T321" style:family="text">
      <style:text-properties fo:font-style="normal" officeooo:rsid="017a7161" style:font-style-asian="normal" style:font-style-complex="normal"/>
    </style:style>
    <style:style style:name="T32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323" style:family="text">
      <style:text-properties officeooo:rsid="004d4d0b"/>
    </style:style>
    <style:style style:name="T324" style:family="text">
      <style:text-properties officeooo:rsid="0013268f"/>
    </style:style>
    <style:style style:name="T325" style:family="text">
      <style:text-properties officeooo:rsid="004f4350"/>
    </style:style>
    <style:style style:name="T326" style:family="text">
      <style:text-properties officeooo:rsid="00501b3c"/>
    </style:style>
    <style:style style:name="T327" style:family="text">
      <style:text-properties officeooo:rsid="00147dd9"/>
    </style:style>
    <style:style style:name="T328" style:family="text">
      <style:text-properties officeooo:rsid="005521a3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officeooo:rsid="005f7223" style:font-weight-asian="bold" style:font-weight-complex="bold"/>
    </style:style>
    <style:style style:name="T331" style:family="text">
      <style:text-properties fo:font-weight="bold" officeooo:rsid="01871851" style:font-weight-asian="bold" style:font-weight-complex="bold"/>
    </style:style>
    <style:style style:name="T332" style:family="text">
      <style:text-properties fo:font-weight="bold" officeooo:rsid="02070606" style:font-weight-asian="bold" style:font-weight-complex="bold"/>
    </style:style>
    <style:style style:name="T333" style:family="text">
      <style:text-properties fo:font-weight="bold" officeooo:rsid="0206e857" style:font-weight-asian="bold" style:font-weight-complex="bold"/>
    </style:style>
    <style:style style:name="T334" style:family="text">
      <style:text-properties officeooo:rsid="005b5f51"/>
    </style:style>
    <style:style style:name="T335" style:family="text">
      <style:text-properties officeooo:rsid="005d12fa"/>
    </style:style>
    <style:style style:name="T336" style:family="text">
      <style:text-properties officeooo:rsid="003cb407"/>
    </style:style>
    <style:style style:name="T337" style:family="text">
      <style:text-properties officeooo:rsid="005f7223"/>
    </style:style>
    <style:style style:name="T338" style:family="text">
      <style:text-properties officeooo:rsid="006317f8"/>
    </style:style>
    <style:style style:name="T339" style:family="text">
      <style:text-properties officeooo:rsid="00672a68"/>
    </style:style>
    <style:style style:name="T340" style:family="text">
      <style:text-properties style:text-underline-style="none"/>
    </style:style>
    <style:style style:name="T341" style:family="text">
      <style:text-properties style:text-underline-style="none" fo:font-weight="normal" style:font-weight-asian="normal" style:font-weight-complex="normal"/>
    </style:style>
    <style:style style:name="T342" style:family="text">
      <style:text-properties style:text-underline-style="none" fo:font-weight="normal" officeooo:rsid="00721e09" style:font-weight-asian="normal" style:font-weight-complex="normal"/>
    </style:style>
    <style:style style:name="T343" style:family="text">
      <style:text-properties style:text-underline-style="none" fo:font-weight="normal" officeooo:rsid="00722a19" style:font-weight-asian="normal" style:font-weight-complex="normal"/>
    </style:style>
    <style:style style:name="T344" style:family="text">
      <style:text-properties style:text-underline-style="none" fo:font-weight="normal" officeooo:rsid="006a9ead" style:font-weight-asian="normal" style:font-weight-complex="normal"/>
    </style:style>
    <style:style style:name="T345" style:family="text">
      <style:text-properties style:text-underline-style="none" fo:font-weight="normal" officeooo:rsid="008d7148" style:font-weight-asian="normal" style:font-weight-complex="normal"/>
    </style:style>
    <style:style style:name="T346" style:family="text">
      <style:text-properties style:text-underline-style="none" fo:font-weight="normal" officeooo:rsid="00a639f7" style:font-weight-asian="normal" style:font-weight-complex="normal"/>
    </style:style>
    <style:style style:name="T347" style:family="text">
      <style:text-properties style:text-underline-style="none" fo:font-weight="normal" officeooo:rsid="00a69bec" style:font-weight-asian="normal" style:font-weight-complex="normal"/>
    </style:style>
    <style:style style:name="T348" style:family="text">
      <style:text-properties style:text-underline-style="none" fo:font-weight="normal" officeooo:rsid="009e29ef" style:font-weight-asian="normal" style:font-weight-complex="normal"/>
    </style:style>
    <style:style style:name="T349" style:family="text">
      <style:text-properties style:text-underline-style="none" fo:font-weight="normal" officeooo:rsid="00a75993" style:font-weight-asian="normal" style:font-weight-complex="normal"/>
    </style:style>
    <style:style style:name="T350" style:family="text">
      <style:text-properties style:text-underline-style="none" fo:font-weight="normal" officeooo:rsid="00e7b674" style:font-weight-asian="normal" style:font-weight-complex="normal"/>
    </style:style>
    <style:style style:name="T351" style:family="text">
      <style:text-properties style:text-underline-style="none" fo:font-weight="bold" style:font-weight-asian="bold" style:font-weight-complex="bold"/>
    </style:style>
    <style:style style:name="T352" style:family="text">
      <style:text-properties style:text-underline-style="none" fo:font-weight="bold" officeooo:rsid="00a75993" style:font-weight-asian="bold" style:font-weight-complex="bold"/>
    </style:style>
    <style:style style:name="T353" style:family="text">
      <style:text-properties style:text-underline-style="none" fo:font-weight="bold" officeooo:rsid="013013d9" style:font-weight-asian="bold" style:font-weight-complex="bold"/>
    </style:style>
    <style:style style:name="T354" style:family="text">
      <style:text-properties style:text-underline-style="none" fo:font-weight="bold" officeooo:rsid="01408f03" style:font-weight-asian="bold" style:font-weight-complex="bold"/>
    </style:style>
    <style:style style:name="T355" style:family="text">
      <style:text-properties style:text-underline-style="none" officeooo:rsid="00a639f7"/>
    </style:style>
    <style:style style:name="T356" style:family="text">
      <style:text-properties style:text-underline-style="none" officeooo:rsid="00bbbf73"/>
    </style:style>
    <style:style style:name="T357" style:family="text">
      <style:text-properties style:text-underline-style="none" officeooo:rsid="00d40111"/>
    </style:style>
    <style:style style:name="T358" style:family="text">
      <style:text-properties style:text-underline-style="none" officeooo:rsid="00d708a6"/>
    </style:style>
    <style:style style:name="T359" style:family="text">
      <style:text-properties style:text-underline-style="none" officeooo:rsid="00d5826a"/>
    </style:style>
    <style:style style:name="T360" style:family="text">
      <style:text-properties style:text-underline-style="none" officeooo:rsid="00d9c9e4"/>
    </style:style>
    <style:style style:name="T361" style:family="text">
      <style:text-properties style:text-underline-style="none" officeooo:rsid="00ec1e8c"/>
    </style:style>
    <style:style style:name="T362" style:family="text">
      <style:text-properties style:text-underline-style="none" officeooo:rsid="00fde6f2"/>
    </style:style>
    <style:style style:name="T363" style:family="text">
      <style:text-properties style:text-underline-style="none" officeooo:rsid="0123bb39"/>
    </style:style>
    <style:style style:name="T364" style:family="text">
      <style:text-properties style:text-underline-style="none" officeooo:rsid="013013d9"/>
    </style:style>
    <style:style style:name="T365" style:family="text">
      <style:text-properties style:text-underline-style="none" officeooo:rsid="0137af9f"/>
    </style:style>
    <style:style style:name="T366" style:family="text">
      <style:text-properties style:text-underline-style="none" officeooo:rsid="013282b3"/>
    </style:style>
    <style:style style:name="T367" style:family="text">
      <style:text-properties style:text-underline-style="none" officeooo:rsid="01408f03"/>
    </style:style>
    <style:style style:name="T368" style:family="text">
      <style:text-properties style:text-underline-style="none" officeooo:rsid="01416cb6"/>
    </style:style>
    <style:style style:name="T369" style:family="text">
      <style:text-properties style:text-underline-style="none" officeooo:rsid="01435f2a"/>
    </style:style>
    <style:style style:name="T370" style:family="text">
      <style:text-properties style:text-underline-style="none" officeooo:rsid="015f15fe"/>
    </style:style>
    <style:style style:name="T371" style:family="text">
      <style:text-properties officeooo:rsid="0071f6b3"/>
    </style:style>
    <style:style style:name="T372" style:family="text">
      <style:text-properties officeooo:rsid="00722a19"/>
    </style:style>
    <style:style style:name="T373" style:family="text">
      <style:text-properties officeooo:rsid="0081154c"/>
    </style:style>
    <style:style style:name="T374" style:family="text">
      <style:text-properties officeooo:rsid="0082538a"/>
    </style:style>
    <style:style style:name="T375" style:family="text">
      <style:text-properties officeooo:rsid="00838393"/>
    </style:style>
    <style:style style:name="T376" style:family="text">
      <style:text-properties officeooo:rsid="008a06de"/>
    </style:style>
    <style:style style:name="T377" style:family="text">
      <style:text-properties officeooo:rsid="00937b11"/>
    </style:style>
    <style:style style:name="T378" style:family="text">
      <style:text-properties officeooo:rsid="0093b191"/>
    </style:style>
    <style:style style:name="T379" style:family="text">
      <style:text-properties officeooo:rsid="00b502cc"/>
    </style:style>
    <style:style style:name="T380" style:family="text">
      <style:text-properties officeooo:rsid="00ba4170"/>
    </style:style>
    <style:style style:name="T381" style:family="text">
      <style:text-properties officeooo:rsid="00bbbf73"/>
    </style:style>
    <style:style style:name="T382" style:family="text">
      <style:text-properties officeooo:rsid="00bd3f9d"/>
    </style:style>
    <style:style style:name="T383" style:family="text">
      <style:text-properties officeooo:rsid="00beb82f"/>
    </style:style>
    <style:style style:name="T384" style:family="text">
      <style:text-properties officeooo:rsid="00c2a166"/>
    </style:style>
    <style:style style:name="T385" style:family="text">
      <style:text-properties officeooo:rsid="00c7406f"/>
    </style:style>
    <style:style style:name="T386" style:family="text">
      <style:text-properties officeooo:rsid="00c93592"/>
    </style:style>
    <style:style style:name="T387" style:family="text">
      <style:text-properties officeooo:rsid="00ce5fa1"/>
    </style:style>
    <style:style style:name="T388" style:family="text">
      <style:text-properties officeooo:rsid="00cf9e9f"/>
    </style:style>
    <style:style style:name="T389" style:family="text">
      <style:text-properties officeooo:rsid="00d83381"/>
    </style:style>
    <style:style style:name="T390" style:family="text">
      <style:text-properties officeooo:rsid="00e09913"/>
    </style:style>
    <style:style style:name="T391" style:family="text">
      <style:text-properties officeooo:rsid="00ed9297"/>
    </style:style>
    <style:style style:name="T392" style:family="text">
      <style:text-properties officeooo:rsid="00ef4875"/>
    </style:style>
    <style:style style:name="T393" style:family="text">
      <style:text-properties officeooo:rsid="00f0f7f8"/>
    </style:style>
    <style:style style:name="T394" style:family="text">
      <style:text-properties officeooo:rsid="00f5260b"/>
    </style:style>
    <style:style style:name="T395" style:family="text">
      <style:text-properties officeooo:rsid="00fde6f2"/>
    </style:style>
    <style:style style:name="T396" style:family="text">
      <style:text-properties officeooo:rsid="010185dc"/>
    </style:style>
    <style:style style:name="T397" style:family="text">
      <style:text-properties officeooo:rsid="01023882"/>
    </style:style>
    <style:style style:name="T398" style:family="text">
      <style:text-properties officeooo:rsid="01095847"/>
    </style:style>
    <style:style style:name="T399" style:family="text">
      <style:text-properties officeooo:rsid="010f422a"/>
    </style:style>
    <style:style style:name="T400" style:family="text">
      <style:text-properties officeooo:rsid="01113d34"/>
    </style:style>
    <style:style style:name="T401" style:family="text">
      <style:text-properties officeooo:rsid="011bd541"/>
    </style:style>
    <style:style style:name="T40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03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404" style:family="text">
      <style:text-properties officeooo:rsid="0152f194"/>
    </style:style>
    <style:style style:name="T405" style:family="text">
      <style:text-properties officeooo:rsid="016860b9"/>
    </style:style>
    <style:style style:name="T406" style:family="text">
      <style:text-properties officeooo:rsid="01758a0f"/>
    </style:style>
    <style:style style:name="T407" style:family="text">
      <style:text-properties officeooo:rsid="01871851"/>
    </style:style>
    <style:style style:name="T408" style:family="text">
      <style:text-properties officeooo:rsid="0188ed42"/>
    </style:style>
    <style:style style:name="T409" style:family="text">
      <style:text-properties officeooo:rsid="018c0d5b"/>
    </style:style>
    <style:style style:name="T410" style:family="text">
      <style:text-properties officeooo:rsid="019479eb"/>
    </style:style>
    <style:style style:name="T411" style:family="text">
      <style:text-properties officeooo:rsid="0198a2ea"/>
    </style:style>
    <style:style style:name="T412" style:family="text">
      <style:text-properties officeooo:rsid="01c64853"/>
    </style:style>
    <style:style style:name="T413" style:family="text">
      <style:text-properties officeooo:rsid="01d80854"/>
    </style:style>
    <style:style style:name="T414" style:family="text">
      <style:text-properties officeooo:rsid="01d90cf6"/>
    </style:style>
    <style:style style:name="T415" style:family="text">
      <style:text-properties officeooo:rsid="01d91c30"/>
    </style:style>
    <style:style style:name="T416" style:family="text">
      <style:text-properties officeooo:rsid="01d9cd4e"/>
    </style:style>
    <style:style style:name="T417" style:family="text">
      <style:text-properties officeooo:rsid="01dc67de"/>
    </style:style>
    <style:style style:name="T418" style:family="text">
      <style:text-properties officeooo:rsid="01df8731"/>
    </style:style>
    <style:style style:name="T419" style:family="text">
      <style:text-properties officeooo:rsid="01e917c9"/>
    </style:style>
    <style:style style:name="T420" style:family="text">
      <style:text-properties officeooo:rsid="01e5182b"/>
    </style:style>
    <style:style style:name="T421" style:family="text">
      <style:text-properties officeooo:rsid="01e966ec"/>
    </style:style>
    <style:style style:name="T422" style:family="text">
      <style:text-properties officeooo:rsid="01eb88a9"/>
    </style:style>
    <style:style style:name="T423" style:family="text">
      <style:text-properties officeooo:rsid="01ec8e18"/>
    </style:style>
    <style:style style:name="T424" style:family="text">
      <style:text-properties officeooo:rsid="01f79ca2"/>
    </style:style>
    <style:style style:name="T425" style:family="text">
      <style:text-properties officeooo:rsid="01f9794d"/>
    </style:style>
    <style:style style:name="T426" style:family="text">
      <style:text-properties officeooo:rsid="01fb1d79"/>
    </style:style>
    <style:style style:name="T427" style:family="text">
      <style:text-properties officeooo:rsid="01fde08a"/>
    </style:style>
    <style:style style:name="T428" style:family="text">
      <style:text-properties officeooo:rsid="0200b58e"/>
    </style:style>
    <style:style style:name="T429" style:family="text">
      <style:text-properties officeooo:rsid="01c48a9e"/>
    </style:style>
    <style:style style:name="T430" style:family="text">
      <style:text-properties officeooo:rsid="020294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28">А</text:span>нглийско<text:span text:style-name="T328">е</text:span> предложени<text:span text:style-name="T328">е</text:span></text:p>
      <text:p text:style-name="P1"/>
      <text:p text:style-name="P239"><text:span text:style-name="T324">Слова </text:span><text:span text:style-name="T325">в предложении </text:span><text:span text:style-name="T324">делятся на </text:span><text:span text:style-name="T398">две</text:span><text:span text:style-name="T324"> смысловые группы:</text:span></text:p>
      <text:list xml:id="list565404904" text:style-name="L1">
        <text:list-item>
          <text:p text:style-name="P469">главные члены предложения — <text:span text:style-name="T374">это </text:span>подлежащее и сказуемое;</text:p>
        </text:list-item>
        <text:list-item>
          <text:p text:style-name="P469">второстепенные члены предложения — определение, дополнение и обстоятельтсво.</text:p>
        </text:list-item>
      </text:list>
      <text:p text:style-name="P89"/>
      <text:p text:style-name="P373">Подлежащее — эт<text:span text:style-name="T406">о</text:span> автор действия (существительное в именительном падеже).</text:p>
      <text:p text:style-name="P373">Сказуемое — это действие совершенное автором (т. е. глагол).</text:p>
      <text:p text:style-name="P87"/>
      <text:p text:style-name="P388"><text:span text:style-name="T59">С</text:span><text:span text:style-name="T60">казуемое </text:span><text:span text:style-name="T59">п</text:span><text:span text:style-name="T60">очти всегда делится на </text:span><text:span text:style-name="T61">две</text:span><text:span text:style-name="T60"> части: </text:span><text:span text:style-name="T62">на </text:span><text:span text:style-name="T60">вспомогательный </text:span><text:span text:style-name="T63">глагол </text:span><text:span text:style-name="T60">и смысловой.</text:span></text:p>
      <text:p text:style-name="P263"><text:span text:style-name="T197">Вспомогательный глагол не переводится. Он </text:span><text:span text:style-name="T198">сообщает</text:span><text:span text:style-name="T197"> о том, в каком времени нужно переводить смысловой. Смысловой глогол передает суть действия.</text:span></text:p>
      <text:p text:style-name="P263"/>
      <text:p text:style-name="P262">Смысловой глагол имеет несколько форм:</text:p>
      <text:list xml:id="list4289094831" text:style-name="L2">
        <text:list-item>
          <text:p text:style-name="P470">начальная форма (инфинитив) — форма глагола, как в словаре (с частицей to);</text:p>
        </text:list-item>
        <text:list-item>
          <text:p text:style-name="P471">с окончанием <text:span text:style-name="T129">-s (-es)</text:span> — в утверждениях Present Simple после <text:span text:style-name="T129">he/she/it</text:span>;</text:p>
        </text:list-item>
        <text:list-item>
          <text:p text:style-name="P470">с окончанием <text:span text:style-name="T129">-ing</text:span> (причастие) — в основном для образования Present Continuous;</text:p>
        </text:list-item>
        <text:list-item>
          <text:p text:style-name="P472">2я форма <text:span text:style-name="T390">(с окончанием </text:span><text:span text:style-name="T135">-ed</text:span><text:span text:style-name="T390">)</text:span> — для образования Past Simple;</text:p>
        </text:list-item>
        <text:list-item>
          <text:p text:style-name="P473">3я форма (прошедшее причастие) — для времен группы Perfect и пассивного залога .</text:p>
        </text:list-item>
      </text:list>
      <text:p text:style-name="P90"/>
      <text:p text:style-name="P88">Дополнение — это то, на что направлено действие. Оно выражено существительным, </text:p>
      <text:p text:style-name="P88">перед которым может стоять предлог или глаголом, перед которым может стоять частица <text:span text:style-name="T129">to</text:span><text:span text:style-name="T220">. <text:s/></text:span>Обычно оно стоит в конце предложения, но иногда может быть в начале.</text:p>
      <text:p text:style-name="P87"/>
      <text:p text:style-name="P91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7"/>
      <text:p text:style-name="P235"><text:span text:style-name="T327">В английском </text:span><text:span text:style-name="T328">языке</text:span><text:span text:style-name="T327"> не бывает предложений без подлежащего и сказуемого.</text:span></text:p>
      <text:p text:style-name="P375">Исключение составляют разговорные фразы: <text:span text:style-name="T129">nice to meet you</text:span> и пр.</text:p>
      <text:p text:style-name="P2"/>
      <text:p text:style-name="P94"><text:span text:style-name="T384">Порядок слов в у</text:span>тведрдительны<text:span text:style-name="T384">х</text:span> и отрицательны<text:span text:style-name="T384">х</text:span> предложения<text:span text:style-name="T384">х</text:span>:</text:p>
      <text:list xml:id="list2080069022" text:style-name="L3">
        <text:list-item>
          <text:p text:style-name="P474"><text:span text:style-name="T14">подлежащее</text:span><text:span text:style-name="T1">;</text:span></text:p>
        </text:list-item>
        <text:list-item>
          <text:p text:style-name="P474"><text:span text:style-name="T18">сказуемое</text:span><text:span text:style-name="T2">;</text:span></text:p>
        </text:list-item>
        <text:list-item>
          <text:p text:style-name="P475"><text:span text:style-name="T9">дополнение</text:span>;</text:p>
        </text:list-item>
        <text:list-item>
          <text:p text:style-name="P475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06"><text:span text:style-name="T384">Порядок слов в в</text:span>опросительны<text:span text:style-name="T384">х</text:span> предложения<text:span text:style-name="T384">х</text:span>:</text:p>
      <text:list xml:id="list1537603355" text:style-name="L4">
        <text:list-item>
          <text:p text:style-name="P488"><text:span text:style-name="T25">вопросительное слово</text:span>;</text:p>
        </text:list-item>
        <text:list-item>
          <text:p text:style-name="P488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488"><text:span text:style-name="T13">подлежащее</text:span>;</text:p>
        </text:list-item>
        <text:list-item>
          <text:p text:style-name="P488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488"><text:span text:style-name="T9">дополнение</text:span>;</text:p>
        </text:list-item>
        <text:list-item>
          <text:p text:style-name="P488"><text:span text:style-name="T11">обстоятельство</text:span>.</text:p>
        </text:list-item>
      </text:list>
      <text:p text:style-name="P234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196">—</text:span> Что ты здесь делаешь?</text:p>
      <text:p text:style-name="P236"><text:span text:style-name="T4">Do</text:span><text:span text:style-name="T129"> </text:span><text:span text:style-name="T15">you</text:span><text:span text:style-name="T129"> </text:span><text:span text:style-name="T20">want</text:span><text:span text:style-name="T10"> to live </text:span><text:span text:style-name="T12">in Spain</text:span><text:span text:style-name="T129">? — Ты хочешь жить в Испании?</text:span></text:p>
      <text:p text:style-name="P370"><text:soft-page-break/><text:span text:style-name="T310">Вопрос не всегда бывает полным, какого-то элемента может не быть, </text:span><text:span text:style-name="T311">но при этом всегда </text:span></text:p>
      <text:p text:style-name="P93">есть подлежащие и вспомогательный глагол.</text:p>
      <text:p text:style-name="P92"/>
      <text:p text:style-name="P252"><text:span text:style-name="T223">Общий вопрос начинается со вспомогательного глагола и подразумевает ответ «</text:span><text:span text:style-name="T224">да/нет»</text:span><text:span text:style-name="T223">.</text:span></text:p>
      <text:p text:style-name="P115"/>
      <text:p text:style-name="P252"><text:span text:style-name="T209">Чтобы коротко ответить на </text:span><text:span text:style-name="T210">такой </text:span><text:span text:style-name="T209">вопрос, недостаточно просто написать </text:span><text:span text:style-name="T170">yes/no</text:span><text:span text:style-name="T209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24"/>
      <text:p text:style-name="P54"><text:span text:style-name="T329">Do you play</text:span> the piano? <text:span text:style-name="T196">—</text:span> Yes, <text:span text:style-name="T330">I do</text:span><text:span text:style-name="T337">.</text:span></text:p>
      <text:p text:style-name="P54"><text:span text:style-name="T330">Does Rita play</text:span><text:span text:style-name="T337"> football? </text:span><text:span text:style-name="T196">— </text:span><text:span text:style-name="T337">No, </text:span><text:span text:style-name="T330">she doesn`t</text:span><text:span text:style-name="T337">.</text:span> </text:p>
      <text:p text:style-name="P54"/>
      <text:p text:style-name="P116"><text:span text:style-name="T336">Специальный вопрос начинается с вопросительного слова </text:span><text:span text:style-name="T339">или связки</text:span><text:span text:style-name="T336">. </text:span><text:span text:style-name="T338">Он служит, чтобы узнать дополнительную информацию.</text:span><text:span text:style-name="T336"> </text:span><text:span text:style-name="T338">После вопросительного слова обычно стоит существительное: </text:span><text:span text:style-name="T131">What </text:span><text:span text:style-name="T192">car</text:span><text:span text:style-name="T131"> does he have? </text:span><text:span text:style-name="T132">How much </text:span><text:span text:style-name="T193">money</text:span><text:span text:style-name="T132"> dow we have?</text:span></text:p>
      <text:p text:style-name="P54"/>
      <text:p text:style-name="P146">Местоимение <text:span text:style-name="T129">I</text:span> всегда пишется с большой буквы.</text:p>
      <text:p text:style-name="P232">В английском языке всего 2 падежа: именительный и объектный. <text:s/></text:p>
      <text:p text:style-name="P232"/>
      <text:p text:style-name="P260"><text:span text:style-name="T125">В предложениях, которые используют глаголы: </text:span><text:span text:style-name="T195">like, have, enjoy, need</text:span><text:span text:style-name="T124">, </text:span><text:span text:style-name="T125">подлежащие </text:span></text:p>
      <text:p text:style-name="P260"><text:span text:style-name="T125">не переводятся на русский в именительном падеже</text:span><text:span text:style-name="T126">:</text:span></text:p>
      <text:p text:style-name="P226"/>
      <text:p text:style-name="P47"><text:span text:style-name="T26">I l</text:span>ike my job — Мне нравится моя работа (а не «Я нравится моя работа»).</text:p>
      <text:p text:style-name="P47"/>
      <text:p text:style-name="P9"><text:span text:style-name="T392">Настоящее.</text:span> Present</text:p>
      <text:p text:style-name="P220"/>
      <text:p text:style-name="P220">Present Simple (я делаю это сейчас):</text:p>
      <text:p text:style-name="P49">I live in Spain — Я живу в испании (факт).</text:p>
      <text:p text:style-name="P221"/>
      <text:p text:style-name="P220">Present Continuous (я делаю это прямо сейчас):</text:p>
      <text:p text:style-name="P35">I am reading a book — Я читаю книгу (именно сейчас).</text:p>
      <text:p text:style-name="P222"/>
      <text:p text:style-name="P220">Present Perfect (я сделал это ранее, но именно сейчас это важно):</text:p>
      <text:p text:style-name="P48">I have lost the keys — Я потерял ключи (результат).</text:p>
      <text:p text:style-name="P48"/>
      <text:p text:style-name="P220">Present Perfect <text:span text:style-name="T391">Continuous (я делаю это уже какое-то время):</text:span></text:p>
      <text:p text:style-name="P237"><text:span text:style-name="T130">I have been reading for 2 hours — </text:span><text:span text:style-name="T168">Я читаю уже 2 часа</text:span></text:p>
      <text:p text:style-name="P66"/>
      <text:p text:style-name="P14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64"/>
      <text:p text:style-name="P10">Present Simple</text:p>
      <text:p text:style-name="P224"/>
      <text:p text:style-name="P96">Используется чтобы:</text:p>
      <text:list xml:id="list1416464936" text:style-name="L5">
        <text:list-item>
          <text:p text:style-name="P489">сообщить факты настоящего, описать текущую реальность;</text:p>
        </text:list-item>
        <text:list-item>
          <text:p text:style-name="P489">говорить о событиях, которые происходят с какой-то регулярностью.</text:p>
        </text:list-item>
      </text:list>
      <text:p text:style-name="P20"/>
      <text:p text:style-name="P95">В утверждениях глагол используется в 2х вариантах:</text:p>
      <text:list xml:id="list3922341596" text:style-name="L6">
        <text:list-item>
          <text:p text:style-name="P491">без изменений, если подлежащее в первом лице или множеств<text:span text:style-name="T374">ен.</text:span> числе <text:span text:style-name="T129">(</text:span><text:span text:style-name="T136">I</text:span><text:span text:style-name="T129">, </text:span><text:span text:style-name="T136">you</text:span><text:span text:style-name="T129">, </text:span><text:span text:style-name="T136">we,</text:span><text:span text:style-name="T129"> </text:span><text:span text:style-name="T136">they</text:span><text:span text:style-name="T129">)</text:span>;</text:p>
        </text:list-item>
        <text:list-item>
          <text:p text:style-name="P491"><text:span text:style-name="T199">с окончанием </text:span><text:span text:style-name="T137">-s </text:span><text:span text:style-name="T138">(-es)</text:span><text:span text:style-name="T199">, если подлежащ</text:span><text:span text:style-name="T334">ее</text:span><text:span text:style-name="T199"> в третьем лице, единств</text:span><text:span text:style-name="T335">ен</text:span><text:span text:style-name="T374">ном</text:span><text:span text:style-name="T199"> числе </text:span><text:span text:style-name="T137">(</text:span><text:span text:style-name="T136">he</text:span><text:span text:style-name="T137">, </text:span><text:span text:style-name="T136">she</text:span><text:span text:style-name="T137">, </text:span><text:span text:style-name="T136">it</text:span><text:span text:style-name="T137">)</text:span></text:p>
        </text:list-item>
      </text:list>
      <text:p text:style-name="P390"><text:soft-page-break/><text:span text:style-name="T402">I </text:span><text:span text:style-name="T23">live</text:span><text:span text:style-name="T402"> in New York — Я живу в Нью Йорке.</text:span></text:p>
      <text:p text:style-name="P392"><text:span text:style-name="T402">Peter </text:span><text:span text:style-name="T23">work</text:span><text:span text:style-name="T24">s</text:span><text:span text:style-name="T402"> in New York — Питер работает в Нью Йорке;</text:span></text:p>
      <text:p text:style-name="P233"/>
      <text:p text:style-name="P392"><text:span text:style-name="T403">Г</text:span><text:span text:style-name="T316">лагол</text:span><text:span text:style-name="T387"> </text:span><text:span text:style-name="T139">have</text:span><text:span text:style-name="T387"> не пишется с онончанием </text:span><text:span text:style-name="T139">-s</text:span><text:span text:style-name="T387">, а </text:span><text:span text:style-name="T388">преобразуется</text:span><text:span text:style-name="T387"> в </text:span><text:span text:style-name="T139">has</text:span><text:span text:style-name="T387">. </text:span></text:p>
      <text:p text:style-name="P98"/>
      <text:p text:style-name="P98">Окончание <text:span text:style-name="T129">-es</text:span> ставится, если глагол заканчивается: на гласную букву, </text:p>
      <text:p text:style-name="P97">на шипящий звук <text:span text:style-name="T129">(sh, ch)</text:span> <text:span text:style-name="T326">или</text:span> на букву <text:span text:style-name="T129">s/x</text:span>:</text:p>
      <text:list xml:id="list452394828" text:style-name="L7">
        <text:list-item>
          <text:p text:style-name="P493"><text:span text:style-name="T201">go — </text:span>goes;</text:p>
        </text:list-item>
        <text:list-item>
          <text:p text:style-name="P493"><text:span text:style-name="T201">teach — </text:span>teaches;</text:p>
        </text:list-item>
        <text:list-item>
          <text:p text:style-name="P492"><text:span text:style-name="T201">mix — </text:span><text:span text:style-name="T200">mixes.</text:span></text:p>
        </text:list-item>
      </text:list>
      <text:p text:style-name="P224"/>
      <text:p text:style-name="P100">Если глагол заканчивается на букву y, перед которой согласная, то вместо y </text:p>
      <text:p text:style-name="P99">пишется <text:span text:style-name="T129">i</text:span> <text:span text:style-name="T202">(помимо добавления </text:span><text:span text:style-name="T140">-es</text:span><text:span text:style-name="T202">)</text:span>:</text:p>
      <text:list xml:id="list50565076" text:style-name="L8">
        <text:list-item>
          <text:p text:style-name="P494">fly — flies; </text:p>
        </text:list-item>
        <text:list-item>
          <text:p text:style-name="P494">cry — cries.</text:p>
        </text:list-item>
      </text:list>
      <text:p text:style-name="P224"/>
      <text:p text:style-name="P244"><text:span text:style-name="T306">П</text:span><text:span text:style-name="T307">еред сказуемым часто </text:span><text:span text:style-name="T309">стоят</text:span><text:span text:style-name="T307"> маячки времени </text:span><text:span text:style-name="T315">(</text:span><text:span text:style-name="T307">наречия частности</text:span><text:span text:style-name="T315">)</text:span><text:span text:style-name="T308">:</text:span></text:p>
      <text:list xml:id="list3309212665" text:style-name="L9">
        <text:list-item>
          <text:p text:style-name="P490">always - <text:span text:style-name="T199">всегда</text:span>;</text:p>
        </text:list-item>
        <text:list-item>
          <text:p text:style-name="P490">usually - <text:span text:style-name="T199">обычно</text:span>;</text:p>
        </text:list-item>
        <text:list-item>
          <text:p text:style-name="P490">often - <text:span text:style-name="T199">часто</text:span>;</text:p>
        </text:list-item>
        <text:list-item>
          <text:p text:style-name="P490">sometimes - <text:span text:style-name="T199">иногда</text:span>;</text:p>
        </text:list-item>
        <text:list-item>
          <text:p text:style-name="P490">never — <text:span text:style-name="T199">никогда</text:span>.</text:p>
        </text:list-item>
      </text:list>
      <text:p text:style-name="P21"/>
      <text:p text:style-name="P225"><text:span text:style-name="T129">I </text:span><text:span text:style-name="T194">always</text:span><text:span text:style-name="T129"> wash my hands before eating — Я всегда мою руки перед едой.</text:span></text:p>
      <text:p text:style-name="P224"/>
      <text:p text:style-name="P3">Отрицания в Present Simple</text:p>
      <text:p text:style-name="P3"/>
      <text:p text:style-name="P240"><text:span text:style-name="T207">Использу</text:span><text:span text:style-name="T208">ю</text:span><text:span text:style-name="T207">тся чтобы сказать о том, что что-либо:</text:span></text:p>
      <text:list xml:id="list1736308900" text:style-name="L10">
        <text:list-item>
          <text:p text:style-name="P495">не является фактом настоящего <text:span text:style-name="T335">или истиной</text:span>;</text:p>
        </text:list-item>
        <text:list-item>
          <text:p text:style-name="P495">не происходит с какой-то регулярностью.</text:p>
        </text:list-item>
      </text:list>
      <text:p text:style-name="P231"/>
      <text:p text:style-name="P230">За отрицание отвечает частица <text:span text:style-name="T129">not</text:span>, которая идет в паре со вспомогательным глаголом <text:span text:style-name="T129">do</text:span>.</text:p>
      <text:p text:style-name="P230">Если подлежащее <text:span text:style-name="T129">he/she/it</text:span>, то испольузется <text:span text:style-name="T129">does</text:span>. <text:span text:style-name="T323">Смысловой глагол без изменений.</text:span></text:p>
      <text:p text:style-name="P229"/>
      <text:p text:style-name="P50">People <text:span text:style-name="T3">do </text:span><text:span text:style-name="T28">not</text:span> <text:span text:style-name="T17">live</text:span> in space — Люди не живут в космосе.</text:p>
      <text:p text:style-name="P50">Water <text:span text:style-name="T3">does </text:span><text:span text:style-name="T28">not</text:span> <text:span text:style-name="T17">boil</text:span> at 50 degrees Celsius — Вода не кипит при 50 грудусах.</text:p>
      <text:p text:style-name="P50"/>
      <text:p text:style-name="P241"><text:span text:style-name="T205">Практически всегда </text:span><text:span text:style-name="T171">do/</text:span><text:span text:style-name="T172">does</text:span><text:span text:style-name="T171"> not</text:span><text:span text:style-name="T205"> использу</text:span><text:span text:style-name="T206">е</text:span><text:span text:style-name="T205">тся в сокращении: </text:span></text:p>
      <text:p text:style-name="P51">We don`t drink whisky — Мы не пьем виски.</text:p>
      <text:p text:style-name="P52">He doesn`t drink tea — Он не пьет чай.</text:p>
      <text:p text:style-name="P160"/>
      <text:p text:style-name="P160">Вопросы в Present Simple</text:p>
      <text:p text:style-name="P51"/>
      <text:p text:style-name="P114">Используюся чтобы:</text:p>
      <text:list xml:id="list2816788839" text:style-name="L11">
        <text:list-item>
          <text:p text:style-name="P496">узнать о фактах настоящего;</text:p>
        </text:list-item>
        <text:list-item>
          <text:p text:style-name="P496">о событиях, которые происходят с какой-то регулярностью.</text:p>
        </text:list-item>
      </text:list>
      <text:p text:style-name="P113"/>
      <text:p text:style-name="P113">Вопрос задается с помощью вспомогательного глагола <text:span text:style-name="T129">do/</text:span><text:span text:style-name="T141">does</text:span>, который ставится перед подлежащим. Смысловой глагол без изменений (в начальной форме).</text:p>
      <text:p text:style-name="P238"><text:soft-page-break/><text:span text:style-name="T7">Do</text:span><text:span text:style-name="T204"> you </text:span><text:span text:style-name="T22">like</text:span><text:span text:style-name="T204"> action movies? </text:span><text:span text:style-name="T154">— </text:span><text:span text:style-name="T204">Тебе нравятся экшен фильмы? </text:span></text:p>
      <text:p text:style-name="P53">What books <text:span text:style-name="T3">do</text:span> you <text:span text:style-name="T17">read</text:span>? <text:span text:style-name="T203">—</text:span> Какие книги тебе нравятся?</text:p>
      <text:p text:style-name="P6"/>
      <text:p text:style-name="P6">Глаголы <text:span text:style-name="T150">d</text:span><text:span text:style-name="T129">o</text:span> и <text:span text:style-name="T150">b</text:span><text:span text:style-name="T129">e</text:span> <text:span text:style-name="T373">в Present Simple</text:span></text:p>
      <text:p text:style-name="P4"/>
      <text:p text:style-name="P248"><text:span text:style-name="T216">Глагол</text:span><text:span text:style-name="T211"> d</text:span><text:span text:style-name="T212">o </text:span><text:span text:style-name="T213">означает</text:span><text:span text:style-name="T212"> «делать». В предложении </text:span><text:span text:style-name="T216">он</text:span><text:span text:style-name="T212"> может может встречаться несколько раз, </text:span></text:p>
      <text:p text:style-name="P248"><text:span text:style-name="T212">в качестве вспомогательного и смыслового: </text:span><text:span text:style-name="T155">What </text:span><text:span text:style-name="T5">do</text:span><text:span text:style-name="T155"> you </text:span><text:span text:style-name="T21">do</text:span><text:span text:style-name="T155">? </text:span><text:span text:style-name="T156">— </text:span><text:span text:style-name="T155">Что ты делаешь? </text:span></text:p>
      <text:p text:style-name="P63"/>
      <text:p text:style-name="P406"><text:span text:style-name="T173">To </text:span><text:span text:style-name="T174">be</text:span><text:span text:style-name="T211"> — </text:span><text:span text:style-name="T215">это начальная форма глагола</text:span><text:span text:style-name="T211"> «быть», </text:span><text:span text:style-name="T245">кот</text:span><text:span text:style-name="T246">орая</text:span><text:span text:style-name="T211"> меняется в</text:span></text:p>
      <text:p text:style-name="P245"><text:span text:style-name="T211">завис</text:span><text:span text:style-name="T216">имости</text:span><text:span text:style-name="T211"> от подлежащего, </text:span><text:span text:style-name="T246">на</text:span><text:span text:style-name="T211">: </text:span></text:p>
      <text:list xml:id="list3444748285" text:style-name="L12">
        <text:list-item>
          <text:p text:style-name="P518"><text:span text:style-name="T211">a</text:span><text:span text:style-name="T204">m — если подлежащее в первом лице (</text:span><text:span text:style-name="T153">I</text:span><text:span text:style-name="T204">);</text:span></text:p>
        </text:list-item>
        <text:list-item>
          <text:p text:style-name="P497">is — если подлежащее в третьем лице, единственном числе (<text:span text:style-name="T129">he/she/it</text:span>);</text:p>
        </text:list-item>
        <text:list-item>
          <text:p text:style-name="P497">are — если подлежащее во множественном числе (<text:span text:style-name="T129">you/we/they</text:span>).</text:p>
        </text:list-item>
      </text:list>
      <text:p text:style-name="P120"/>
      <text:p text:style-name="P251"><text:span text:style-name="T213">Э</text:span><text:span text:style-name="T217">ти формы </text:span><text:span text:style-name="T221">глагола</text:span><text:span text:style-name="T217"> </text:span><text:span text:style-name="T175">be</text:span><text:span text:style-name="T244"> </text:span><text:span text:style-name="T217">заменяют собой сказуемое в тех </text:span><text:span text:style-name="T218">ситуациях</text:span><text:span text:style-name="T217">, </text:span><text:span text:style-name="T218">когда</text:span><text:span text:style-name="T217"> оно отсутсвует</text:span></text:p>
      <text:p text:style-name="P387"><text:span text:style-name="T222">и помогают привязать предложение ко времени </text:span><text:span text:style-name="T217">(т. к. </text:span><text:span text:style-name="T216">для английского языка </text:span></text:p>
      <text:p text:style-name="P387"><text:span text:style-name="T216">не характерно, когда в предложении нет </text:span><text:span text:style-name="T217">сказуемого).</text:span></text:p>
      <text:p text:style-name="P119"/>
      <text:p text:style-name="P249"><text:span text:style-name="T30">I </text:span><text:span text:style-name="T6">am</text:span><text:span text:style-name="T157"> a doctor — Я (</text:span><text:span text:style-name="T158">есть</text:span><text:span text:style-name="T157">) доктор.</text:span></text:p>
      <text:p text:style-name="P19"><text:span text:style-name="T29">We</text:span><text:span text:style-name="T341"> </text:span><text:span text:style-name="T8">are</text:span><text:span text:style-name="T341"> happy </text:span><text:span text:style-name="T344">— </text:span><text:span text:style-name="T341">Мы (есть) счастливы.</text:span></text:p>
      <text:p text:style-name="P121"/>
      <text:p text:style-name="P132"><text:span text:style-name="T371">Г</text:span>лагол <text:span text:style-name="T142">be</text:span><text:span text:style-name="T371"> </text:span>появляется, когда говорят:</text:p>
      <text:list xml:id="list2693816318" text:style-name="L13">
        <text:list-item>
          <text:p text:style-name="P498">кто человек по профессии <text:span text:style-name="T375">(</text:span><text:span text:style-name="T133">I am a football player</text:span><text:span text:style-name="T134">)</text:span>;</text:p>
        </text:list-item>
        <text:list-item>
          <text:p text:style-name="P498">в каком состоянии человек или объект <text:span text:style-name="T375">(</text:span><text:span text:style-name="T133">This dress is blue</text:span><text:span text:style-name="T134">)</text:span>;</text:p>
        </text:list-item>
        <text:list-item>
          <text:p text:style-name="P498">где находится человек или объект <text:span text:style-name="T375">(</text:span><text:span text:style-name="T133">Molly is in her office now</text:span><text:span text:style-name="T134">)</text:span>;</text:p>
        </text:list-item>
      </text:list>
      <text:p text:style-name="P118"/>
      <text:p text:style-name="P250"><text:span text:style-name="T222">Глагол</text:span><text:span text:style-name="T214"> </text:span><text:span text:style-name="T159">be</text:span><text:span text:style-name="T214"> может использоваться в связке с прилагательным. </text:span><text:span text:style-name="T219">При переводе таких связок можно подобрать отдельный глагол, которого нет в английском.</text:span></text:p>
      <text:p text:style-name="P117"/>
      <text:p text:style-name="P380"><text:span text:style-name="T159">I </text:span><text:span text:style-name="T177">am interested</text:span><text:span text:style-name="T159"> in art — Я</text:span><text:span text:style-name="T160"> </text:span><text:span text:style-name="T178">интересуюсь</text:span><text:span text:style-name="T169"> </text:span><text:span text:style-name="T160">искусством </text:span><text:span text:style-name="T169">(есть заинтересованный)</text:span><text:span text:style-name="T160">.</text:span></text:p>
      <text:p text:style-name="P254"><text:span text:style-name="T160">My hands </text:span><text:span text:style-name="T178">are cold</text:span><text:span text:style-name="T160"> — Мои руки</text:span><text:span text:style-name="T161"> </text:span><text:span text:style-name="T178">замерзли </text:span><text:span text:style-name="T169">(есть замерзшие)</text:span><text:span text:style-name="T161">.</text:span></text:p>
      <text:p text:style-name="P55"/>
      <text:p text:style-name="P122">В вопросительных предложениях глагол <text:span text:style-name="T129">be</text:span> меняется местами с подлежащим, </text:p>
      <text:p text:style-name="P122">а в отрицательных, используется с частицей <text:span text:style-name="T129">not</text:span>:</text:p>
      <text:p text:style-name="P122"/>
      <text:p text:style-name="P17"><text:span text:style-name="T342">I </text:span><text:span text:style-name="T341">am not a student — Я не студент.</text:span></text:p>
      <text:p text:style-name="P57">We are not English speakers — Они не англоговорящие люди.</text:p>
      <text:p text:style-name="P17"><text:span text:style-name="T342">I</text:span><text:span text:style-name="T341">s it dark? — Сейчас темно?</text:span></text:p>
      <text:p text:style-name="P57">Are they hungry? — Они голодны?</text:p>
      <text:p text:style-name="P57"/>
      <text:p text:style-name="P123">Если перед <text:span text:style-name="T143">am/is/are</text:span> нет вопросительного слова, то это общий вопрос. </text:p>
      <text:p text:style-name="P123">В корешке ответа вместо <text:span text:style-name="T129">do/does</text:span> используется <text:span text:style-name="T129">am/is/are</text:span>:</text:p>
      <text:p text:style-name="P123"/>
      <text:p text:style-name="P18"><text:span text:style-name="T341">Am I in danger? Yes, you are. </text:span><text:span text:style-name="T343">—</text:span><text:span text:style-name="T341"> Я в опасности? Да.</text:span></text:p>
      <text:p text:style-name="P18"><text:span text:style-name="T341">Is John married? - No, he isn`t. </text:span><text:span text:style-name="T343">— </text:span><text:span text:style-name="T341">Джон женат? </text:span><text:span text:style-name="T343">— </text:span><text:span text:style-name="T341">Нет.</text:span></text:p>
      <text:p text:style-name="P56"/>
      <text:p text:style-name="P56"><text:span text:style-name="T305">Специальный вопрос начинается с вопросительного слова </text:span><text:span text:style-name="T312">или связки</text:span><text:span text:style-name="T305">:</text:span> </text:p>
      <text:p text:style-name="P56">Where is Jill?<text:span text:style-name="T372"> </text:span>She is at school. <text:span text:style-name="T372">— </text:span>Где Джил? Она в школе.</text:p>
      <text:p text:style-name="P56"/>
      <text:p text:style-name="P256"><text:span text:style-name="T226">Очень часто </text:span><text:span text:style-name="T163">am/is/are</text:span><text:span text:style-name="T226"> сокращаются: </text:span><text:span text:style-name="T163">I am → I`m, he is → he`s, <text:s/></text:span></text:p>
      <text:p text:style-name="P256"><text:span text:style-name="T163">you are → you`re, John is → John`s, </text:span><text:span text:style-name="T165">t</text:span><text:span text:style-name="T163">hey are → </text:span><text:span text:style-name="T165">t</text:span><text:span text:style-name="T163">hey`re</text:span><text:span text:style-name="T164">. </text:span></text:p>
      <text:p text:style-name="P374"><text:soft-page-break/><text:span text:style-name="T227">С</text:span><text:span text:style-name="T228">окращать можно как по </text:span><text:span text:style-name="T229">вспом.</text:span><text:span text:style-name="T228"> глаголу, так и по частице </text:span><text:span text:style-name="T166">not</text:span><text:span text:style-name="T228">: </text:span><text:span text:style-name="T166">he is not → he`s not</text:span><text:span text:style-name="T167"> или</text:span><text:span text:style-name="T166"> he isn`t.</text:span></text:p>
      <text:p text:style-name="P101"><text:span text:style-name="T345">П</text:span><text:span text:style-name="T341">ри этом </text:span><text:span text:style-name="T153">am</text:span><text:span text:style-name="T341"> сокращается только по </text:span><text:span text:style-name="T153">am</text:span><text:span text:style-name="T341"> → </text:span><text:span text:style-name="T153">I`m not (I amn`t не существует).</text:span></text:p>
      <text:p text:style-name="P64"/>
      <text:p text:style-name="P151">Present Continuous</text:p>
      <text:p text:style-name="P125"/>
      <text:p text:style-name="P125">Указывает на событие, происходящее именно сейчас и которое еще не закончилось.</text:p>
      <text:p text:style-name="P128">Состоит из связки вспомогательного глагола <text:span text:style-name="T129">be</text:span> и смыслового с окончанием <text:span text:style-name="T129">-ing</text:span>:</text:p>
      <text:p text:style-name="P126"/>
      <text:p text:style-name="P58">She <text:span text:style-name="T329">is</text:span> driv<text:span text:style-name="T329">ing</text:span> to work. <text:span text:style-name="T372">—</text:span> Она (сейчас) едет на работу.</text:p>
      <text:p text:style-name="P59">You <text:span text:style-name="T329">are</text:span> do<text:span text:style-name="T329">ing</text:span> great! <text:span text:style-name="T372">—</text:span> У тебя отлично получается!</text:p>
      <text:p text:style-name="P125"/>
      <text:p text:style-name="P253"><text:span text:style-name="T225">Если глагол заканчивается на </text:span><text:span text:style-name="T162">-e</text:span><text:span text:style-name="T225">, то при добавлении </text:span><text:span text:style-name="T162">-ing</text:span><text:span text:style-name="T225"> она выпадает: </text:span><text:span text:style-name="T162">make → making.</text:span></text:p>
      <text:p text:style-name="P127">Если глагол заканчивается на <text:span text:style-name="T129">-ie</text:span>, то при добавлении <text:span text:style-name="T129">-ing</text:span> оно меняется на <text:span text:style-name="T129">-y</text:span>: <text:span text:style-name="T129">lie → lying. </text:span></text:p>
      <text:p text:style-name="P58"/>
      <text:p text:style-name="P127">Если глагол из 1 слога, с одной гласной буквой, после которой солгасная, то при </text:p>
      <text:p text:style-name="P253"><text:span text:style-name="T225">добавлении </text:span><text:span text:style-name="T162">-ing</text:span><text:span text:style-name="T225"> согласная удваивается: </text:span><text:span text:style-name="T162">hit → hitting, sit → sitting.</text:span></text:p>
      <text:p text:style-name="P127"/>
      <text:p text:style-name="P255"><text:span text:style-name="T225">В </text:span><text:span text:style-name="T204">окончании </text:span><text:span text:style-name="T153">-ing</text:span><text:span text:style-name="T204"> буква </text:span><text:span text:style-name="T153">g</text:span><text:span text:style-name="T204"> не произносится. Сочетание </text:span><text:span text:style-name="T153">ng</text:span><text:span text:style-name="T204"> образет необычный звук, которого нет в русском языке — носовой </text:span><text:span text:style-name="T153">n</text:span><text:span text:style-name="T204"> (при произнесении пускается воздух через нос).</text:span></text:p>
      <text:p text:style-name="P128"/>
      <text:p text:style-name="P129"><text:span text:style-name="T379">Слова-м</text:span>аячки Present Continuous:</text:p>
      <text:list xml:id="list410383511" text:style-name="L14">
        <text:list-item>
          <text:p text:style-name="P499">look — смотри;</text:p>
        </text:list-item>
        <text:list-item>
          <text:p text:style-name="P499">now — сейчас (обычно стоит в конце);</text:p>
        </text:list-item>
        <text:list-item>
          <text:p text:style-name="P499">at the moment — в этот момент (обычно в конце).</text:p>
        </text:list-item>
      </text:list>
      <text:p text:style-name="P127"/>
      <text:p text:style-name="P59">I am working right <text:span text:style-name="T329">now</text:span>. — Прямо сейчас я работаю.</text:p>
      <text:p text:style-name="P59"><text:span text:style-name="T329">Look</text:span> out of the window! It`s raining. — Посмотри в окно. Идет дождь.</text:p>
      <text:p text:style-name="P130"/>
      <text:p text:style-name="P150">Отрицания в Present Continuous</text:p>
      <text:p text:style-name="P150"/>
      <text:p text:style-name="P131">Используется чтобы сказать, что что-то не происходит именно сейчас.</text:p>
      <text:p text:style-name="P131">Для этого к глаголу <text:span text:style-name="T129">be</text:span> добавляется частица <text:span text:style-name="T129">not</text:span>.</text:p>
      <text:p text:style-name="P131"/>
      <text:p text:style-name="P60">I`m not listening to you. <text:span text:style-name="T376">—</text:span> Я не слушаю тебя.</text:p>
      <text:p text:style-name="P60">He isn`t cleaning the carpet. <text:span text:style-name="T376">—</text:span> Он не чистит ковер.</text:p>
      <text:p text:style-name="P60"/>
      <text:p text:style-name="P155">Вопросы в Present Continuous</text:p>
      <text:p text:style-name="P61"/>
      <text:p text:style-name="P467">Здесь использ<text:span text:style-name="T378">уются</text:span> теже правила, что при составлении вопросов в </text:p>
      <text:p text:style-name="P468">Present Simple с глаголом <text:span text:style-name="T129">be</text:span>:</text:p>
      <text:p text:style-name="P61">Am I listening? <text:span text:style-name="T376">—</text:span> Я слушаю?</text:p>
      <text:p text:style-name="P61">Are you playing? Yes, I am. <text:span text:style-name="T376">—</text:span> Ты играешь? Да.</text:p>
      <text:p text:style-name="P61">Where is he going? <text:span text:style-name="T376">—</text:span> Куда он идет?</text:p>
      <text:p text:style-name="P62">What book is she reading? <text:span text:style-name="T376">— </text:span>Какую книгу она читает? <text:span text:style-name="T377">(сейчас)</text:span></text:p>
      <text:p text:style-name="P62"/>
      <text:p text:style-name="P257"><text:span text:style-name="T247">Глаголы, которые не использ</text:span><text:span text:style-name="T253">уются</text:span><text:span text:style-name="T247"> в </text:span><text:span text:style-name="T248">Continuous</text:span></text:p>
      <text:p text:style-name="P152"/>
      <text:p text:style-name="P133">Это глаголы, обозначающие состояние, которое не меняется под дейсвтием момента.</text:p>
      <text:p text:style-name="P258"><text:span text:style-name="T230">Как правило это </text:span><text:span text:style-name="T231">описание</text:span><text:span text:style-name="T230"> чувств или мыслей. </text:span><text:span text:style-name="T231">В особых случаях эти глаголы могут иметь переносное или контекстное значение, тогда их можно встретить в форме Continuous. </text:span></text:p>
      <text:p text:style-name="P135">Но в большинстве случаев следующие глаголы используются в форме Simple:</text:p>
      <text:p text:style-name="P136"><text:soft-page-break/>Глаголы восприятия:</text:p>
      <text:list xml:id="list3574028285" text:style-name="L15">
        <text:list-item>
          <text:p text:style-name="P500">see — видеть;</text:p>
        </text:list-item>
        <text:list-item>
          <text:p text:style-name="P500">hear — слышать;</text:p>
        </text:list-item>
        <text:list-item>
          <text:p text:style-name="P500">feel — чувствовать;</text:p>
        </text:list-item>
        <text:list-item>
          <text:p text:style-name="P500">taste — чувствовать вкус (пробовать);</text:p>
        </text:list-item>
        <text:list-item>
          <text:p text:style-name="P500">smell — чувствовать запах (нюхать).</text:p>
        </text:list-item>
      </text:list>
      <text:p text:style-name="P135"/>
      <text:p text:style-name="P136">Глаголы для выражения мнения:</text:p>
      <text:list xml:id="list1722611983" text:style-name="L16">
        <text:list-item>
          <text:p text:style-name="P501">belive — верить;</text:p>
        </text:list-item>
        <text:list-item>
          <text:p text:style-name="P501">doubt — сомневаться;</text:p>
        </text:list-item>
        <text:list-item>
          <text:p text:style-name="P501">think — думать.</text:p>
        </text:list-item>
      </text:list>
      <text:p text:style-name="P135"/>
      <text:p text:style-name="P136">Глаголы, показывающие состояние мыслей:</text:p>
      <text:list xml:id="list2329916411" text:style-name="L17">
        <text:list-item>
          <text:p text:style-name="P502">forget — забывать;</text:p>
        </text:list-item>
        <text:list-item>
          <text:p text:style-name="P502">imagine — представлять;</text:p>
        </text:list-item>
        <text:list-item>
          <text:p text:style-name="P502">know — знать;</text:p>
        </text:list-item>
        <text:list-item>
          <text:p text:style-name="P502">understand — понимать.</text:p>
        </text:list-item>
      </text:list>
      <text:p text:style-name="P135"/>
      <text:p text:style-name="P137">Глаголы, указывающие на эмоции и желания:</text:p>
      <text:list xml:id="list3268962426" text:style-name="L18">
        <text:list-item>
          <text:p text:style-name="P503">love — любить;</text:p>
        </text:list-item>
        <text:list-item>
          <text:p text:style-name="P503">like — нравиться;</text:p>
        </text:list-item>
        <text:list-item>
          <text:p text:style-name="P503">hate — ненавидеть;</text:p>
        </text:list-item>
        <text:list-item>
          <text:p text:style-name="P503">hope — надеяться;</text:p>
        </text:list-item>
        <text:list-item>
          <text:p text:style-name="P503">want — хотеть;</text:p>
        </text:list-item>
        <text:list-item>
          <text:p text:style-name="P503">wish — желать.</text:p>
        </text:list-item>
      </text:list>
      <text:p text:style-name="P138"/>
      <text:p text:style-name="P137">Другие глаголы:</text:p>
      <text:list xml:id="list340945502" text:style-name="L19">
        <text:list-item>
          <text:p text:style-name="P504">look — выглядеть;</text:p>
        </text:list-item>
        <text:list-item>
          <text:p text:style-name="P504">have — иметь.</text:p>
        </text:list-item>
      </text:list>
      <text:p text:style-name="P138"/>
      <text:p text:style-name="P67">I think Amy is a strange girl. - Я думаю, Эмми странная девушка.</text:p>
      <text:p text:style-name="P67">Do you know this man? - Вы знаете этого мужчину?</text:p>
      <text:p text:style-name="P67">You look great! - Ты выглядишь отлично!</text:p>
      <text:p text:style-name="P156"/>
      <text:p text:style-name="P156">Present Perfect</text:p>
      <text:p text:style-name="P139"/>
      <text:p text:style-name="P259"><text:span text:style-name="T238">У</text:span><text:span text:style-name="T234">казывает на дейсвтие совершенное когда-то в прошлом, но подчеркивает, что результат важен сейчас </text:span><text:span text:style-name="T235">(т. е. к какому результату в итоге это привело)</text:span><text:span text:style-name="T234">.</text:span></text:p>
      <text:p text:style-name="P140"/>
      <text:p text:style-name="P261"><text:span text:style-name="T234">С</text:span><text:span text:style-name="T237">остоит и</text:span><text:span text:style-name="T239">з </text:span><text:span text:style-name="T240">2х частей:</text:span><text:span text:style-name="T237"> вспомогат</text:span><text:span text:style-name="T240">ельного</text:span><text:span text:style-name="T237"> глагола </text:span><text:span text:style-name="T176">have</text:span><text:span text:style-name="T237"> (который привязывает действие </text:span></text:p>
      <text:p text:style-name="P261"><text:span text:style-name="T237">к настоящему) и смыслового глагола в 3й форме (</text:span><text:span text:style-name="T241">переводится как «сделанный»</text:span><text:span text:style-name="T237">).</text:span></text:p>
      <text:p text:style-name="P143"/>
      <text:p text:style-name="P259"><text:span text:style-name="T234">На русский язык Present Perfect переводится в прошлом </text:span><text:span text:style-name="T236">(иногда настоящ</text:span><text:span text:style-name="T238">и</text:span><text:span text:style-name="T236">м, </text:span><text:span text:style-name="T238">для удобства</text:span><text:span text:style-name="T236">)</text:span><text:span text:style-name="T234">, </text:span></text:p>
      <text:p text:style-name="P144">а в английском принадлежит к катергории настоящих времен.</text:p>
      <text:p text:style-name="P143"/>
      <text:p text:style-name="P23"><text:span text:style-name="T347">I </text:span><text:span text:style-name="T351">have</text:span><text:span text:style-name="T341"> already </text:span><text:span text:style-name="T351">seen</text:span><text:span text:style-name="T341"> this movie. </text:span><text:span text:style-name="T348">—</text:span><text:span text:style-name="T341"> Я уже видел этот фильм (просмотрел, т. е. опыт).</text:span></text:p>
      <text:p text:style-name="P23"><text:span text:style-name="T341">You </text:span><text:span text:style-name="T351">have</text:span><text:span text:style-name="T341"> </text:span><text:span text:style-name="T351">broken</text:span><text:span text:style-name="T341"> the vase. </text:span><text:span text:style-name="T348">— </text:span><text:span text:style-name="T341">Ты разбил вазу. (есть очевидный результат, кот. случился ранее) </text:span></text:p>
      <text:p text:style-name="P24"><text:span text:style-name="T349">It`s the fitst time I </text:span><text:span text:style-name="T352">have</text:span><text:span text:style-name="T349"> </text:span><text:span text:style-name="T352">driven</text:span><text:span text:style-name="T349"> a car — Это впервые, когда я веду машину. (в настоящем)</text:span></text:p>
      <text:p text:style-name="P141"/>
      <text:p text:style-name="P148"/>
      <text:p text:style-name="P148"><text:soft-page-break/>Как проявляется результат:</text:p>
      <text:list xml:id="list381966531" text:style-name="L20">
        <text:list-item>
          <text:p text:style-name="P520"><text:span text:style-name="T255">это </text:span><text:span text:style-name="T254">очевидные изменения;</text:span></text:p>
        </text:list-item>
        <text:list-item>
          <text:p text:style-name="P519"><text:span text:style-name="T235">полученный </text:span><text:span text:style-name="T239">ранее</text:span><text:span text:style-name="T235"> опыт или впечатления;</text:span></text:p>
        </text:list-item>
        <text:list-item>
          <text:p text:style-name="P505">недавно произошедшие события или новая информация.</text:p>
          <text:p text:style-name="P505"/>
        </text:list-item>
      </text:list>
      <text:p text:style-name="P145">Также Present Perfect используют, если что-то произошло впервые:</text:p>
      <text:p text:style-name="P142"/>
      <text:p text:style-name="P65">It`s the first time something has happend. - Этой первый раз, когда что-то произошло.</text:p>
      <text:p text:style-name="P65">(вместо first можно указать любое порядковое число: second, third)</text:p>
      <text:p text:style-name="P142"/>
      <text:p text:style-name="P145">Present Perferct — яркий пример того, что нельзя переводить английские </text:p>
      <text:p text:style-name="P145">предложения слово в слово:</text:p>
      <text:p text:style-name="P145"/>
      <text:p text:style-name="P22"><text:span text:style-name="T340">I have done. </text:span><text:span text:style-name="T346">—</text:span><text:span text:style-name="T340"> Я сделал (</text:span><text:span text:style-name="T355">досл. </text:span><text:span text:style-name="T340">Я имею сделанным).</text:span></text:p>
      <text:p text:style-name="P68"/>
      <text:p text:style-name="P166">Есть 2 варианта образования 3й формы глагола:</text:p>
      <text:list xml:id="list3242056040" text:style-name="L21">
        <text:list-item>
          <text:p text:style-name="P508">если глагол правильный, то добавляем к его начальной форме окончание <text:span text:style-name="T129">-ed</text:span>;</text:p>
        </text:list-item>
        <text:list-item>
          <text:p text:style-name="P508">если неправильный, то находим в таблице неправильных глаголов.</text:p>
        </text:list-item>
      </text:list>
      <text:p text:style-name="P167"/>
      <text:p text:style-name="P367"><text:span text:style-name="T256">Н</text:span><text:span text:style-name="T257">еправильны</text:span><text:span text:style-name="T256">й</text:span><text:span text:style-name="T257"> глагол </text:span><text:span text:style-name="T256">это </text:span><text:span text:style-name="T257">тот, который во 2й или 3й форме </text:span><text:span text:style-name="T271">записывается</text:span><text:span text:style-name="T257"> </text:span><text:span text:style-name="T271">по особенному</text:span><text:span text:style-name="T257">. </text:span></text:p>
      <text:p text:style-name="P168">Самые популярные неправильные глаголы нужно заучить (см. таблицу ниже).</text:p>
      <text:p text:style-name="P167"/>
      <text:p text:style-name="P170">Слова-маячки Present Perfect:</text:p>
      <text:list xml:id="list815690980" text:style-name="L22">
        <text:list-item>
          <text:p text:style-name="P509">just — только что;</text:p>
        </text:list-item>
        <text:list-item>
          <text:p text:style-name="P509">already — уже;</text:p>
        </text:list-item>
        <text:list-item>
          <text:p text:style-name="P509">yet — еще не;</text:p>
        </text:list-item>
      </text:list>
      <text:p text:style-name="P172"/>
      <text:p text:style-name="P368"><text:span text:style-name="T182">Just</text:span><text:span text:style-name="T258"> и </text:span><text:span text:style-name="T182">already</text:span><text:span text:style-name="T258"> используются в утверждениях. </text:span><text:span text:style-name="T182">Yet</text:span><text:span text:style-name="T258"> — в вопросах и отрицаниях</text:span><text:span text:style-name="T259">. </text:span></text:p>
      <text:p text:style-name="P369"><text:span text:style-name="T259">(</text:span><text:span text:style-name="T181">already</text:span><text:span text:style-name="T254"> также можно ставить в вопросах).</text:span></text:p>
      <text:p text:style-name="P174"/>
      <text:p text:style-name="P173">Место <text:span text:style-name="T129">just</text:span>, <text:span text:style-name="T129">already</text:span> в предложении — между <text:span text:style-name="T129">have</text:span> и 3й формой глагола. </text:p>
      <text:p text:style-name="P173">Слово <text:span text:style-name="T129">yet</text:span> стоит в конце предложения.</text:p>
      <text:p text:style-name="P171"/>
      <text:p text:style-name="P69">I have <text:span text:style-name="T329">just</text:span> eaten a sandwich. <text:span text:style-name="T380">—</text:span> Я только что съел бутерброд.</text:p>
      <text:p text:style-name="P69">We have n<text:span text:style-name="T383">o</text:span>t finished <text:span text:style-name="T329">yet</text:span>. <text:span text:style-name="T380">—</text:span> Мы еще не закончили.</text:p>
      <text:p text:style-name="P169"/>
      <text:p text:style-name="P175">Другие указатели времени:</text:p>
      <text:list xml:id="list357850647" text:style-name="L23">
        <text:list-item>
          <text:p text:style-name="P510">ever — когда либо;</text:p>
        </text:list-item>
        <text:list-item>
          <text:p text:style-name="P510">never — никогда;</text:p>
        </text:list-item>
        <text:list-item>
          <text:p text:style-name="P510">recently — в последнее время;</text:p>
        </text:list-item>
        <text:list-item>
          <text:p text:style-name="P510">these days — в последние дни;</text:p>
        </text:list-item>
        <text:list-item>
          <text:p text:style-name="P510">словосочетание с this (this mornig, this week).</text:p>
        </text:list-item>
      </text:list>
      <text:p text:style-name="P174"/>
      <text:p text:style-name="P174">Место <text:span text:style-name="T129">ever</text:span>, <text:span text:style-name="T129">never</text:span> — перед 3й формой глагола, <text:span text:style-name="T382">а</text:span> <text:span text:style-name="T129">recently</text:span>, <text:span text:style-name="T129">these days</text:span> и </text:p>
      <text:p text:style-name="P174">словосочетания с <text:span text:style-name="T129">this</text:span> — в конце предложения.</text:p>
      <text:p text:style-name="P174"/>
      <text:p text:style-name="P70">I <text:span text:style-name="T383">ha</text:span>ve <text:span text:style-name="T329">never</text:span> been to New York. <text:span text:style-name="T381">— </text:span>Я никогда не был в Нью Йорке.</text:p>
      <text:p text:style-name="P70">I <text:span text:style-name="T383">ha</text:span>ve worked a lot <text:span text:style-name="T329">these days</text:span>. <text:span text:style-name="T381">—</text:span> Я много работал в эти дни.</text:p>
      <text:p text:style-name="P176"/>
      <text:p text:style-name="P161"/>
      <text:p text:style-name="P461">Отрицания в Present Perfect</text:p>
      <text:p text:style-name="P177"/>
      <text:p text:style-name="P178">Используются, когда хотят сказать:</text:p>
      <text:list xml:id="list2049063944" text:style-name="L24">
        <text:list-item>
          <text:p text:style-name="P511">об отсутствии ожидаемого результата;</text:p>
        </text:list-item>
        <text:list-item>
          <text:p text:style-name="P511">о том, чего автор никогда не делал или не испытывал.</text:p>
        </text:list-item>
      </text:list>
      <text:p text:style-name="P177"/>
      <text:p text:style-name="P177">Для этого ставится частица <text:span text:style-name="T129">not</text:span> после вспомогательного глагола <text:span text:style-name="T129">have</text:span>.</text:p>
      <text:p text:style-name="P177"/>
      <text:p text:style-name="P177">Также отрицательным считается предложение со словом <text:span text:style-name="T129">never</text:span>, которое передает отрицательный контекст.</text:p>
      <text:p text:style-name="P177"/>
      <text:p text:style-name="P371"><text:span text:style-name="T260">В </text:span><text:span text:style-name="T254">отрицаниях почти всегда используется сокращенная форма глагола — </text:span><text:span text:style-name="T181">haven`t</text:span><text:span text:style-name="T254">.</text:span></text:p>
      <text:p text:style-name="P372"><text:span text:style-name="T272">Сокращени</text:span><text:span text:style-name="T304">е</text:span><text:span text:style-name="T272"> </text:span><text:span text:style-name="T184">`ve not</text:span><text:span text:style-name="T272"> не используется.</text:span></text:p>
      <text:p text:style-name="P177"/>
      <text:p text:style-name="P71">I have<text:span text:style-name="T123">n</text:span><text:span text:style-name="T127">`</text:span><text:span text:style-name="T123">t</text:span> expected that. <text:span text:style-name="T381">—</text:span> Я этого не ожидал.</text:p>
      <text:p text:style-name="P71">I<text:span text:style-name="T383">`</text:span>ve <text:span text:style-name="T123">never</text:span> seen this movie before. <text:span text:style-name="T381">— </text:span>Я до этого не видел этот фильм. </text:p>
      <text:p text:style-name="P71"/>
      <text:p text:style-name="P153">Вопросы в Present Perfect</text:p>
      <text:p text:style-name="P72"/>
      <text:p text:style-name="P180">Используются, если хоят узнать:</text:p>
      <text:list xml:id="list1854817175" text:style-name="L25">
        <text:list-item>
          <text:p text:style-name="P512">сделано ли дело к этом моменту, каким образом оно сделано;</text:p>
        </text:list-item>
        <text:list-item>
          <text:p text:style-name="P521"><text:span text:style-name="T272">имеет ли человек определенный опыт </text:span><text:span text:style-name="T270">или совершил ли он </text:span><text:span text:style-name="T273">нужное</text:span><text:span text:style-name="T270"> действие</text:span><text:span text:style-name="T272">;</text:span></text:p>
        </text:list-item>
      </text:list>
      <text:p text:style-name="P179"/>
      <text:p text:style-name="P372">Для этого используется уже знакомая схема. Глагол <text:span text:style-name="T129">have</text:span> ставится перед по<text:span text:style-name="T389">д</text:span>л<text:span text:style-name="T389">е</text:span>ж<text:span text:style-name="T389">а</text:span>щим.</text:p>
      <text:p text:style-name="P372"/>
      <text:p text:style-name="P73">Why have you done it? <text:span text:style-name="T381">—</text:span> Зачем ты это сделал?</text:p>
      <text:p text:style-name="P73">Have you ever been to Rome? <text:span text:style-name="T381">—</text:span> Вы бывали в Риме?</text:p>
      <text:p text:style-name="P73"/>
      <text:p text:style-name="P154">Present Perfect Continuous</text:p>
      <text:p text:style-name="P181"/>
      <text:p text:style-name="P183">Для того, чтобы использовать, нужно чтобы совпало сразу несколько условий:</text:p>
      <text:list xml:id="list1785994289" text:style-name="L26">
        <text:list-item>
          <text:p text:style-name="P522"><text:span text:style-name="T261">действие не закончено либо закончено не</text:span><text:span text:style-name="T265">давно</text:span><text:span text:style-name="T261">;</text:span></text:p>
        </text:list-item>
        <text:list-item>
          <text:p text:style-name="P522"><text:span text:style-name="T261">известн</text:span><text:span text:style-name="T265">а его продолжительность </text:span><text:span text:style-name="T279">(обычно из контекста предложения)</text:span><text:span text:style-name="T265">.</text:span></text:p>
        </text:list-item>
      </text:list>
      <text:p text:style-name="P182"/>
      <text:p text:style-name="P185">Схема состоит из 3х частей: вспомогательного глагола <text:span text:style-name="T129">have</text:span>, слова <text:span text:style-name="T129">been</text:span> </text:p>
      <text:p text:style-name="P185">и смыслового глагола с окончанием <text:span text:style-name="T129">-ing</text:span>. </text:p>
      <text:p text:style-name="P185"/>
      <text:p text:style-name="P385"><text:span text:style-name="T254">На русский </text:span><text:span text:style-name="T263">язык </text:span><text:span text:style-name="T243">Present Perfect Continuous</text:span><text:span text:style-name="T249"> </text:span><text:span text:style-name="T254">переводится настоящим временем</text:span></text:p>
      <text:p text:style-name="P376"><text:span text:style-name="T262">(редко в прошлом). </text:span><text:span text:style-name="T263">При этом все 3 части </text:span><text:span text:style-name="T264">переводятся</text:span><text:span text:style-name="T263"> одним словом.</text:span></text:p>
      <text:p text:style-name="P184"/>
      <text:p text:style-name="P25"><text:span text:style-name="T340">I </text:span><text:span text:style-name="T351">have been learning</text:span><text:span text:style-name="T340"> English for 2 years. </text:span><text:span text:style-name="T356">—</text:span><text:span text:style-name="T340"> Я </text:span><text:span text:style-name="T351">учу</text:span><text:span text:style-name="T340"> английский уже 2 года (и еще не закончил).</text:span></text:p>
      <text:p text:style-name="P25"><text:span text:style-name="T340">We </text:span><text:span text:style-name="T351">have been cleaning</text:span><text:span text:style-name="T340"> the flat the whole morning. </text:span><text:span text:style-name="T356">— </text:span><text:span text:style-name="T340">Мы </text:span><text:span text:style-name="T351">убирали</text:span><text:span text:style-name="T340"> </text:span><text:span text:style-name="T357">квартиру все утро.</text:span></text:p>
      <text:p text:style-name="P186"/>
      <text:p text:style-name="P187">Формы глагола <text:span text:style-name="T129">have</text:span> <text:span text:style-name="T129">verb-ing</text:span> (подобно <text:span text:style-name="T129">am/is/are verb-ing</text:span>, как в Continuous) не существует.</text:p>
      <text:p text:style-name="P187">Если у смыслового глагола окончание<text:span text:style-name="T129"> -ing</text:span>, то <text:span text:style-name="T129">have</text:span> применяется только с <text:span text:style-name="T129">been</text:span>.</text:p>
      <text:p text:style-name="P187"/>
      <text:p text:style-name="P377"><text:span text:style-name="T265">С</text:span><text:span text:style-name="T254">лова-маячки Present Perfect Continuous:</text:span></text:p>
      <text:list xml:id="list1110451916" text:style-name="L27">
        <text:list-item>
          <text:p text:style-name="P513">for — в течении;</text:p>
        </text:list-item>
        <text:list-item>
          <text:p text:style-name="P513">since — с какого-то времени;</text:p>
        </text:list-item>
        <text:list-item>
          <text:p text:style-name="P513">how long — как долго.</text:p>
        </text:list-item>
      </text:list>
      <text:p text:style-name="P188"><text:soft-page-break/>Дополнительно могут использоваться указатели периода:</text:p>
      <text:list xml:id="list3728830886" text:style-name="L28">
        <text:list-item>
          <text:p text:style-name="P514">all — весь (день/год);</text:p>
        </text:list-item>
        <text:list-item>
          <text:p text:style-name="P514">the whole — целый (день/вечер); </text:p>
        </text:list-item>
      </text:list>
      <text:p text:style-name="P184"/>
      <text:p text:style-name="P26"><text:span text:style-name="T340">He</text:span><text:span text:style-name="T358">`</text:span><text:span text:style-name="T341">s been playing</text:span><text:span text:style-name="T340"> for an hour. — Он </text:span><text:span text:style-name="T341">играет</text:span><text:span text:style-name="T340"> уже час </text:span><text:span text:style-name="T358">(в течении часа).</text:span></text:p>
      <text:p text:style-name="P27"><text:span text:style-name="T358">W</text:span><text:span text:style-name="T340">e`</text:span><text:span text:style-name="T341">ve been staying</text:span><text:span text:style-name="T340"> in this hotel since Tuesday. </text:span><text:span text:style-name="T359">— </text:span><text:span text:style-name="T340">Мы </text:span><text:span text:style-name="T341">находимся</text:span><text:span text:style-name="T340"> в этом отеле со вторника.</text:span></text:p>
      <text:p text:style-name="P189"/>
      <text:p text:style-name="P381"><text:span text:style-name="T266">В утверждениях глагол </text:span><text:span text:style-name="T183">have</text:span><text:span text:style-name="T266"> </text:span><text:span text:style-name="T267">часто</text:span><text:span text:style-name="T266"> сокращают до </text:span><text:span text:style-name="T183">`ve</text:span><text:span text:style-name="T266">, а </text:span><text:span text:style-name="T183">has</text:span><text:span text:style-name="T266"> — до </text:span><text:span text:style-name="T183">`s</text:span><text:span text:style-name="T266"> (лего перепутать с </text:span><text:span text:style-name="T183">is</text:span><text:span text:style-name="T266">, посему здесь вспомогательный глагол можно понять только по контексту).</text:span></text:p>
      <text:p text:style-name="P190"/>
      <text:p text:style-name="P379"><text:span text:style-name="T266">Е</text:span><text:span text:style-name="T254">сли используется глагол </text:span><text:span text:style-name="T181">be</text:span><text:span text:style-name="T254"> или глаголы состояния, которые не стоят в Continuous</text:span><text:span text:style-name="T276">,</text:span><text:span text:style-name="T254"> </text:span></text:p>
      <text:p text:style-name="P191">то предложение будет в Present Perfect. </text:p>
      <text:p text:style-name="P191"/>
      <text:p text:style-name="P30"><text:span text:style-name="T341">I </text:span><text:span text:style-name="T351">have known </text:span><text:span text:style-name="T341">(</text:span><text:span text:style-name="T350">а </text:span><text:span text:style-name="T341">не have been knowing)</text:span><text:span text:style-name="T340"> Alice for 3 years. </text:span><text:span text:style-name="T266">—</text:span><text:span text:style-name="T340"> Я </text:span><text:span text:style-name="T351">знаю</text:span><text:span text:style-name="T340"> Алису уже 3 года </text:span></text:p>
      <text:p text:style-name="P31"><text:span text:style-name="T340">I </text:span><text:span text:style-name="T351">haven`t seen</text:span><text:span text:style-name="T340"> Mary for years. </text:span><text:span text:style-name="T358">— </text:span><text:span text:style-name="T340">Я н</text:span><text:span text:style-name="T351">е видел</text:span><text:span text:style-name="T340"> Мэри много лет. </text:span></text:p>
      <text:p text:style-name="P191"/>
      <text:p text:style-name="P382"><text:span text:style-name="T275">Present Perfect Continuous можно упрощать до Present Perfect с пом</text:span><text:span text:style-name="T274">.</text:span><text:span text:style-name="T275"> глаголов </text:span><text:span text:style-name="T185">live</text:span><text:span text:style-name="T275"> </text:span><text:span text:style-name="T274">и</text:span><text:span text:style-name="T275"> </text:span><text:span text:style-name="T185">work</text:span><text:span text:style-name="T275">:</text:span></text:p>
      <text:p text:style-name="P29"><text:span text:style-name="T360">I</text:span><text:span text:style-name="T340">`ve </text:span><text:span text:style-name="T351">been working</text:span><text:span text:style-name="T340"> here for 2 years → I`ve </text:span><text:span text:style-name="T351">worked</text:span><text:span text:style-name="T340"> here for 2 years. </text:span><text:span text:style-name="T361">(смысл одинаковый)</text:span></text:p>
      <text:p text:style-name="P190"/>
      <text:p text:style-name="P7"><text:span text:style-name="T266">О</text:span><text:span text:style-name="T254">трицания в Present Perfect Continuous</text:span></text:p>
      <text:p text:style-name="P192"/>
      <text:p text:style-name="P378"><text:span text:style-name="T267">Использу</text:span><text:span text:style-name="T268">ю</text:span><text:span text:style-name="T267">тся, чтобы сказать, что что-то не происходит в течении указанного времени.</text:span></text:p>
      <text:p text:style-name="P193">Для этого добавляется частица <text:span text:style-name="T129">not</text:span> после вспомогательного глагола <text:span text:style-name="T129">have</text:span>.</text:p>
      <text:p text:style-name="P193"/>
      <text:p text:style-name="P28"><text:span text:style-name="T340">I </text:span><text:span text:style-name="T341">have not been waiting</text:span><text:span text:style-name="T340"> long. </text:span><text:span text:style-name="T359">—</text:span><text:span text:style-name="T340"> Я </text:span><text:span text:style-name="T341">не жду</text:span><text:span text:style-name="T340"> долго.</text:span></text:p>
      <text:p text:style-name="P184"/>
      <text:p text:style-name="P8"><text:span text:style-name="T254">Вопросы </text:span><text:span text:style-name="T269">в Present Perfect Continuous</text:span><text:span text:style-name="T254"> </text:span></text:p>
      <text:p text:style-name="P184"/>
      <text:p text:style-name="P194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94"/>
      <text:p text:style-name="P46"><text:span text:style-name="T340">Have you been waiting long? </text:span><text:span text:style-name="T359">— </text:span><text:span text:style-name="T340">Вы давно ждете? </text:span></text:p>
      <text:p text:style-name="P46"><text:span text:style-name="T340">How long have you been waiting? </text:span><text:span text:style-name="T359">—</text:span><text:span text:style-name="T340"> Как долго вы ждете?</text:span></text:p>
      <text:p text:style-name="P162"/>
      <text:p text:style-name="P162"><text:span text:style-name="T392">Прошедшее. </text:span>Past</text:p>
      <text:p text:style-name="P195"/>
      <text:p text:style-name="P211">Past Perfect и Past Perfect Continuous относительно редки и <text:span text:style-name="T401">в</text:span> рамках начального курса </text:p>
      <text:p text:style-name="P211">не проходятся. <text:span text:style-name="T393">В художественной литературе почти всегда используется Past Simple.</text:span></text:p>
      <text:p text:style-name="P195"/>
      <text:p text:style-name="P157">Past Simple</text:p>
      <text:p text:style-name="P196"/>
      <text:p text:style-name="P198">Используется, чтобы:</text:p>
      <text:list xml:id="list902969656" text:style-name="L29">
        <text:list-item>
          <text:p text:style-name="P523"><text:span text:style-name="T277">сообщить факты </text:span><text:span text:style-name="T278">прошлого,</text:span><text:span text:style-name="T277"> рассказать историю, </text:span><text:span text:style-name="T285">биографию</text:span><text:span text:style-name="T277">; </text:span></text:p>
        </text:list-item>
        <text:list-item>
          <text:p text:style-name="P515">описать действие из прошлого, результат которого не важен в настоящем.</text:p>
        </text:list-item>
      </text:list>
      <text:p text:style-name="P197"/>
      <text:p text:style-name="P386"><text:span text:style-name="T279">Для этого использются глаголы во 2й форме. </text:span><text:span text:style-name="T280">Вторая форма правильного глагола образуется добавлением окончания </text:span><text:span text:style-name="T186">-ed</text:span><text:span text:style-name="T280">. </text:span><text:span text:style-name="T288">Ф</text:span><text:span text:style-name="T280">орма </text:span><text:span text:style-name="T288">неправильного глагола </text:span><text:span text:style-name="T280">находится в таблице.</text:span></text:p>
      <text:p text:style-name="P197"/>
      <text:p text:style-name="P32"><text:span text:style-name="T340">Mozart </text:span><text:span text:style-name="T351">lived</text:span><text:span text:style-name="T340"> from 1756 to 1791 — Моцарт </text:span><text:span text:style-name="T351">жил</text:span><text:span text:style-name="T340"> с 1756 по 1791 год (факт прошлого). </text:span></text:p>
      <text:p text:style-name="P32"><text:span text:style-name="T340">I </text:span><text:span text:style-name="T351">visited</text:span><text:span text:style-name="T340"> my parents yesterday — Вчера я </text:span><text:span text:style-name="T351">навещал</text:span><text:span text:style-name="T340"> родителей (действие из прошлого).</text:span></text:p>
      <text:p text:style-name="P265"/>
      <text:p text:style-name="P266"><text:soft-page-break/>Если глагол заканчивается на глухой звук, то <text:span text:style-name="T129">-ed</text:span> читается как <text:span text:style-name="T129">t</text:span>, а если на звконкий </text:p>
      <text:p text:style-name="P266">согласный или на гласный звук — то как <text:span text:style-name="T129">d</text:span>: <text:span text:style-name="T129">worked [воркт], played [плэйд]</text:span>.</text:p>
      <text:p text:style-name="P384"/>
      <text:p text:style-name="P264">Если глагол заканчивается на <text:span text:style-name="T129">d </text:span>или <text:span text:style-name="T129">t</text:span>, то <text:span text:style-name="T129">-ed</text:span> читается как <text:span text:style-name="T129">id</text:span>: <text:span text:style-name="T129">recorded [рикодид]</text:span>. </text:p>
      <text:p text:style-name="P267">Если глагол заканчивается на <text:span text:style-name="T129">-e</text:span>, то её не надо писать 2 раза: <text:span text:style-name="T129">chase</text:span> → <text:span text:style-name="T129">chased</text:span>.</text:p>
      <text:p text:style-name="P384"/>
      <text:p text:style-name="P383">Слова-маячки Past Simple:</text:p>
      <text:list xml:id="list555557822" text:style-name="L30">
        <text:list-item>
          <text:p text:style-name="P524">ago — <text:span text:style-name="T394">тому назад</text:span>;</text:p>
        </text:list-item>
        <text:list-item>
          <text:p text:style-name="P525">last — <text:span text:style-name="T394">прошлый</text:span>;</text:p>
        </text:list-item>
        <text:list-item>
          <text:p text:style-name="P516">yesterday — вчера;</text:p>
        </text:list-item>
      </text:list>
      <text:p text:style-name="P201"/>
      <text:p text:style-name="P389"><text:span text:style-name="T286">Past Simple часто путают с Present Perfect, потому что на русский они переводятся </text:span><text:span text:style-name="T287">почти</text:span><text:span text:style-name="T286"> одинаково. Главное отличие в том, что Present Perfect всегда будет сообщать доп</text:span><text:span text:style-name="T287">олнительную</text:span><text:span text:style-name="T286"> информацию, указывающ</text:span><text:span text:style-name="T287">ую </text:span><text:span text:style-name="T286">на настоящее время </text:span><text:span text:style-name="T287">(</text:span><text:span text:style-name="T288">чтобы сообщить</text:span><text:span text:style-name="T287"> результат).</text:span></text:p>
      <text:p text:style-name="P208"/>
      <text:p text:style-name="P209">Past Simple используется когда известен момент в прошлом. Если мы знаешь, </text:p>
      <text:p text:style-name="P209">когда произошло событие, то Present Perfect использовать нельзя.</text:p>
      <text:p text:style-name="P209"/>
      <text:p text:style-name="P80">Tom has lost his key — Том потерал ключ (у него сейчас нет ключа, </text:p>
      <text:p text:style-name="P80">потому что он его потерян).</text:p>
      <text:p text:style-name="P80"/>
      <text:p text:style-name="P80">Tom lost his key last weak — Том потерял ключ на прошлой неделе </text:p>
      <text:p text:style-name="P80">(не важно, есть у него ключ или нет).</text:p>
      <text:p text:style-name="P202"/>
      <text:p text:style-name="P206">В английском, если вопрос задается в настоящем, то и ответ должен быть в настоящем. </text:p>
      <text:p text:style-name="P206">Если вопрос в прошлом, то ответ также должен быть в прошлом.</text:p>
      <text:p text:style-name="P206"/>
      <text:p text:style-name="P206">Но если вопрос был в Present Perfect, а в ответе дается информация, когда именно это случилось, тогда необходимо отвечать в Past Simple.</text:p>
      <text:p text:style-name="P206"/>
      <text:p text:style-name="P78">Have you already started to learn English? Yes, I started to learn it 3 month ago — </text:p>
      <text:p text:style-name="P78">Ты уже начал учить английский? Да, 3 месяца назад (информация о времени).</text:p>
      <text:p text:style-name="P77"/>
      <text:p text:style-name="P207">Если вопрос содержит слово <text:span text:style-name="T129">when</text:span>, то он автоматически привязывает нас к моменту </text:p>
      <text:p text:style-name="P207">в прошлом. <text:span text:style-name="T400">Поэтому Present Perfect в вопросах с </text:span><text:span text:style-name="T144">when</text:span><text:span text:style-name="T400"> не используется.</text:span></text:p>
      <text:p text:style-name="P207"/>
      <text:p text:style-name="P79">Have you met him before? <text:span text:style-name="T399">—</text:span> Вы раньше с ним встречались?</text:p>
      <text:p text:style-name="P79">When did you meet him? <text:span text:style-name="T399">—</text:span> Когда вы встречались с ним?</text:p>
      <text:p text:style-name="P202"/>
      <text:p text:style-name="P163">Отрицания и вопросы в Past Simple</text:p>
      <text:p text:style-name="P200"/>
      <text:p text:style-name="P391"><text:span text:style-name="T280">Отрицание представляет связку </text:span><text:span text:style-name="T186">did</text:span><text:span text:style-name="T280"> с частицей </text:span><text:span text:style-name="T186">not</text:span><text:span text:style-name="T280">, </text:span><text:span text:style-name="T290">которая ставится перед смысловым глаголом в начальной форме. </text:span><text:span text:style-name="T281">Обычно </text:span><text:span text:style-name="T290">эта связка</text:span><text:span text:style-name="T281"> сокращается до </text:span><text:span text:style-name="T187">didn`t</text:span><text:span text:style-name="T281">.</text:span></text:p>
      <text:p text:style-name="P215"/>
      <text:p text:style-name="P391"><text:span text:style-name="T289">В вопросах </text:span><text:span text:style-name="T280">вспомогательный глагол </text:span><text:span text:style-name="T186">did</text:span><text:span text:style-name="T280"> используется </text:span><text:span text:style-name="T290">по тем же грамматическим </text:span></text:p>
      <text:p text:style-name="P391"><text:span text:style-name="T290">правилам</text:span><text:span text:style-name="T280">, </text:span><text:span text:style-name="T281">как</text:span><text:span text:style-name="T280"> </text:span><text:span text:style-name="T186">do</text:span><text:span text:style-name="T280"> для Present Simple. </text:span></text:p>
      <text:p text:style-name="P199"/>
      <text:p text:style-name="P74"><text:span text:style-name="T329">Did</text:span> you <text:span text:style-name="T329">go</text:span> to Los Angeles last week? - Ты <text:span text:style-name="T329">ездил</text:span> в Лос Анжелес на прошлой неделе?</text:p>
      <text:p text:style-name="P74">I <text:span text:style-name="T329">didn`t go</text:span> to Los Angeles, I <text:span text:style-name="T329">went</text:span> to Bostom — Я <text:span text:style-name="T329">не ездил</text:span> в Лос Анжелес, я <text:span text:style-name="T329">ездил</text:span> в Бостон.</text:p>
      <text:p text:style-name="P158"/>
      <text:p text:style-name="P158"/>
      <text:p text:style-name="P464"><text:span text:style-name="T250">Глаголы </text:span><text:span text:style-name="T179">d</text:span><text:span text:style-name="T180">o</text:span><text:span text:style-name="T250"> и </text:span><text:span text:style-name="T179">b</text:span><text:span text:style-name="T180">e</text:span><text:span text:style-name="T250"> </text:span><text:span text:style-name="T251">в </text:span><text:span text:style-name="T252">Past</text:span><text:span text:style-name="T251"> Simple</text:span></text:p>
      <text:p text:style-name="P197"/>
      <text:p text:style-name="P204">Глагол <text:span text:style-name="T129">did</text:span> это 2я форма глагола <text:span text:style-name="T129">do</text:span> (в прошедшем времени). </text:p>
      <text:p text:style-name="P204"><text:span text:style-name="T395">Когда появ</text:span><text:span text:style-name="T397">л</text:span><text:span text:style-name="T395">яется глагол </text:span><text:span text:style-name="T145">be</text:span><text:span text:style-name="T397"> (</text:span><text:span text:style-name="T146">was/were</text:span><text:span text:style-name="T397">)</text:span><text:span text:style-name="T395">, то </text:span><text:span text:style-name="T146">did</text:span><text:span text:style-name="T395"> уже не нужно использовать.</text:span></text:p>
      <text:p text:style-name="P203"/>
      <text:p text:style-name="P243"><text:span text:style-name="T282">Глагол be</text:span><text:span text:style-name="T284"> </text:span><text:span text:style-name="T282">в Past Simple имеет 2 формы: </text:span></text:p>
      <text:list xml:id="list777972780" text:style-name="L31">
        <text:list-item>
          <text:p text:style-name="P526"><text:span text:style-name="T282">was — </text:span><text:span text:style-name="T283">если подлежащее в первом лице или множественном числе (</text:span><text:span text:style-name="T188">I, you, we, they</text:span><text:span text:style-name="T283">);</text:span></text:p>
        </text:list-item>
        <text:list-item>
          <text:p text:style-name="P517">were — если подлежащее в третьем лице, единственном числе (<text:span text:style-name="T129">he, she, it</text:span>).</text:p>
        </text:list-item>
      </text:list>
      <text:p text:style-name="P205"/>
      <text:p text:style-name="P33"><text:span text:style-name="T362">I </text:span><text:span text:style-name="T341">was</text:span><text:span text:style-name="T340"> satisfied with my work — Я </text:span><text:span text:style-name="T341">был</text:span><text:span text:style-name="T340"> доволен своей работой.</text:span></text:p>
      <text:p text:style-name="P76"/>
      <text:p text:style-name="P34"><text:span text:style-name="T341">Was</text:span><text:span text:style-name="T340"> the weather good at the weekend? No, it </text:span><text:span text:style-name="T341">wasn`t</text:span><text:span text:style-name="T340"> — </text:span></text:p>
      <text:p text:style-name="P34"><text:span text:style-name="T340">Погода </text:span><text:span text:style-name="T341">была</text:span><text:span text:style-name="T340"> хорош</text:span><text:span text:style-name="T363">ая</text:span><text:span text:style-name="T340"> на выходных? Нет.</text:span></text:p>
      <text:p text:style-name="P75"/>
      <text:p text:style-name="P159">Past Continuous</text:p>
      <text:p text:style-name="P210"/>
      <text:p text:style-name="P394"><text:span text:style-name="T292">О</text:span><text:span text:style-name="T291">значает процесс или незаконченное действие, которое привязано к точному моменту </text:span></text:p>
      <text:p text:style-name="P394"><text:span text:style-name="T291">в </text:span><text:span text:style-name="T322">прошлом</text:span><text:span text:style-name="T291"> (т. е. действие происходило и не было закончено).</text:span></text:p>
      <text:p text:style-name="P212"/>
      <text:p text:style-name="P393"><text:span text:style-name="T291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295">обсуждаемая ситуация</text:span><text:span text:style-name="T291">).</text:span></text:p>
      <text:p text:style-name="P212"/>
      <text:p text:style-name="P395"><text:span text:style-name="T292">Состоит из 2х частей: вспомогательного глагола </text:span><text:span text:style-name="T189">be</text:span><text:span text:style-name="T292"> (</text:span><text:span text:style-name="T293">формы как в Past Simple</text:span><text:span text:style-name="T292">) и смыслового глагола с окончанием </text:span><text:span text:style-name="T189">-ing</text:span><text:span text:style-name="T292">. </text:span><text:span text:style-name="T291">На русский переводится глаголом в прошедшем времени.</text:span></text:p>
      <text:p text:style-name="P214"/>
      <text:p text:style-name="P81">Last Sunday at 5 I <text:span text:style-name="T329">was having</text:span> dinner with my friends — В прошлое воскресенье в 5 </text:p>
      <text:p text:style-name="P81">я <text:span text:style-name="T329">ужинал</text:span> со своими друзьями (привязка к точному моменту в прошлом).</text:p>
      <text:p text:style-name="P213"/>
      <text:p text:style-name="P36"><text:span text:style-name="T364">My parents </text:span><text:span text:style-name="T353">were watching</text:span><text:span text:style-name="T364"> TV when I came home yesterday — Мои родители </text:span><text:span text:style-name="T353">смотрели</text:span><text:span text:style-name="T364"> телевизор, когда я пришел вчера домой (незаконченное действие </text:span><text:span text:style-name="T365">в тот момент</text:span><text:span text:style-name="T364">).</text:span></text:p>
      <text:p text:style-name="P82"/>
      <text:p text:style-name="P395"><text:span text:style-name="T293">В отрицаниях и вопросах </text:span><text:span text:style-name="T294">глагол </text:span><text:span text:style-name="T190">be</text:span><text:span text:style-name="T293"> ведет себя точно так же, как и </text:span><text:span text:style-name="T294">для</text:span><text:span text:style-name="T293"> Past Simple:</text:span></text:p>
      <text:p text:style-name="P37"><text:span text:style-name="T366">W</text:span><text:span text:style-name="T340">e weren`t reading — Мы не читали (именно тогда). Was I running? — Я бежал?</text:span></text:p>
      <text:p text:style-name="P84"/>
      <text:p text:style-name="P218">В одном предложении часто используются Past Continuous и Past Simple одновременно.</text:p>
      <text:p text:style-name="P398"><text:span text:style-name="T296">Действие, длящееся какое-то время (</text:span><text:span text:style-name="T297">Past Continuous</text:span><text:span text:style-name="T296">) может прерываться более коротким действием (</text:span><text:span text:style-name="T297">Past Simple</text:span><text:span text:style-name="T302">)</text:span><text:span text:style-name="T296"> </text:span><text:span text:style-name="T300">либо другим Past Continuous </text:span><text:span text:style-name="T303">(смотреть по контексту)</text:span><text:span text:style-name="T300">.</text:span></text:p>
      <text:p text:style-name="P216"/>
      <text:p text:style-name="P396"><text:span text:style-name="T296">В этом случае предложение может содержать слово </text:span><text:span text:style-name="T191">while</text:span><text:span text:style-name="T296"> </text:span><text:span text:style-name="T298">(в то время, как)</text:span><text:span text:style-name="T296"> в той части, которая относится к <text:s/></text:span><text:span text:style-name="T297">Past Continuous, </text:span><text:span text:style-name="T296">либо </text:span><text:span text:style-name="T191">when</text:span><text:span text:style-name="T296">, там, где используется Past Simple.</text:span></text:p>
      <text:p text:style-name="P216"/>
      <text:p text:style-name="P38"><text:span text:style-name="T354">While</text:span><text:span text:style-name="T367"> I was working in the garden, I </text:span><text:span text:style-name="T368">kicked</text:span><text:span text:style-name="T367"> my leg — Пока я работал в саду, я </text:span><text:span text:style-name="T369">пнул</text:span><text:span text:style-name="T367"> ногу.</text:span></text:p>
      <text:p text:style-name="P39"><text:span text:style-name="T340">I was working in the garden </text:span><text:span text:style-name="T351">when</text:span><text:span text:style-name="T340"> I kicked my leg — </text:span><text:span text:style-name="T368">Я работал в саду, когда </text:span><text:span text:style-name="T369">пнул</text:span><text:span text:style-name="T368"> ногу</text:span><text:span text:style-name="T340">.</text:span></text:p>
      <text:p text:style-name="P85"/>
      <text:p text:style-name="P40"><text:span text:style-name="T351">While</text:span><text:span text:style-name="T340"> Tom was reading, Amely was watching a documentary on TV — Пока </text:span><text:span text:style-name="T370">Т</text:span><text:span text:style-name="T340">ом читал, </text:span></text:p>
      <text:p text:style-name="P86">Эмили смотрела документальный фильм по телевизору.</text:p>
      <text:p text:style-name="P219"/>
      <text:p text:style-name="P397"><text:span text:style-name="T301">Если действия происходят не одновременно, а следуют одно за другим</text:span><text:span text:style-name="T299">, то в этом </text:span></text:p>
      <text:p text:style-name="P217">случае нужно использовать <text:span text:style-name="T404">только</text:span> Past Simple.</text:p>
      <text:p text:style-name="P217"/>
      <text:p text:style-name="P83">I saw Jane in the street yesterday. I stopped and said hello — Я увидел Джейн вчера на улице. </text:p>
      <text:p text:style-name="P83">Я остановился и поздоровался (сказал «привет»).</text:p>
      <text:p text:style-name="P165"><text:soft-page-break/>Будущие. Future</text:p>
      <text:p text:style-name="P103"/>
      <text:p text:style-name="P108">В английском языке о будущем можно говорить не только с помощью формы Future, но и </text:p>
      <text:p text:style-name="P404"><text:span text:style-name="T317">с помощью </text:span><text:span text:style-name="T321">формы</text:span><text:span text:style-name="T317"> </text:span><text:span text:style-name="T319">Present</text:span><text:span text:style-name="T317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7"/>
      <text:p text:style-name="P403"><text:span text:style-name="T318">Другие варианты Future (кроме </text:span><text:span text:style-name="T320">Future </text:span><text:span text:style-name="T318">Simple) используются редко, </text:span><text:span text:style-name="T320">т. к.</text:span><text:span text:style-name="T318"> они громоздкие и довольно неудобные. В современном английском можно обойтись без них.</text:span></text:p>
      <text:p text:style-name="P107"/>
      <text:p text:style-name="P401"><text:span text:style-name="T104">На будущ</text:span><text:span text:style-name="T105">и</text:span><text:span text:style-name="T104">е могут также указы</text:span><text:span text:style-name="T105">вать</text:span><text:span text:style-name="T104"> модальные глаголы </text:span><text:span text:style-name="T106">и оборот </text:span><text:span text:style-name="T54">be going to</text:span><text:span text:style-name="T107">, </text:span><text:span text:style-name="T106">который </text:span></text:p>
      <text:p text:style-name="P401"><text:span text:style-name="T106">в основном</text:span><text:span text:style-name="T107"> встречается </text:span><text:span text:style-name="T106">в разговорной речи и нередко используется вместо Future Simple.</text:span></text:p>
      <text:p text:style-name="P107"/>
      <text:p text:style-name="P223">Present Continuous в значении будущего</text:p>
      <text:p text:style-name="P109"/>
      <text:p text:style-name="P109">Используется, чтобы сказать о личных планах. В предложении обычно указывается дата </text:p>
      <text:p text:style-name="P109">или время, связанные с будущим. Переводить можно как будущим так и настоящим.</text:p>
      <text:p text:style-name="P109"/>
      <text:p text:style-name="P332">What are you doing on Satureday? <text:span text:style-name="T128">—</text:span> Что ты делаешь в субботу? (какие у тебя планы?)</text:p>
      <text:p text:style-name="P333">I am flying to London tomorrow — <text:span text:style-name="T405">Завтра я лечу в Лондон (личный план)</text:span></text:p>
      <text:p text:style-name="P333"/>
      <text:p text:style-name="P268">Present Simple в значении будущего</text:p>
      <text:p text:style-name="P334"/>
      <text:p text:style-name="P110"><text:span text:style-name="T114">Используется, чтобы сказать о том, что </text:span><text:span text:style-name="T116">что-то </text:span><text:span text:style-name="T114">должно произойти по рассписанию, либо </text:span></text:p>
      <text:p text:style-name="P110"><text:span text:style-name="T114">о собственном графике. </text:span><text:span text:style-name="T115">Переводить можно как будущим так и настоящим.</text:span></text:p>
      <text:p text:style-name="P278"/>
      <text:p text:style-name="P278">Ключевое отличие от Present Continuous в том, что расписание не зависит от говорящего, </text:p>
      <text:p text:style-name="P399"><text:span text:style-name="T65">т. е. речь может идти </text:span><text:span text:style-name="T66">о </text:span><text:span text:style-name="T65">рассписании транспорта, сеансов в кино и т. </text:span><text:span text:style-name="T66">п</text:span><text:span text:style-name="T65">.</text:span></text:p>
      <text:p text:style-name="P278"/>
      <text:p text:style-name="P335">My airplane flies at 6 o`clock tomorrow — Мой самолет летит завтра в 6 (рассписание)</text:p>
      <text:p text:style-name="P420"><text:span text:style-name="T31">What time do you finish work tommorow? </text:span><text:span text:style-name="T32">— </text:span><text:span text:style-name="T31">В какое время ты заканчиваешь работу завтра?</text:span></text:p>
      <text:p text:style-name="P337"/>
      <text:p text:style-name="P269">Оборот <text:span text:style-name="T129">be going to</text:span></text:p>
      <text:p text:style-name="P279"/>
      <text:p text:style-name="P400"><text:span text:style-name="T67">Подразумевает, что человек говорит не о спонтанном решении что-либо сделать, </text:span><text:span text:style-name="T70">а о заранее </text:span><text:span text:style-name="T71">продуманных</text:span><text:span text:style-name="T70"> действиях. </text:span><text:span text:style-name="T67">На русский переводится как «собираюсь сделать».</text:span></text:p>
      <text:p text:style-name="P279"/>
      <text:p text:style-name="P111"><text:span text:style-name="T113">Чтобы использовать, нужно поставить глагол </text:span><text:span text:style-name="T31">be</text:span><text:span text:style-name="T113"> в форму </text:span><text:span text:style-name="T31">am/is/are</text:span><text:span text:style-name="T113">, а смысловой глагол оставить в начальной форме, после </text:span><text:span text:style-name="T31">going to</text:span><text:span text:style-name="T113">.</text:span></text:p>
      <text:p text:style-name="P279"/>
      <text:p text:style-name="P336">I`m going to meet my friends tomorrow — Я собираюсь встретиться с друзьями завтра.</text:p>
      <text:p text:style-name="P419"><text:span text:style-name="T26">I`m going to go</text:span><text:span text:style-name="T122"> out after I finish my work — Я собираюсь погулять после, как закончу работу.</text:span></text:p>
      <text:p text:style-name="P279"/>
      <text:p text:style-name="P402"><text:span text:style-name="T67">В разговорной </text:span><text:span text:style-name="T71">стиле</text:span><text:span text:style-name="T68"> </text:span><text:span text:style-name="T69">этот </text:span><text:span text:style-name="T68">оборот </text:span><text:span text:style-name="T67">очень часто </text:span><text:span text:style-name="T71">записывается</text:span><text:span text:style-name="T67"> как </text:span><text:span text:style-name="T33">gonna</text:span><text:span text:style-name="T67"> </text:span><text:span text:style-name="T33">[гона].</text:span></text:p>
      <text:p text:style-name="P338"/>
      <text:p text:style-name="P112"><text:span text:style-name="T113">Также его используют, когда очевидно, что вот-вот случится какое-то действие. В этом случае </text:span><text:span text:style-name="T31">be goin to </text:span><text:span text:style-name="T113">передает оттенок неизбежности происходящего и применяется по отношению </text:span></text:p>
      <text:p text:style-name="P280">к постороннему человеку или объетку.</text:p>
      <text:p text:style-name="P280"/>
      <text:p text:style-name="P339">Look! He`s going to fall — Смотри! Он сейчас упадет.</text:p>
      <text:p text:style-name="P339">The sky is dark. It`s going to rain — Небо темное. Сейчас пойдет дождь.</text:p>
      <text:p text:style-name="P339"/>
      <text:p text:style-name="P270"/>
      <text:p text:style-name="P270"><text:soft-page-break/>Future Simple</text:p>
      <text:p text:style-name="P281"/>
      <text:p text:style-name="P405"><text:span text:style-name="T72">Сообщает о будущих, еще не случившихся событиях. </text:span><text:span text:style-name="T73">Эта форма говорит о том, что человек сделает что-то в будущем, но решение он принял в момент речи, </text:span><text:span text:style-name="T74">т. е. описывает не спланированные, а спонтанные дейсвтия. </text:span></text:p>
      <text:p text:style-name="P283"/>
      <text:p text:style-name="P405"><text:span text:style-name="T75">В</text:span><text:span text:style-name="T74"> предложени</text:span><text:span text:style-name="T75">ях</text:span><text:span text:style-name="T74"> </text:span><text:span text:style-name="T75">будут </text:span><text:span text:style-name="T74">часто </text:span><text:span text:style-name="T75">попадаться слова</text:span><text:span text:style-name="T74">, </text:span><text:span text:style-name="T75">выражающие</text:span><text:span text:style-name="T74"> мнение: <text:s/></text:span><text:span text:style-name="T34">I think </text:span><text:span text:style-name="T35">(я думаю)</text:span><text:span text:style-name="T34">, </text:span></text:p>
      <text:p text:style-name="P405"><text:span text:style-name="T34">I`m sure </text:span><text:span text:style-name="T35">(я уверен), I hope (я надеюсь), </text:span><text:span text:style-name="T34">probably (возможно).</text:span><text:span text:style-name="T35"> </text:span></text:p>
      <text:p text:style-name="P287"/>
      <text:p text:style-name="P282">Схема состоит из 2х частей: вспомогательного глагола <text:span text:style-name="T129">will </text:span><text:span text:style-name="T409">(заменяет </text:span><text:span text:style-name="T147">do/did</text:span><text:span text:style-name="T409">)</text:span> и смыслового глагола в начальной форме. <text:span text:style-name="T12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129">not</text:span>.</text:p>
      <text:p text:style-name="P282"/>
      <text:p text:style-name="P282">В речи и на письме <text:span text:style-name="T129">will</text:span> обычно сокращается до <text:span text:style-name="T129">`ll</text:span>, а отрицание <text:span text:style-name="T129">will</text:span> <text:span text:style-name="T129">not</text:span> д<text:span text:style-name="T408">о</text:span> <text:span text:style-name="T129">won`t</text:span>.</text:p>
      <text:p text:style-name="P282"/>
      <text:p text:style-name="P340">We <text:span text:style-name="T329">will</text:span> proobably <text:span text:style-name="T329">meet</text:span> soon — Мы, возможно, скоро <text:span text:style-name="T329">встретимся</text:span>.</text:p>
      <text:p text:style-name="P340">I hope everything <text:span text:style-name="T329">will be</text:span> fine — Надеюсь, все <text:span text:style-name="T329">будет </text:span>хорошо.</text:p>
      <text:p text:style-name="P340"><text:span text:style-name="T329">Will</text:span> you <text:span text:style-name="T329">be</text:span> at home toworrow? No, I won`t — <text:span text:style-name="T407">Ты </text:span><text:span text:style-name="T331">будешь</text:span><text:span text:style-name="T407"> завтра дома? Нет</text:span>.</text:p>
      <text:p text:style-name="P282"/>
      <text:p text:style-name="P286">Чтобы правильно подобрать нужную форму, нужно отталкиваться от контекста:</text:p>
      <text:list xml:id="list1688552868" text:style-name="L32">
        <text:list-item>
          <text:p text:style-name="P476">I will do — я сделаю (считаю/верю, что сделаю это);</text:p>
        </text:list-item>
        <text:list-item>
          <text:p text:style-name="P477">I am doing — я сделаю (потому что уже спланировал это);</text:p>
        </text:list-item>
        <text:list-item>
          <text:p text:style-name="P477">I am going to do — я собираюсь сделать (ключевое слово «собираюсь»).</text:p>
        </text:list-item>
      </text:list>
      <text:p text:style-name="P284"/>
      <text:p text:style-name="P285">Нередко, вместо will используется модальный глагол might:</text:p>
      <text:p text:style-name="P342">I might do it — Наверное, я сделаю это.</text:p>
      <text:p text:style-name="P341"/>
      <text:p text:style-name="P271">Модальные глаголы</text:p>
      <text:p text:style-name="P343"/>
      <text:p text:style-name="P289">Это особенные глаголы, которые одновременно:</text:p>
      <text:list xml:id="list2803830299" text:style-name="L33">
        <text:list-item>
          <text:p text:style-name="P478">передают смысл (используются как смысловые глаголы);</text:p>
        </text:list-item>
        <text:list-item>
          <text:p text:style-name="P478">передают время (привязывают дейсвтие к какому-то времени);</text:p>
        </text:list-item>
        <text:list-item>
          <text:p text:style-name="P478">используются по тем же правилами, что и вспомогательные глаголы.</text:p>
        </text:list-item>
      </text:list>
      <text:p text:style-name="P288"/>
      <text:p text:style-name="P28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288">а в отрицаниях используются вместе с частицей <text:span text:style-name="T129">not</text:span>.</text:p>
      <text:p text:style-name="P288"/>
      <text:p text:style-name="P417"><text:span text:style-name="T78">Модальные глаголы не имеют окончаний и дополнительных форм. </text:span><text:span text:style-name="T102">Т. е. </text:span><text:span text:style-name="T78">не меняются в зависимости от подлежащего </text:span><text:span text:style-name="T102">(нет окончания -s если подлежащее he/she/it и т. д.)</text:span><text:span text:style-name="T78">. </text:span></text:p>
      <text:p text:style-name="P479"/>
      <text:p text:style-name="P417"><text:span text:style-name="T78">После модального глагола почти всегда </text:span><text:span text:style-name="T79">идет</text:span><text:span text:style-name="T78"> смысловой глагол в начальной форме, </text:span><text:span text:style-name="T99">но </text:span><text:span text:style-name="T78">без частицы </text:span><text:span text:style-name="T38">to. </text:span><text:span text:style-name="T102">Также смысловой глагол в начальной форме идет после модальных кострукций.</text:span></text:p>
      <text:p text:style-name="P288"/>
      <text:p text:style-name="P295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295"/>
      <text:p text:style-name="P421"><text:span text:style-name="T102">М</text:span><text:span text:style-name="T64">одальные глаголы: </text:span><text:span text:style-name="T31">can, could, must, might, may, should, would, will, shall</text:span><text:span text:style-name="T64">.</text:span></text:p>
      <text:p text:style-name="P421"><text:span text:style-name="T91">М</text:span><text:span text:style-name="T64">одальные конструкции: </text:span><text:span text:style-name="T31">be able to, have to, used to</text:span><text:span text:style-name="T64">.</text:span></text:p>
      <text:p text:style-name="P465"><text:span text:style-name="T109">Глаголы </text:span><text:span text:style-name="T55">w</text:span><text:span text:style-name="T56">ill</text:span><text:span text:style-name="T108"> и </text:span><text:span text:style-name="T55">s</text:span><text:span text:style-name="T56">hall</text:span></text:p>
      <text:p text:style-name="P296"/>
      <text:p text:style-name="P422"><text:span text:style-name="T64">В Future Simple </text:span><text:span text:style-name="T31">will</text:span><text:span text:style-name="T64"> используется как вспомогательный глагол. Но иногда он также</text:span></text:p>
      <text:p text:style-name="P422"><text:span text:style-name="T64">используется как модальный глагол. Это касается ситуац</text:span><text:span text:style-name="T76">и</text:span><text:span text:style-name="T64">й, когда нужно предложить свою помощь либо обратиться за помощью самому.</text:span></text:p>
      <text:p text:style-name="P297"/>
      <text:p text:style-name="P344">You luggage is heavy. I`ll help you — У вас тяжелый багаж. Я помогу вам.</text:p>
      <text:p text:style-name="P344">Will you help me? — Ты мне поможешь?</text:p>
      <text:p text:style-name="P297"/>
      <text:p text:style-name="P408"><text:span text:style-name="T76">Ситуации с </text:span><text:span text:style-name="T36">will</text:span><text:span text:style-name="T76"> переводятся будущим, а с </text:span><text:span text:style-name="T36">won`t </text:span><text:span text:style-name="T76">— настоящим. </text:span><text:span text:style-name="T36">Won`t</text:span><text:span text:style-name="T76"> означает </text:span></text:p>
      <text:p text:style-name="P291">«отказывается» (не смотря на мои ожидание, действие не происходит).</text:p>
      <text:p text:style-name="P290"/>
      <text:p text:style-name="P345">What`s wrong? My Car won`t start — Что случилось? Моя машина не заводится. </text:p>
      <text:p text:style-name="P345">(отказывается заводиться)</text:p>
      <text:p text:style-name="P290"/>
      <text:p text:style-name="P407"><text:span text:style-name="T77">Модальный глагол </text:span><text:span text:style-name="T37">shall</text:span><text:span text:style-name="T7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37">will</text:span><text:span text:style-name="T77">.</text:span></text:p>
      <text:p text:style-name="P292"/>
      <text:p text:style-name="P407"><text:span text:style-name="T7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37">I</text:span><text:span text:style-name="T77"> или </text:span><text:span text:style-name="T37">we</text:span><text:span text:style-name="T77">.</text:span></text:p>
      <text:p text:style-name="P292"/>
      <text:p text:style-name="P346">Shall I close the door? - Я закрою дверь? (вы не против, если я закрою дверь?)</text:p>
      <text:p text:style-name="P41"><text:span text:style-name="T117">S</text:span><text:span text:style-name="T113">hall we dance? - Потанцуем? (вы не против потанцевать?)</text:span></text:p>
      <text:p text:style-name="P290"/>
      <text:p text:style-name="P272"><text:span text:style-name="T416">Глаголы </text:span><text:span text:style-name="T149">c</text:span><text:span text:style-name="T129">an</text:span> и <text:span text:style-name="T149">c</text:span><text:span text:style-name="T129">ould</text:span></text:p>
      <text:p text:style-name="P292"/>
      <text:p text:style-name="P415"><text:span text:style-name="T51">Can</text:span><text:span text:style-name="T79"> переводится как «умею», «могу», «смогу». </text:span><text:span text:style-name="T100">С</text:span><text:span text:style-name="T79"> частицей </text:span><text:span text:style-name="T51">not</text:span><text:span text:style-name="T79"> в пишется либо </text:span></text:p>
      <text:p text:style-name="P247"><text:span text:style-name="T79">слитно — </text:span><text:span text:style-name="T51">cannot</text:span><text:span text:style-name="T79">, либо сокращенно — </text:span><text:span text:style-name="T51">can`t</text:span><text:span text:style-name="T79">. </text:span><text:span text:style-name="T100">М</text:span><text:span text:style-name="T80">ожет передавать следующие значения:</text:span></text:p>
      <text:list xml:id="list1841980279" text:style-name="L34">
        <text:list-item>
          <text:p text:style-name="P527"><text:span text:style-name="T79">у</text:span><text:span text:style-name="T80">мственные или физические возможности, умение что-то сделать;</text:span></text:p>
        </text:list-item>
        <text:list-item>
          <text:p text:style-name="P480">разрешение или запрет что-то cделать;</text:p>
        </text:list-item>
        <text:list-item>
          <text:p text:style-name="P480">просьба или предложение о помощи;</text:p>
        </text:list-item>
        <text:list-item>
          <text:p text:style-name="P480">неуверенность в совершении действия (в вопросах).</text:p>
        </text:list-item>
      </text:list>
      <text:p text:style-name="P294"/>
      <text:p text:style-name="P42"><text:span text:style-name="T118">H</text:span><text:span text:style-name="T113">e can understand my English — Он может понимать мой английский.</text:span></text:p>
      <text:p text:style-name="P347">You can`t smoke here — Ты не можешь сдесь курить.</text:p>
      <text:p text:style-name="P347">Can I help you? - Я могу вам помочь?</text:p>
      <text:p text:style-name="P298"/>
      <text:p text:style-name="P423"><text:span text:style-name="T79">В </text:span><text:span text:style-name="T64">разговорной речи </text:span><text:span text:style-name="T31">can</text:span><text:span text:style-name="T64"> широко используется именно, когда нужно спросить разрешение </text:span></text:p>
      <text:p text:style-name="P423"><text:span text:style-name="T64">что-то сделать (2й пункт). </text:span><text:span text:style-name="T81">В этом значении можно использовать также </text:span><text:span text:style-name="T39">could</text:span><text:span text:style-name="T81"> и </text:span><text:span text:style-name="T39">may</text:span><text:span text:style-name="T81">, которые являются более официальными вариантами. В просьбах эти модальные глаголы использ. </text:span></text:p>
      <text:p text:style-name="P299">в качестве вежливой формы при обращении к незнакомым людям.</text:p>
      <text:p text:style-name="P300"/>
      <text:p text:style-name="P348">Could I use your phone? / May I use your phone? - Я мог бы воспольз. вашим телефоном?</text:p>
      <text:p text:style-name="P293"/>
      <text:p text:style-name="P424"><text:span text:style-name="T31">Could [куд] </text:span><text:span text:style-name="T64">переводится как «мог», «мог бы» и является прошедшей формой от </text:span><text:span text:style-name="T31">can</text:span><text:span text:style-name="T64">. </text:span></text:p>
      <text:p text:style-name="P301">Его следует использовать, когда мы говорим о том, что что-то умели или могли в прошлом.</text:p>
      <text:p text:style-name="P301"/>
      <text:p text:style-name="P349">I could read at the age of 4 — Я мог читать в 4 года.</text:p>
      <text:p text:style-name="P349">This story could be true — Эта история могла бы быть правдой.</text:p>
      <text:p text:style-name="P277"/>
      <text:p text:style-name="P466"><text:span text:style-name="T413">К</text:span>онструкция <text:span text:style-name="T129">be able to</text:span></text:p>
      <text:p text:style-name="P302"/>
      <text:p text:style-name="P303">Дублирует по значению модальные глаголы <text:span text:style-name="T129">can/could</text:span>. Говорит о возможности </text:p>
      <text:p text:style-name="P303">соверишить действие. <text:span text:style-name="T429">В настоящем времени </text:span><text:span text:style-name="T412">заменяется модальным глаголом </text:span><text:span text:style-name="T148">can</text:span><text:span text:style-name="T429">.</text:span></text:p>
      <text:p text:style-name="P303"/>
      <text:p text:style-name="P304">В этой конструкции глагол <text:span text:style-name="T129">be</text:span> передает время:</text:p>
      <text:list xml:id="list1563815630" text:style-name="L35">
        <text:list-item>
          <text:p text:style-name="P481">am/is/are able to — могу/может/могут (есть возможность);</text:p>
        </text:list-item>
        <text:list-item>
          <text:p text:style-name="P481">was/were able to — смог/смогли;</text:p>
        </text:list-item>
        <text:list-item>
          <text:p text:style-name="P481">will be able to — смогу/сможет/смогут.</text:p>
        </text:list-item>
      </text:list>
      <text:p text:style-name="P305"/>
      <text:p text:style-name="P410"><text:span text:style-name="T40">B</text:span><text:span text:style-name="T41">e able to</text:span><text:span text:style-name="T82"> передает оттенок </text:span><text:span text:style-name="T83">того, что </text:span><text:span text:style-name="T86">человек</text:span><text:span text:style-name="T83"> обычно не может сделать, но именно тогда </text:span></text:p>
      <text:p text:style-name="P410"><text:span text:style-name="T83">смог (в прошедшем) или сможет (в будущем).</text:span><text:span text:style-name="T82"> </text:span><text:span text:style-name="T83">Т</text:span><text:span text:style-name="T82">. е. не «мог</text:span><text:span text:style-name="T83">у</text:span><text:span text:style-name="T82">», а «</text:span><text:span text:style-name="T83">смогу</text:span><text:span text:style-name="T82">».</text:span></text:p>
      <text:p text:style-name="P306"/>
      <text:p text:style-name="P350">Stacey talked rather quickly, but I was able to understand her — Стэйси говорила довольно быстро, но я смог понять её.</text:p>
      <text:p text:style-name="P350"/>
      <text:p text:style-name="P350">If I learn French, I will be able to understand it — Если я буду учить французский, </text:p>
      <text:p text:style-name="P350">я смогу понимать его.</text:p>
      <text:p text:style-name="P350"/>
      <text:p text:style-name="P273"><text:span text:style-name="T416">Глаголы </text:span><text:span text:style-name="T149">m</text:span><text:span text:style-name="T129">ight</text:span> и <text:span text:style-name="T149">m</text:span><text:span text:style-name="T129">ay</text:span></text:p>
      <text:p text:style-name="P350"/>
      <text:p text:style-name="P416"><text:span text:style-name="T101">M</text:span><text:span text:style-name="T44">ight [майт]</text:span><text:span text:style-name="T84"> переводится как «может» или «мог бы», </text:span><text:span text:style-name="T91">а</text:span><text:span text:style-name="T418"> т</text:span>акже <text:span text:style-name="T84">наречием </text:span><text:span text:style-name="T89">«возможно», «вероятно», </text:span><text:span text:style-name="T90">«должно быть», </text:span><text:span text:style-name="T89">«наверное»</text:span><text:span text:style-name="T84">. </text:span></text:p>
      <text:p text:style-name="P330"/>
      <text:p text:style-name="P307">Он указывает на вероятность того, что ситуация может происходить сейчас или произойти </text:p>
      <text:p text:style-name="P307">в ближайшем будущем. Является синонимом фразе <text:span text:style-name="T129">it is possible that</text:span> (возможно, что).</text:p>
      <text:p text:style-name="P365"/>
      <text:p text:style-name="P425"><text:span text:style-name="T31">Look at the sky. It might rain — Посмотри на небо. Возможно </text:span><text:span text:style-name="T43">пойдет дождь.</text:span></text:p>
      <text:p text:style-name="P426"><text:span text:style-name="T43">M</text:span><text:span text:style-name="T31">ight Tom call in the evening? - Том может позвонить вечером? (может</text:span><text:span text:style-name="T45"> ли он позвонить</text:span><text:span text:style-name="T31">?)</text:span></text:p>
      <text:p text:style-name="P350"/>
      <text:p text:style-name="P416"><text:span text:style-name="T101">Отрицание</text:span><text:span text:style-name="T85"> </text:span><text:span text:style-name="T42">might</text:span><text:span text:style-name="T85"> </text:span><text:span text:style-name="T42">not</text:span><text:span text:style-name="T85"> </text:span><text:span text:style-name="T101">сокращается до</text:span><text:span text:style-name="T85"> </text:span><text:span text:style-name="T42">mightn`t [майтэнт]</text:span><text:span text:style-name="T85">.</text:span></text:p>
      <text:p text:style-name="P350"/>
      <text:p text:style-name="P409"><text:span text:style-name="T84">Модальный глагол </text:span><text:span text:style-name="T44">may</text:span><text:span text:style-name="T84"> в современном английском используется </text:span><text:span text:style-name="T85">редко</text:span><text:span text:style-name="T84">. Но его часто применяют, когда нужно предложить помощь незнакомому человеку. Переводится он как «иметь возможность» и по сути </text:span><text:span text:style-name="T85">взаимозаменяем с</text:span><text:span text:style-name="T84"> </text:span><text:span text:style-name="T44">might</text:span><text:span text:style-name="T84">.</text:span></text:p>
      <text:p text:style-name="P351"/>
      <text:p text:style-name="P351">May I help you, sir? Я могу вам помочь, сэр? (имею ли я возможность вам помочь?)</text:p>
      <text:p text:style-name="P331"/>
      <text:p text:style-name="P274"><text:span text:style-name="T417">Глагол </text:span><text:span text:style-name="T151">m</text:span><text:span text:style-name="T129">ust</text:span></text:p>
      <text:p text:style-name="P308"/>
      <text:p text:style-name="P309">Это один из самых распространенных в речи модальных глаголов. <text:span text:style-name="T415">И</text:span>спользуется <text:s/>в настоящем времени. Переводится как «должен», «обязан» или «должно быть», «<text:span text:style-name="T413">наверное»</text:span>.</text:p>
      <text:p text:style-name="P309"/>
      <text:p text:style-name="P246"><text:span text:style-name="T87">П</text:span><text:span text:style-name="T80">ереда</text:span><text:span text:style-name="T87">ет</text:span><text:span text:style-name="T80"> следующие значения</text:span><text:span text:style-name="T88">:</text:span></text:p>
      <text:list xml:id="list3078060112" text:style-name="L36">
        <text:list-item>
          <text:p text:style-name="P482">необходимость, обязанность, долг;</text:p>
        </text:list-item>
        <text:list-item>
          <text:p text:style-name="P483">настойчивый совет, приказ, запрет (в отрицаниях);</text:p>
        </text:list-item>
      </text:list>
      <text:p text:style-name="P366"/>
      <text:p text:style-name="P366">I must go — Я должен идти. </text:p>
      <text:p text:style-name="P43"><text:span text:style-name="T119">Must we hurry? — Нам нужно торопиться? </text:span><text:span text:style-name="T120">(должны ли мы торопиться?)</text:span></text:p>
      <text:p text:style-name="P354">He must not be at home now — <text:s/><text:span text:style-name="T428">О</text:span>н не должен сейчас быть дома</text:p>
      <text:p text:style-name="P484"/>
      <text:p text:style-name="P416"><text:soft-page-break/><text:span text:style-name="T88">Отрицание </text:span><text:span text:style-name="T52">must not</text:span><text:span text:style-name="T88"> </text:span><text:span text:style-name="T101">означает</text:span><text:span text:style-name="T88"> «нельзя», «запрещено». Сокращается до </text:span><text:span text:style-name="T52">musn`t [мазнт]</text:span><text:span text:style-name="T88">.</text:span></text:p>
      <text:p text:style-name="P352">You musn`t park here — Здесь нельзя парковаться.</text:p>
      <text:p text:style-name="P309"/>
      <text:p text:style-name="P310">Когда <text:span text:style-name="T12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52"/>
      <text:p text:style-name="P353">She has worked so hard these days. She <text:span text:style-name="T329">must be</text:span> very tired — </text:p>
      <text:p text:style-name="P353">Она так много работала в эти дни. Она, <text:span text:style-name="T329">наверное</text:span>, очень <text:span text:style-name="T414">уставшая.</text:span></text:p>
      <text:p text:style-name="P355"/>
      <text:p text:style-name="P275">Конструкция <text:span text:style-name="T129">have to</text:span></text:p>
      <text:p text:style-name="P311"/>
      <text:p text:style-name="P313">Дублирует по значению модальный глагол <text:span text:style-name="T129">must</text:span>. Говорит об обязанностях, </text:p>
      <text:p text:style-name="P313">которые человек вынежден выполнять <text:span text:style-name="T430">не по свое воле</text:span>. </text:p>
      <text:p text:style-name="P312"/>
      <text:p text:style-name="P312">В настоящем времени <text:span text:style-name="T129">have to</text:span> и <text:span text:style-name="T129">must</text:span> взаимозаменяемы и часто разницы между ними нет.</text:p>
      <text:p text:style-name="P312">Однако <text:span text:style-name="T129">must</text:span> означает необходимость, которая исходит от самого человека, </text:p>
      <text:p text:style-name="P312">а <text:span text:style-name="T129">have to</text:span> говорит о необходимости, исходящей извне.</text:p>
      <text:p text:style-name="P312"/>
      <text:p text:style-name="P356">I must do it — Я должен это сделать (это мой долг).</text:p>
      <text:p text:style-name="P356">I have to do it — Я должен это сделать (того требуют обстоятельства).</text:p>
      <text:p text:style-name="P312"/>
      <text:p text:style-name="P411"><text:span text:style-name="T46">Have to</text:span><text:span text:style-name="T92">, в отличие от </text:span><text:span text:style-name="T46">must</text:span><text:span text:style-name="T92">, может употребляться во всех временах. Форма в будущем </text:span></text:p>
      <text:p text:style-name="P314">времени используется редко и ее предпочитают заменять на форму настоящего.</text:p>
      <text:p text:style-name="P314"/>
      <text:p text:style-name="P314">Отрицательная и вопросительная форма образуется с помощью вспомогательных </text:p>
      <text:p text:style-name="P411"><text:span text:style-name="T92">глаголов </text:span><text:span text:style-name="T46">do/did/will</text:span><text:span text:style-name="T92">. (</text:span><text:span text:style-name="T46">have</text:span><text:span text:style-name="T92"> ведет себя как смысловой глагол).</text:span></text:p>
      <text:p text:style-name="P314"/>
      <text:p text:style-name="P44"><text:span text:style-name="T121">I </text:span><text:span text:style-name="T113">had to go — Я должен был идти.</text:span></text:p>
      <text:p text:style-name="P356">He doesn`t have to go — Он не должен идти.</text:p>
      <text:p text:style-name="P357">Will they have to go — Они должны будут идти.</text:p>
      <text:p text:style-name="P314"/>
      <text:p text:style-name="P427"><text:span text:style-name="T92">В </text:span><text:span text:style-name="T64">отрицательных предложениях </text:span><text:span text:style-name="T31">have to</text:span><text:span text:style-name="T64"> и </text:span><text:span text:style-name="T31">must</text:span><text:span text:style-name="T64"> передают разный смысл. </text:span></text:p>
      <text:p text:style-name="P427"><text:span text:style-name="T31">Must not</text:span><text:span text:style-name="T64"> выражает запрет, а </text:span><text:span text:style-name="T31">heve to</text:span><text:span text:style-name="T64"> — отсутсвие обязанности.</text:span></text:p>
      <text:p text:style-name="P315"/>
      <text:p text:style-name="P356">You mustn`t tell anyone — Ты не должен рассказывать никому.</text:p>
      <text:p text:style-name="P356">You don`t have to tell me everything — Можешь не рассказывать мне всего.</text:p>
      <text:p text:style-name="P314"/>
      <text:p text:style-name="P418"><text:span text:style-name="T47">Have</text:span><text:span text:style-name="T93"> в значении «должен» всегда используется с частицей </text:span><text:span text:style-name="T47">to</text:span><text:span text:style-name="T93">. </text:span></text:p>
      <text:p text:style-name="P418"><text:span text:style-name="T93">Если не поставить </text:span><text:span text:style-name="T47">to</text:span><text:span text:style-name="T93"> после </text:span><text:span text:style-name="T47">have</text:span><text:span text:style-name="T93">, то этот глагол будет ознать «иметь». </text:span></text:p>
      <text:p text:style-name="P314"/>
      <text:p text:style-name="P11"><text:span text:style-name="T110">Г</text:span><text:span text:style-name="T111">лагол </text:span><text:span text:style-name="T58">should</text:span></text:p>
      <text:p text:style-name="P316"/>
      <text:p text:style-name="P227"><text:span text:style-name="T103">Подходит, чтобы дать </text:span><text:span text:style-name="T112">человеку</text:span><text:span text:style-name="T103"> совет и сделать это вежливо и мягко. Переводится как «</text:span><text:span text:style-name="T112">следует сделать</text:span><text:span text:style-name="T103">» </text:span><text:span text:style-name="T112">или «нужно (так поступить)». </text:span><text:span text:style-name="T57">Should [шуд]</text:span><text:span text:style-name="T112"> связан с натоящим и будущим временем. Грамматически использ. по тем же правилами, что и другие модальные глаголы.</text:span></text:p>
      <text:p text:style-name="P485"/>
      <text:p text:style-name="P45">You should be more attentive — Вам следует быть более внимательным.</text:p>
      <text:p text:style-name="P317"/>
      <text:p text:style-name="P228"><text:span text:style-name="T103">Если необходимо дать совет, то помимо </text:span><text:span text:style-name="T53">should</text:span><text:span text:style-name="T103"> можно также использовать обороты, </text:span></text:p>
      <text:p text:style-name="P228"><text:span text:style-name="T103">помогающие выразить мненеие, например </text:span><text:span text:style-name="T53">I think, I don<text:tab/>`t think</text:span><text:span text:style-name="T103">.</text:span></text:p>
      <text:p text:style-name="P318"/>
      <text:p text:style-name="P358">I think you should leave — Думаю, вам пора уйти.</text:p>
      <text:p text:style-name="P412"><text:soft-page-break/><text:span text:style-name="T48">Should</text:span><text:span text:style-name="T94"> также выражает: недоумение, удивление, возмущение. В этом случае глагол передает эмоциональную окраску высказыванию. Отрицательная форма говорит о плохой </text:span><text:span text:style-name="T95">идее/</text:span><text:span text:style-name="T94">зате</text:span><text:span text:style-name="T95">е</text:span><text:span text:style-name="T94">.</text:span></text:p>
      <text:p text:style-name="P317"/>
      <text:p text:style-name="P358">Why should I go there? - Скакой стати мне туда идти?</text:p>
      <text:p text:style-name="P358">You shouldn`t go there — Не нужно туда идти.</text:p>
      <text:p text:style-name="P317"/>
      <text:p text:style-name="P12"><text:span text:style-name="T103">Глагол </text:span><text:span text:style-name="T53">would</text:span></text:p>
      <text:p text:style-name="P319"/>
      <text:p text:style-name="P32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420">Грамматически использ</text:span><text:span text:style-name="T421">уется</text:span><text:span text:style-name="T420"> по тем же правилами, что и другие модальные глаголы.</text:span></text:p>
      <text:p text:style-name="P320"/>
      <text:p text:style-name="P323">При переводе <text:span text:style-name="T129">would</text:span>, <text:span text:style-name="T421">по сути, </text:span>выпадает, а идущий после него смысловой глагол, используется с частицей<text:span text:style-name="T421"> </text:span><text:span text:style-name="T152">(like) </text:span><text:span text:style-name="T129">to</text:span>. <text:span text:style-name="T152">Would</text:span><text:span text:style-name="T423"> часто сокращается до </text:span><text:span text:style-name="T152">`d</text:span><text:span text:style-name="T423"> и произносится как одна буква (поэтому поначалу расслышать </text:span><text:span text:style-name="T152">would</text:span><text:span text:style-name="T423"> в предложении довольно сложно).</text:span></text:p>
      <text:p text:style-name="P320"/>
      <text:p text:style-name="P320"><text:span text:style-name="T419">В</text:span>стречается в таких вариантах:</text:p>
      <text:list xml:id="list3868099870" text:style-name="L37">
        <text:list-item>
          <text:p text:style-name="P486">соответствует русской частице «бы» (когда представляют ситуацию);</text:p>
        </text:list-item>
        <text:list-item>
          <text:p text:style-name="P486">сообщает о привычках прошлого (в этом случае может заменяться на <text:span text:style-name="T129">used to</text:span>).</text:p>
        </text:list-item>
      </text:list>
      <text:p text:style-name="P322"/>
      <text:p text:style-name="P359">I would like to live in New Your — Я бы хотел жить в Нью Йорке <text:span text:style-name="T419">(представил)</text:span>.</text:p>
      <text:p text:style-name="P360">I wouldn`t watch this film with my child — Я бы не смотрела этот фильм с моим ребенком.</text:p>
      <text:p text:style-name="P361">Would you like to go <text:span text:style-name="T422">to the party with us? </text:span>—<text:span text:style-name="T422"> Ты бы хотел пойти с нами на вечеринку?</text:span></text:p>
      <text:p text:style-name="P324"/>
      <text:p text:style-name="P413"><text:span text:style-name="T96">Фраза </text:span><text:span text:style-name="T49">would you like</text:span><text:span text:style-name="T96"> часто используется, когда хотят предложить человеку услугу, сервис, предмет и т. п. Если человек согласен, то он отвечает </text:span><text:span text:style-name="T49">I`d like to</text:span><text:span text:style-name="T96"> (с удовольствием).</text:span></text:p>
      <text:p text:style-name="P325"/>
      <text:p text:style-name="P362">Would you like a cup of coffee? Yes, I would — Вы бы хотили чашечку кофе? Да, хотел бы.</text:p>
      <text:p text:style-name="P325"/>
      <text:p text:style-name="P362">What would you like, coffee or tea? I`d like some cofee — Чтобы вы хотели, </text:p>
      <text:p text:style-name="P362">кофе или чай? Я бы хотел кофе.</text:p>
      <text:p text:style-name="P325"/>
      <text:p text:style-name="P276">Конструкция <text:span text:style-name="T129">used to</text:span></text:p>
      <text:p text:style-name="P325"/>
      <text:p text:style-name="P326">Используется, когда говорят о регулярных вещах, происходящих в прошлом. </text:p>
      <text:p text:style-name="P414"><text:span text:style-name="T97">Британцы </text:span><text:span text:style-name="T98">предпочитают</text:span><text:span text:style-name="T97"> </text:span><text:span text:style-name="T50">used to</text:span><text:span text:style-name="T97">, американцы чаще использую </text:span><text:span text:style-name="T50">would</text:span><text:span text:style-name="T97">.</text:span></text:p>
      <text:p text:style-name="P326"/>
      <text:p text:style-name="P326">На русский <text:span text:style-name="T129">would/used to</text:span> можно перевести как «имел привычку делать» <text:span text:style-name="T425">или</text:span> «раньше».</text:p>
      <text:p text:style-name="P327"><text:span text:style-name="T425">Также </text:span><text:span text:style-name="T129">would/used to</text:span> <text:span text:style-name="T425">подразумевает, что сейчас человек уже не делает того, что делал раньше.</text:span></text:p>
      <text:p text:style-name="P327"/>
      <text:p text:style-name="P328">Как правило <text:span text:style-name="T129">would</text:span> используется в ситуациях, когда указан период во время которого </text:p>
      <text:p text:style-name="P328">человек так не поступал. </text:p>
      <text:p text:style-name="P328"/>
      <text:p text:style-name="P329">После <text:span text:style-name="T129">used to</text:span> стоит глагол в начальной форме. В настоящем времени эта констуркция </text:p>
      <text:p text:style-name="P329">не используется <text:span text:style-name="T426">(для этого есть Present Simple) </text:span>и<text:span text:style-name="T424"> </text:span>часто <text:span text:style-name="T424">выпадает при переводе.</text:span></text:p>
      <text:p text:style-name="P329"/>
      <text:p text:style-name="P363">I used to live in Bristol — Раньше я жил <text:span text:style-name="T427">в Бристоле (а сейчас нет).</text:span></text:p>
      <text:p text:style-name="P364">I didn`t use to drink tea — Раньше я не пил чай (а теперь пью).</text:p>
      <text:p text:style-name="P364">Did you use to play tennis? — Ты раньше играл в теннис?</text:p>
      <text:p text:style-name="P528"/>
      <text:p text:style-name="P46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18629480992">
          <table:table-cell table:style-name="Table7.A1" office:value-type="string">
            <text:p text:style-name="P436"/>
          </table:table-cell>
          <table:table-cell table:style-name="Table7.A1" office:value-type="string">
            <text:p text:style-name="P428">Past</text:p>
          </table:table-cell>
          <table:table-cell table:style-name="Table7.A1" office:value-type="string">
            <text:p text:style-name="P428">Present</text:p>
          </table:table-cell>
          <table:table-cell table:style-name="Table7.D1" office:value-type="string">
            <text:p text:style-name="P428">Future</text:p>
          </table:table-cell>
        </table:table-row>
        <table:table-row table:style-name="TableLine94618628103360">
          <table:table-cell table:style-name="Table7.A2" office:value-type="string">
            <text:p text:style-name="P435">+</text:p>
          </table:table-cell>
          <table:table-cell table:style-name="Table7.A2" office:value-type="string">
            <text:p text:style-name="P454">I/y<text:span text:style-name="T411">ou</text:span>/w<text:span text:style-name="T411">e</text:span>/t<text:span text:style-name="T411">hey</text:span>/he/she/it</text:p>
            <text:p text:style-name="P454">started</text:p>
          </table:table-cell>
          <table:table-cell table:style-name="Table7.A2" office:value-type="string">
            <text:p text:style-name="P446">I/you/we/they start</text:p>
            <text:p text:style-name="P446">He/she/it starts</text:p>
          </table:table-cell>
          <table:table-cell table:style-name="Table7.D2" office:value-type="string">
            <text:p text:style-name="P457">I/y<text:span text:style-name="T411">ou</text:span>/w<text:span text:style-name="T411">e</text:span>/t<text:span text:style-name="T411">hey</text:span>/he/she/it </text:p>
            <text:p text:style-name="P457">will start</text:p>
          </table:table-cell>
        </table:table-row>
        <table:table-row table:style-name="TableLine94618628125328">
          <table:table-cell table:style-name="Table7.A2" office:value-type="string">
            <text:p text:style-name="P429">-</text:p>
          </table:table-cell>
          <table:table-cell table:style-name="Table7.A2" office:value-type="string">
            <text:p text:style-name="P454">I/y<text:span text:style-name="T411">ou</text:span>/w<text:span text:style-name="T411">e</text:span>/t<text:span text:style-name="T411">hey</text:span>/he/she/it</text:p>
            <text:p text:style-name="P454">didn`t start</text:p>
          </table:table-cell>
          <table:table-cell table:style-name="Table7.A2" office:value-type="string">
            <text:p text:style-name="P446">I/you/we/they don`t start</text:p>
            <text:p text:style-name="P446">He/she/it doesn`t start</text:p>
          </table:table-cell>
          <table:table-cell table:style-name="Table7.D2" office:value-type="string">
            <text:p text:style-name="P457">I/y<text:span text:style-name="T411">ou</text:span>/w<text:span text:style-name="T411">e</text:span>/t<text:span text:style-name="T411">hey</text:span>/he/she/it</text:p>
            <text:p text:style-name="P457">won`t start</text:p>
          </table:table-cell>
        </table:table-row>
        <table:table-row table:style-name="TableLine94618628136336">
          <table:table-cell table:style-name="Table7.A2" office:value-type="string">
            <text:p text:style-name="P429">?</text:p>
          </table:table-cell>
          <table:table-cell table:style-name="Table7.A2" office:value-type="string">
            <text:p text:style-name="P455">Did I/y<text:span text:style-name="T411">ou</text:span>/w<text:span text:style-name="T411">e</text:span>/t<text:span text:style-name="T411">hey</text:span>/he</text:p>
            <text:p text:style-name="P455">/she/it start?</text:p>
          </table:table-cell>
          <table:table-cell table:style-name="Table7.A2" office:value-type="string">
            <text:p text:style-name="P446">Do I/you/we/they start?</text:p>
            <text:p text:style-name="P446">Does he/she/it start?</text:p>
          </table:table-cell>
          <table:table-cell table:style-name="Table7.D2" office:value-type="string">
            <text:p text:style-name="P458">Will I/y<text:span text:style-name="T411">ou</text:span>/w<text:span text:style-name="T411">e</text:span>/t<text:span text:style-name="T411">hey</text:span>/he</text:p>
            <text:p text:style-name="P458">/she/it start?</text:p>
          </table:table-cell>
        </table:table-row>
      </table:table>
      <text:p text:style-name="P102"/>
      <text:p text:style-name="P242"><text:span text:style-name="T313">Таблица времен группы Continu</text:span><text:span text:style-name="T314">ou</text:span><text:span text:style-name="T31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18628145248">
          <table:table-cell table:style-name="Table8.A1" office:value-type="string">
            <text:p text:style-name="P445"/>
          </table:table-cell>
          <table:table-cell table:style-name="Table8.A1" office:value-type="string">
            <text:p text:style-name="P428">Past</text:p>
          </table:table-cell>
          <table:table-cell table:style-name="Table8.A1" office:value-type="string">
            <text:p text:style-name="P428">Present</text:p>
          </table:table-cell>
          <table:table-cell table:style-name="Table8.D1" office:value-type="string">
            <text:p text:style-name="P428">Future</text:p>
          </table:table-cell>
        </table:table-row>
        <table:table-row table:style-name="TableLine94618628236832">
          <table:table-cell table:style-name="Table8.A2" office:value-type="string">
            <text:p text:style-name="P429">+</text:p>
          </table:table-cell>
          <table:table-cell table:style-name="Table8.A2" office:value-type="string">
            <text:p text:style-name="P456">I/<text:span text:style-name="T410">he/she/it</text:span> <text:span text:style-name="T410">was starting</text:span></text:p>
            <text:p text:style-name="P456"><text:span text:style-name="T410">Y</text:span><text:span text:style-name="T411">ou</text:span><text:span text:style-name="T410">/w</text:span><text:span text:style-name="T411">e</text:span><text:span text:style-name="T410">/t</text:span><text:span text:style-name="T411">hey</text:span><text:span text:style-name="T410"> were starting</text:span></text:p>
          </table:table-cell>
          <table:table-cell table:style-name="Table8.A2" office:value-type="string">
            <text:p text:style-name="P448">I am starting</text:p>
            <text:p text:style-name="P448">You/we/they are starting</text:p>
            <text:p text:style-name="P448">He/she/it is starting</text:p>
          </table:table-cell>
          <table:table-cell table:style-name="Table8.D2" office:value-type="string">
            <text:p text:style-name="P436"/>
          </table:table-cell>
        </table:table-row>
        <table:table-row table:style-name="TableLine94618628279408">
          <table:table-cell table:style-name="Table8.A2" office:value-type="string">
            <text:p text:style-name="P429">-</text:p>
          </table:table-cell>
          <table:table-cell table:style-name="Table8.A2" office:value-type="string">
            <text:p text:style-name="P457">I/he/she/it wasn`t starting</text:p>
            <text:p text:style-name="P457">Y<text:span text:style-name="T411">ou</text:span>/w<text:span text:style-name="T411">e</text:span>/t<text:span text:style-name="T411">hey</text:span> weren`t starting</text:p>
          </table:table-cell>
          <table:table-cell table:style-name="Table8.A2" office:value-type="string">
            <text:p text:style-name="P448">I`m not starting</text:p>
            <text:p text:style-name="P448">You/we/they aren`t starting</text:p>
            <text:p text:style-name="P448">He/she/it isn`t starting</text:p>
          </table:table-cell>
          <table:table-cell table:style-name="Table8.D2" office:value-type="string">
            <text:p text:style-name="P436"/>
          </table:table-cell>
        </table:table-row>
        <table:table-row table:style-name="TableLine94618628283568">
          <table:table-cell table:style-name="Table8.A2" office:value-type="string">
            <text:p text:style-name="P429">?</text:p>
          </table:table-cell>
          <table:table-cell table:style-name="Table8.A2" office:value-type="string">
            <text:p text:style-name="P457">Was I/he/she/it starting?</text:p>
            <text:p text:style-name="P457">Were y<text:span text:style-name="T411">ou</text:span>/w<text:span text:style-name="T411">e</text:span>/t<text:span text:style-name="T411">hey</text:span> starting?</text:p>
          </table:table-cell>
          <table:table-cell table:style-name="Table8.A2" office:value-type="string">
            <text:p text:style-name="P448">Am I starting?</text:p>
            <text:p text:style-name="P448">Are you/we/they starting?</text:p>
            <text:p text:style-name="P448">Is he/she/it starting?</text:p>
          </table:table-cell>
          <table:table-cell table:style-name="Table8.D2" office:value-type="string">
            <text:p text:style-name="P436"/>
          </table:table-cell>
        </table:table-row>
      </table:table>
      <text:p text:style-name="P102"/>
      <text:p text:style-name="P10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18628149808">
          <table:table-cell table:style-name="Table9.A1" office:value-type="string">
            <text:p text:style-name="P445"/>
          </table:table-cell>
          <table:table-cell table:style-name="Table9.A1" office:value-type="string">
            <text:p text:style-name="P428">Past</text:p>
          </table:table-cell>
          <table:table-cell table:style-name="Table9.A1" office:value-type="string">
            <text:p text:style-name="P428">Present</text:p>
          </table:table-cell>
          <table:table-cell table:style-name="Table9.D1" office:value-type="string">
            <text:p text:style-name="P428">Future</text:p>
          </table:table-cell>
        </table:table-row>
        <table:table-row table:style-name="TableLine94618628411792">
          <table:table-cell table:style-name="Table9.A2" office:value-type="string">
            <text:p text:style-name="P429">+</text:p>
          </table:table-cell>
          <table:table-cell table:style-name="Table9.A2" office:value-type="string">
            <text:p text:style-name="P436"/>
          </table:table-cell>
          <table:table-cell table:style-name="Table9.A2" office:value-type="string">
            <text:p text:style-name="P448">I/you/we/they have started</text:p>
            <text:p text:style-name="P448">He/she/it has started</text:p>
          </table:table-cell>
          <table:table-cell table:style-name="Table9.D2" office:value-type="string">
            <text:p text:style-name="P436"/>
          </table:table-cell>
        </table:table-row>
        <table:table-row table:style-name="TableLine94618628420080">
          <table:table-cell table:style-name="Table9.A2" office:value-type="string">
            <text:p text:style-name="P429">-</text:p>
          </table:table-cell>
          <table:table-cell table:style-name="Table9.A2" office:value-type="string">
            <text:p text:style-name="P436"/>
          </table:table-cell>
          <table:table-cell table:style-name="Table9.A2" office:value-type="string">
            <text:p text:style-name="P448">I/y<text:span text:style-name="T385">ou</text:span>/w<text:span text:style-name="T385">e</text:span>/t<text:span text:style-name="T385">hey</text:span> haven`t started</text:p>
            <text:p text:style-name="P448">He/she/it hasn`t started</text:p>
          </table:table-cell>
          <table:table-cell table:style-name="Table9.D2" office:value-type="string">
            <text:p text:style-name="P436"/>
          </table:table-cell>
        </table:table-row>
        <table:table-row table:style-name="TableLine94618628422784">
          <table:table-cell table:style-name="Table9.A2" office:value-type="string">
            <text:p text:style-name="P429">?</text:p>
          </table:table-cell>
          <table:table-cell table:style-name="Table9.A2" office:value-type="string">
            <text:p text:style-name="P436"/>
          </table:table-cell>
          <table:table-cell table:style-name="Table9.A2" office:value-type="string">
            <text:p text:style-name="P448">Have I/y<text:span text:style-name="T386">ou</text:span>/w<text:span text:style-name="T386">e</text:span>/t<text:span text:style-name="T386">hey</text:span> started?</text:p>
            <text:p text:style-name="P448">Has he/she/it started?</text:p>
          </table:table-cell>
          <table:table-cell table:style-name="Table9.D2" office:value-type="string">
            <text:p text:style-name="P436"/>
          </table:table-cell>
        </table:table-row>
      </table:table>
      <text:p text:style-name="P104"/>
      <text:p text:style-name="P10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18628426816">
          <table:table-cell table:style-name="Table1.A1" office:value-type="string">
            <text:p text:style-name="P447"/>
          </table:table-cell>
          <table:table-cell table:style-name="Table1.A1" office:value-type="string">
            <text:p text:style-name="P430">Past</text:p>
          </table:table-cell>
          <table:table-cell table:style-name="Table1.A1" office:value-type="string">
            <text:p text:style-name="P430">Present</text:p>
          </table:table-cell>
          <table:table-cell table:style-name="Table1.D1" office:value-type="string">
            <text:p text:style-name="P430">Future</text:p>
          </table:table-cell>
        </table:table-row>
        <table:table-row table:style-name="TableLine94618628476688">
          <table:table-cell table:style-name="Table1.A2" office:value-type="string">
            <text:p text:style-name="P430">+</text:p>
          </table:table-cell>
          <table:table-cell table:style-name="Table1.A2" office:value-type="string">
            <text:p text:style-name="P437"/>
          </table:table-cell>
          <table:table-cell table:style-name="Table1.A2" office:value-type="string">
            <text:p text:style-name="P453">I/y<text:span text:style-name="T411">ou</text:span>/w<text:span text:style-name="T411">e</text:span>/t<text:span text:style-name="T411">hey</text:span> have been starting</text:p>
            <text:p text:style-name="P453">He/she/it has been starting</text:p>
          </table:table-cell>
          <table:table-cell table:style-name="Table1.D2" office:value-type="string">
            <text:p text:style-name="P437"/>
          </table:table-cell>
        </table:table-row>
        <table:table-row table:style-name="TableLine94618628485184">
          <table:table-cell table:style-name="Table1.A2" office:value-type="string">
            <text:p text:style-name="P430">-</text:p>
          </table:table-cell>
          <table:table-cell table:style-name="Table1.A2" office:value-type="string">
            <text:p text:style-name="P437"/>
          </table:table-cell>
          <table:table-cell table:style-name="Table1.A2" office:value-type="string">
            <text:p text:style-name="P453">I/y<text:span text:style-name="T411">ou</text:span>/w<text:span text:style-name="T411">e</text:span>/t<text:span text:style-name="T411">hey</text:span> haven`t been starting</text:p>
            <text:p text:style-name="P453">He/she/it hasn`t been starting</text:p>
          </table:table-cell>
          <table:table-cell table:style-name="Table1.D2" office:value-type="string">
            <text:p text:style-name="P437"/>
          </table:table-cell>
        </table:table-row>
        <table:table-row table:style-name="TableLine94618628492256">
          <table:table-cell table:style-name="Table1.A2" office:value-type="string">
            <text:p text:style-name="P430">?</text:p>
          </table:table-cell>
          <table:table-cell table:style-name="Table1.A2" office:value-type="string">
            <text:p text:style-name="P437"/>
          </table:table-cell>
          <table:table-cell table:style-name="Table1.A2" office:value-type="string">
            <text:p text:style-name="P453">Have I/y<text:span text:style-name="T411">ou</text:span>/w<text:span text:style-name="T411">e</text:span>/t<text:span text:style-name="T411">hey</text:span> been starting?</text:p>
            <text:p text:style-name="P453">Has he/she/it been starting?</text:p>
          </table:table-cell>
          <table:table-cell table:style-name="Table1.D2" office:value-type="string">
            <text:p text:style-name="P437"/>
          </table:table-cell>
        </table:table-row>
      </table:table>
      <text:p text:style-name="P463"><text:span text:style-name="T232">Таблица </text:span><text:span text:style-name="T233">форм</text:span><text:span text:style-name="T232"> глагола </text:span><text:span text:style-name="T242">b</text:span><text:span text:style-name="T232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18628512272">
          <table:table-cell table:style-name="Table5.A1" office:value-type="string">
            <text:p text:style-name="P434">Подлежащее</text:p>
          </table:table-cell>
          <table:table-cell table:style-name="Table5.A1" office:value-type="string">
            <text:p text:style-name="P431">Past</text:p>
          </table:table-cell>
          <table:table-cell table:style-name="Table5.A1" office:value-type="string">
            <text:p text:style-name="P431">Present</text:p>
          </table:table-cell>
          <table:table-cell table:style-name="Table5.D1" office:value-type="string">
            <text:p text:style-name="P431">Future</text:p>
          </table:table-cell>
        </table:table-row>
        <table:table-row table:style-name="TableLine94618628590656">
          <table:table-cell table:style-name="Table5.A2" office:value-type="string">
            <text:p text:style-name="P452"><text:s/>I</text:p>
          </table:table-cell>
          <table:table-cell table:style-name="Table5.A2" office:value-type="string">
            <text:p text:style-name="P453">was</text:p>
          </table:table-cell>
          <table:table-cell table:style-name="Table5.A2" office:value-type="string">
            <text:p text:style-name="P449">am</text:p>
          </table:table-cell>
          <table:table-cell table:style-name="Table5.D2" office:value-type="string">
            <text:p text:style-name="P459">will be</text:p>
          </table:table-cell>
        </table:table-row>
        <table:table-row table:style-name="TableLine94618628607680">
          <table:table-cell table:style-name="Table5.A2" office:value-type="string">
            <text:p text:style-name="P451">he/she/<text:span text:style-name="T396">it</text:span></text:p>
          </table:table-cell>
          <table:table-cell table:style-name="Table5.A2" office:value-type="string">
            <text:p text:style-name="P453">was</text:p>
          </table:table-cell>
          <table:table-cell table:style-name="Table5.A2" office:value-type="string">
            <text:p text:style-name="P450">is</text:p>
          </table:table-cell>
          <table:table-cell table:style-name="Table5.D2" office:value-type="string">
            <text:p text:style-name="P459">will be</text:p>
          </table:table-cell>
        </table:table-row>
        <table:table-row table:style-name="TableLine94618628612704">
          <table:table-cell table:style-name="Table5.A2" office:value-type="string">
            <text:p text:style-name="P451">you/we/they</text:p>
          </table:table-cell>
          <table:table-cell table:style-name="Table5.A2" office:value-type="string">
            <text:p text:style-name="P453">were</text:p>
          </table:table-cell>
          <table:table-cell table:style-name="Table5.A2" office:value-type="string">
            <text:p text:style-name="P450">are</text:p>
          </table:table-cell>
          <table:table-cell table:style-name="Table5.D2" office:value-type="string">
            <text:p text:style-name="P459">will be</text:p>
          </table:table-cell>
        </table:table-row>
      </table:table>
      <text:p text:style-name="P506"/>
      <text:p text:style-name="P506">Таблица модальных глаголов:</text:p>
      <table:table table:name="Table2" table:style-name="Table2">
        <table:table-column table:style-name="Table2.A" table:number-columns-repeated="3"/>
        <table:table-row table:style-name="TableLine94618662210064">
          <table:table-cell table:style-name="Table2.A1" office:value-type="string">
            <text:p text:style-name="P530">Глагол</text:p>
          </table:table-cell>
          <table:table-cell table:style-name="Table2.A1" office:value-type="string">
            <text:p text:style-name="P533"><text:span text:style-name="T332">З</text:span><text:span text:style-name="T333">начение</text:span></text:p>
          </table:table-cell>
          <table:table-cell table:style-name="Table2.C1" office:value-type="string">
            <text:p text:style-name="P533"><text:span text:style-name="T332">В</text:span><text:span text:style-name="T333">рем</text:span><text:span text:style-name="T332">я</text:span></text:p>
          </table:table-cell>
        </table:table-row>
        <table:table-row table:style-name="TableLine94618662210064">
          <table:table-cell table:style-name="Table2.A2" office:value-type="string">
            <text:p text:style-name="P529">can</text:p>
          </table:table-cell>
          <table:table-cell table:style-name="Table2.A2" office:value-type="string">
            <text:p text:style-name="P529">могу, умею, смогу;</text:p>
            <text:p text:style-name="P529">(часто используется в просьбах и предложениях)</text:p>
          </table:table-cell>
          <table:table-cell table:style-name="Table2.C2" office:value-type="string">
            <text:p text:style-name="P529">настоящее и будущее</text:p>
          </table:table-cell>
        </table:table-row>
        <table:table-row table:style-name="TableLine94618662210064">
          <table:table-cell table:style-name="Table2.A2" office:value-type="string">
            <text:p text:style-name="P529">could</text:p>
          </table:table-cell>
          <table:table-cell table:style-name="Table2.A2" office:value-type="string">
            <text:p text:style-name="P529">мог, умел</text:p>
          </table:table-cell>
          <table:table-cell table:style-name="Table2.C2" office:value-type="string">
            <text:p text:style-name="P529">прошедшее</text:p>
          </table:table-cell>
        </table:table-row>
        <table:table-row table:style-name="TableLine94618662210064">
          <table:table-cell table:style-name="Table2.A2" office:value-type="string">
            <text:p text:style-name="P529">might, may</text:p>
          </table:table-cell>
          <table:table-cell table:style-name="Table2.A2" office:value-type="string">
            <text:p text:style-name="P529">может быть, мог бы, возможно, наверное</text:p>
          </table:table-cell>
          <table:table-cell table:style-name="Table2.C2" office:value-type="string">
            <text:p text:style-name="P529">настоящее и будущие</text:p>
          </table:table-cell>
        </table:table-row>
        <table:table-row table:style-name="TableLine94618662210064">
          <table:table-cell table:style-name="Table2.A2" office:value-type="string">
            <text:p text:style-name="P529">must</text:p>
          </table:table-cell>
          <table:table-cell table:style-name="Table2.A2" office:value-type="string">
            <text:p text:style-name="P529">должен, обязан, нужно, запрет, нельзя</text:p>
          </table:table-cell>
          <table:table-cell table:style-name="Table2.C2" office:value-type="string">
            <text:p text:style-name="P529">настоящее</text:p>
          </table:table-cell>
        </table:table-row>
        <table:table-row table:style-name="TableLine94618662210064">
          <table:table-cell table:style-name="Table2.A2" office:value-type="string">
            <text:p text:style-name="P529">should</text:p>
          </table:table-cell>
          <table:table-cell table:style-name="Table2.A2" office:value-type="string">
            <text:p text:style-name="P529">следует сделать, следовало бы сделать; (совет)</text:p>
          </table:table-cell>
          <table:table-cell table:style-name="Table2.C2" office:value-type="string">
            <text:p text:style-name="P529">настоящее и будущие</text:p>
          </table:table-cell>
        </table:table-row>
        <table:table-row table:style-name="TableLine94618662210064">
          <table:table-cell table:style-name="Table2.A2" office:value-type="string">
            <text:p text:style-name="P529">would</text:p>
          </table:table-cell>
          <table:table-cell table:style-name="Table2.A2" office:value-type="string">
            <text:p text:style-name="P529">частица «бы», предложение услуги, привычка прошлого</text:p>
          </table:table-cell>
          <table:table-cell table:style-name="Table2.C2" office:value-type="string">
            <text:p text:style-name="P529">настоящее, прошедшее, будущие</text:p>
          </table:table-cell>
        </table:table-row>
      </table:table>
      <text:p text:style-name="P507"/>
      <text:p text:style-name="P507">Таблица модальных конструкций:</text:p>
      <table:table table:name="Table3" table:style-name="Table3">
        <table:table-column table:style-name="Table3.A"/>
        <table:table-column table:style-name="Table3.B" table:number-columns-repeated="2"/>
        <table:table-row table:style-name="TableLine94618656105200">
          <table:table-cell table:style-name="Table3.A1" office:value-type="string">
            <text:p text:style-name="P531">Конструкция</text:p>
          </table:table-cell>
          <table:table-cell table:style-name="Table3.A1" office:value-type="string">
            <text:p text:style-name="P531">Значение</text:p>
          </table:table-cell>
          <table:table-cell table:style-name="Table3.C1" office:value-type="string">
            <text:p text:style-name="P531">Время</text:p>
          </table:table-cell>
        </table:table-row>
        <table:table-row table:style-name="TableLine94618656105200">
          <table:table-cell table:style-name="Table3.A2" office:value-type="string">
            <text:p text:style-name="P532">be able to</text:p>
          </table:table-cell>
          <table:table-cell table:style-name="Table3.A2" office:value-type="string">
            <text:p text:style-name="P532">могу (близко к can)</text:p>
          </table:table-cell>
          <table:table-cell table:style-name="Table3.C2" office:value-type="string">
            <text:p text:style-name="P532">be меняется по временам</text:p>
          </table:table-cell>
        </table:table-row>
        <table:table-row table:style-name="TableLine94618656105200">
          <table:table-cell table:style-name="Table3.A2" office:value-type="string">
            <text:p text:style-name="P532">have to</text:p>
          </table:table-cell>
          <table:table-cell table:style-name="Table3.A2" office:value-type="string">
            <text:p text:style-name="P532">должен (близко к must)</text:p>
          </table:table-cell>
          <table:table-cell table:style-name="Table3.C2" office:value-type="string">
            <text:p text:style-name="P532">have меняется по временам</text:p>
          </table:table-cell>
        </table:table-row>
        <table:table-row table:style-name="TableLine94618656105200">
          <table:table-cell table:style-name="Table3.A2" office:value-type="string">
            <text:p text:style-name="P532">used to</text:p>
          </table:table-cell>
          <table:table-cell table:style-name="Table3.A2" office:value-type="string">
            <text:p text:style-name="P532">делал раньше, имел привычку делать (близко к would)</text:p>
          </table:table-cell>
          <table:table-cell table:style-name="Table3.C2" office:value-type="string">
            <text:p text:style-name="P532">всегда стоит в прошедшем;</text:p>
            <text:p text:style-name="P532">меняется как Past Simple</text:p>
          </table:table-cell>
        </table:table-row>
      </table:table>
      <text:p text:style-name="P507"/>
      <text:p text:style-name="P149">Таблица сокращений:</text:p>
      <text:p text:style-name="P460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18628617456">
          <table:table-cell table:style-name="Table6.A1" office:value-type="string">
            <text:p text:style-name="P433">Перевод</text:p>
          </table:table-cell>
          <table:table-cell table:style-name="Table6.A1" office:value-type="string">
            <text:p text:style-name="P432">Начальная форма</text:p>
          </table:table-cell>
          <table:table-cell table:style-name="Table6.A1" office:value-type="string">
            <text:p text:style-name="P432">2я форма</text:p>
          </table:table-cell>
          <table:table-cell table:style-name="Table6.D1" office:value-type="string">
            <text:p text:style-name="P433">3я форма</text:p>
          </table:table-cell>
        </table:table-row>
        <table:table-row table:style-name="TableLine94618629016544">
          <table:table-cell table:style-name="Table6.A2" office:value-type="string">
            <text:p text:style-name="P438">начинать</text:p>
          </table:table-cell>
          <table:table-cell table:style-name="Table6.A2" office:value-type="string">
            <text:p text:style-name="P439">begin</text:p>
          </table:table-cell>
          <table:table-cell table:style-name="Table6.A2" office:value-type="string">
            <text:p text:style-name="P439">began</text:p>
          </table:table-cell>
          <table:table-cell table:style-name="Table6.D2" office:value-type="string">
            <text:p text:style-name="P438">begun</text:p>
          </table:table-cell>
        </table:table-row>
        <table:table-row table:style-name="TableLine94618629034976">
          <table:table-cell table:style-name="Table6.A2" office:value-type="string">
            <text:p text:style-name="P438">ломать</text:p>
          </table:table-cell>
          <table:table-cell table:style-name="Table6.A2" office:value-type="string">
            <text:p text:style-name="P439">break</text:p>
          </table:table-cell>
          <table:table-cell table:style-name="Table6.A2" office:value-type="string">
            <text:p text:style-name="P439">broke</text:p>
          </table:table-cell>
          <table:table-cell table:style-name="Table6.D2" office:value-type="string">
            <text:p text:style-name="P438">broken</text:p>
          </table:table-cell>
        </table:table-row>
        <table:table-row table:style-name="TableLine94618629037088">
          <table:table-cell table:style-name="Table6.A2" office:value-type="string">
            <text:p text:style-name="P438">приносить</text:p>
          </table:table-cell>
          <table:table-cell table:style-name="Table6.A2" office:value-type="string">
            <text:p text:style-name="P439">bring</text:p>
          </table:table-cell>
          <table:table-cell table:style-name="Table6.A2" office:value-type="string">
            <text:p text:style-name="P439">brought</text:p>
          </table:table-cell>
          <table:table-cell table:style-name="Table6.D2" office:value-type="string">
            <text:p text:style-name="P438">brought</text:p>
          </table:table-cell>
        </table:table-row>
        <table:table-row table:style-name="TableLine94618628541504">
          <table:table-cell table:style-name="Table6.A2" office:value-type="string">
            <text:p text:style-name="P438">покупать</text:p>
          </table:table-cell>
          <table:table-cell table:style-name="Table6.A2" office:value-type="string">
            <text:p text:style-name="P439">buy</text:p>
          </table:table-cell>
          <table:table-cell table:style-name="Table6.A2" office:value-type="string">
            <text:p text:style-name="P439">bought</text:p>
          </table:table-cell>
          <table:table-cell table:style-name="Table6.D2" office:value-type="string">
            <text:p text:style-name="P438">bought</text:p>
          </table:table-cell>
        </table:table-row>
        <table:table-row table:style-name="TableLine94618629063552">
          <table:table-cell table:style-name="Table6.A2" office:value-type="string">
            <text:p text:style-name="P438">приходить</text:p>
          </table:table-cell>
          <table:table-cell table:style-name="Table6.A2" office:value-type="string">
            <text:p text:style-name="P439">come</text:p>
          </table:table-cell>
          <table:table-cell table:style-name="Table6.A2" office:value-type="string">
            <text:p text:style-name="P439">came</text:p>
          </table:table-cell>
          <table:table-cell table:style-name="Table6.D2" office:value-type="string">
            <text:p text:style-name="P438">come</text:p>
          </table:table-cell>
        </table:table-row>
        <table:table-row table:style-name="TableLine94618629066880">
          <table:table-cell table:style-name="Table6.A2" office:value-type="string">
            <text:p text:style-name="P438">делать</text:p>
          </table:table-cell>
          <table:table-cell table:style-name="Table6.A2" office:value-type="string">
            <text:p text:style-name="P439">do</text:p>
          </table:table-cell>
          <table:table-cell table:style-name="Table6.A2" office:value-type="string">
            <text:p text:style-name="P439">did</text:p>
          </table:table-cell>
          <table:table-cell table:style-name="Table6.D2" office:value-type="string">
            <text:p text:style-name="P438">done</text:p>
          </table:table-cell>
        </table:table-row>
        <table:table-row table:style-name="TableLine94618629070288">
          <table:table-cell table:style-name="Table6.A2" office:value-type="string">
            <text:p text:style-name="P438">пить</text:p>
          </table:table-cell>
          <table:table-cell table:style-name="Table6.A2" office:value-type="string">
            <text:p text:style-name="P439">drink</text:p>
          </table:table-cell>
          <table:table-cell table:style-name="Table6.A2" office:value-type="string">
            <text:p text:style-name="P439">drank</text:p>
          </table:table-cell>
          <table:table-cell table:style-name="Table6.D2" office:value-type="string">
            <text:p text:style-name="P438">drunk</text:p>
          </table:table-cell>
        </table:table-row>
        <table:table-row table:style-name="TableLine94618629073008">
          <table:table-cell table:style-name="Table6.A2" office:value-type="string">
            <text:p text:style-name="P438">есть</text:p>
          </table:table-cell>
          <table:table-cell table:style-name="Table6.A2" office:value-type="string">
            <text:p text:style-name="P439">eat</text:p>
          </table:table-cell>
          <table:table-cell table:style-name="Table6.A2" office:value-type="string">
            <text:p text:style-name="P439">ate</text:p>
          </table:table-cell>
          <table:table-cell table:style-name="Table6.D2" office:value-type="string">
            <text:p text:style-name="P438">eaten</text:p>
          </table:table-cell>
        </table:table-row>
        <table:table-row table:style-name="TableLine94618629082336">
          <table:table-cell table:style-name="Table6.A2" office:value-type="string">
            <text:p text:style-name="P438">падать</text:p>
          </table:table-cell>
          <table:table-cell table:style-name="Table6.A2" office:value-type="string">
            <text:p text:style-name="P440">fall</text:p>
          </table:table-cell>
          <table:table-cell table:style-name="Table6.A2" office:value-type="string">
            <text:p text:style-name="P440">fell</text:p>
          </table:table-cell>
          <table:table-cell table:style-name="Table6.D2" office:value-type="string">
            <text:p text:style-name="P438">fallen</text:p>
          </table:table-cell>
        </table:table-row>
        <table:table-row table:style-name="TableLine94618629086272">
          <table:table-cell table:style-name="Table6.A2" office:value-type="string">
            <text:p text:style-name="P438">летать</text:p>
          </table:table-cell>
          <table:table-cell table:style-name="Table6.A2" office:value-type="string">
            <text:p text:style-name="P440">fly</text:p>
          </table:table-cell>
          <table:table-cell table:style-name="Table6.A2" office:value-type="string">
            <text:p text:style-name="P440">flew</text:p>
          </table:table-cell>
          <table:table-cell table:style-name="Table6.D2" office:value-type="string">
            <text:p text:style-name="P438">flown</text:p>
          </table:table-cell>
        </table:table-row>
        <table:table-row table:style-name="TableLine94618629089424">
          <table:table-cell table:style-name="Table6.A2" office:value-type="string">
            <text:p text:style-name="P438">забывать</text:p>
          </table:table-cell>
          <table:table-cell table:style-name="Table6.A2" office:value-type="string">
            <text:p text:style-name="P440">forget</text:p>
          </table:table-cell>
          <table:table-cell table:style-name="Table6.A2" office:value-type="string">
            <text:p text:style-name="P440">forgot</text:p>
          </table:table-cell>
          <table:table-cell table:style-name="Table6.D2" office:value-type="string">
            <text:p text:style-name="P438">forgotten</text:p>
          </table:table-cell>
        </table:table-row>
        <table:table-row table:style-name="TableLine94618629091984">
          <table:table-cell table:style-name="Table6.A2" office:value-type="string">
            <text:p text:style-name="P438">получать</text:p>
          </table:table-cell>
          <table:table-cell table:style-name="Table6.A2" office:value-type="string">
            <text:p text:style-name="P440">get</text:p>
          </table:table-cell>
          <table:table-cell table:style-name="Table6.A2" office:value-type="string">
            <text:p text:style-name="P440">got</text:p>
          </table:table-cell>
          <table:table-cell table:style-name="Table6.D2" office:value-type="string">
            <text:p text:style-name="P438">got</text:p>
          </table:table-cell>
        </table:table-row>
        <table:table-row table:style-name="TableLine94618629096832">
          <table:table-cell table:style-name="Table6.A2" office:value-type="string">
            <text:p text:style-name="P441">давать</text:p>
          </table:table-cell>
          <table:table-cell table:style-name="Table6.A2" office:value-type="string">
            <text:p text:style-name="P442">give</text:p>
          </table:table-cell>
          <table:table-cell table:style-name="Table6.A2" office:value-type="string">
            <text:p text:style-name="P442">gave</text:p>
          </table:table-cell>
          <table:table-cell table:style-name="Table6.D2" office:value-type="string">
            <text:p text:style-name="P441">given</text:p>
          </table:table-cell>
        </table:table-row>
        <table:table-row table:style-name="TableLine94618629100272">
          <table:table-cell table:style-name="Table6.A2" office:value-type="string">
            <text:p text:style-name="P441">идти</text:p>
          </table:table-cell>
          <table:table-cell table:style-name="Table6.A2" office:value-type="string">
            <text:p text:style-name="P442">go</text:p>
          </table:table-cell>
          <table:table-cell table:style-name="Table6.A2" office:value-type="string">
            <text:p text:style-name="P442">went</text:p>
          </table:table-cell>
          <table:table-cell table:style-name="Table6.D2" office:value-type="string">
            <text:p text:style-name="P441">gone</text:p>
          </table:table-cell>
        </table:table-row>
        <table:table-row table:style-name="TableLine94618629108448">
          <table:table-cell table:style-name="Table6.A2" office:value-type="string">
            <text:p text:style-name="P443">иметь </text:p>
          </table:table-cell>
          <table:table-cell table:style-name="Table6.A2" office:value-type="string">
            <text:p text:style-name="P444">have</text:p>
          </table:table-cell>
          <table:table-cell table:style-name="Table6.A2" office:value-type="string">
            <text:p text:style-name="P444">had</text:p>
          </table:table-cell>
          <table:table-cell table:style-name="Table6.D2" office:value-type="string">
            <text:p text:style-name="P443">had</text:p>
          </table:table-cell>
        </table:table-row>
        <table:table-row table:style-name="TableLine94618629111328">
          <table:table-cell table:style-name="Table6.A2" office:value-type="string">
            <text:p text:style-name="P443">слышать</text:p>
          </table:table-cell>
          <table:table-cell table:style-name="Table6.A2" office:value-type="string">
            <text:p text:style-name="P444">hear</text:p>
          </table:table-cell>
          <table:table-cell table:style-name="Table6.A2" office:value-type="string">
            <text:p text:style-name="P444">heard</text:p>
          </table:table-cell>
          <table:table-cell table:style-name="Table6.D2" office:value-type="string">
            <text:p text:style-name="P443">heard</text:p>
          </table:table-cell>
        </table:table-row>
        <table:table-row table:style-name="TableLine94618629121808">
          <table:table-cell table:style-name="Table6.A2" office:value-type="string">
            <text:p text:style-name="P443">знать</text:p>
          </table:table-cell>
          <table:table-cell table:style-name="Table6.A2" office:value-type="string">
            <text:p text:style-name="P444">know</text:p>
          </table:table-cell>
          <table:table-cell table:style-name="Table6.A2" office:value-type="string">
            <text:p text:style-name="P444">knew</text:p>
          </table:table-cell>
          <table:table-cell table:style-name="Table6.D2" office:value-type="string">
            <text:p text:style-name="P443">known</text:p>
          </table:table-cell>
        </table:table-row>
        <table:table-row table:style-name="TableLine94618629124368">
          <table:table-cell table:style-name="Table6.A2" office:value-type="string">
            <text:p text:style-name="P443">терять</text:p>
          </table:table-cell>
          <table:table-cell table:style-name="Table6.A2" office:value-type="string">
            <text:p text:style-name="P444">lose</text:p>
          </table:table-cell>
          <table:table-cell table:style-name="Table6.A2" office:value-type="string">
            <text:p text:style-name="P444">lost</text:p>
          </table:table-cell>
          <table:table-cell table:style-name="Table6.D2" office:value-type="string">
            <text:p text:style-name="P443">lost</text:p>
          </table:table-cell>
        </table:table-row>
        <table:table-row table:style-name="TableLine94618629133328">
          <table:table-cell table:style-name="Table6.A2" office:value-type="string">
            <text:p text:style-name="P443">делать</text:p>
          </table:table-cell>
          <table:table-cell table:style-name="Table6.A2" office:value-type="string">
            <text:p text:style-name="P444">make</text:p>
          </table:table-cell>
          <table:table-cell table:style-name="Table6.A2" office:value-type="string">
            <text:p text:style-name="P444">made</text:p>
          </table:table-cell>
          <table:table-cell table:style-name="Table6.D2" office:value-type="string">
            <text:p text:style-name="P443">made</text:p>
          </table:table-cell>
        </table:table-row>
        <table:table-row table:style-name="TableLine94618629138384">
          <table:table-cell table:style-name="Table6.A2" office:value-type="string">
            <text:p text:style-name="P443">платить</text:p>
          </table:table-cell>
          <table:table-cell table:style-name="Table6.A2" office:value-type="string">
            <text:p text:style-name="P444">pay</text:p>
          </table:table-cell>
          <table:table-cell table:style-name="Table6.A2" office:value-type="string">
            <text:p text:style-name="P444">paid</text:p>
          </table:table-cell>
          <table:table-cell table:style-name="Table6.D2" office:value-type="string">
            <text:p text:style-name="P443">paid</text:p>
          </table:table-cell>
        </table:table-row>
        <table:table-row table:style-name="TableLine94618629142144">
          <table:table-cell table:style-name="Table6.A2" office:value-type="string">
            <text:p text:style-name="P443">класть</text:p>
          </table:table-cell>
          <table:table-cell table:style-name="Table6.A2" office:value-type="string">
            <text:p text:style-name="P444">put</text:p>
          </table:table-cell>
          <table:table-cell table:style-name="Table6.A2" office:value-type="string">
            <text:p text:style-name="P444">put</text:p>
          </table:table-cell>
          <table:table-cell table:style-name="Table6.D2" office:value-type="string">
            <text:p text:style-name="P443">put</text:p>
          </table:table-cell>
        </table:table-row>
        <table:table-row table:style-name="TableLine94618629155136">
          <table:table-cell table:style-name="Table6.A2" office:value-type="string">
            <text:p text:style-name="P443">читать</text:p>
          </table:table-cell>
          <table:table-cell table:style-name="Table6.A2" office:value-type="string">
            <text:p text:style-name="P444">read [рид]</text:p>
          </table:table-cell>
          <table:table-cell table:style-name="Table6.A2" office:value-type="string">
            <text:p text:style-name="P444">read [рэд]</text:p>
          </table:table-cell>
          <table:table-cell table:style-name="Table6.D2" office:value-type="string">
            <text:p text:style-name="P444">read [рэд]</text:p>
          </table:table-cell>
        </table:table-row>
        <table:table-row table:style-name="TableLine94618629159504">
          <table:table-cell table:style-name="Table6.A2" office:value-type="string">
            <text:p text:style-name="P443">сказать</text:p>
          </table:table-cell>
          <table:table-cell table:style-name="Table6.A2" office:value-type="string">
            <text:p text:style-name="P444">say</text:p>
          </table:table-cell>
          <table:table-cell table:style-name="Table6.A2" office:value-type="string">
            <text:p text:style-name="P444">said</text:p>
          </table:table-cell>
          <table:table-cell table:style-name="Table6.D2" office:value-type="string">
            <text:p text:style-name="P444">said</text:p>
          </table:table-cell>
        </table:table-row>
        <table:table-row table:style-name="TableLine94618629175824">
          <table:table-cell table:style-name="Table6.A2" office:value-type="string">
            <text:p text:style-name="P443">говорить</text:p>
          </table:table-cell>
          <table:table-cell table:style-name="Table6.A2" office:value-type="string">
            <text:p text:style-name="P444">speak</text:p>
          </table:table-cell>
          <table:table-cell table:style-name="Table6.A2" office:value-type="string">
            <text:p text:style-name="P444">spoke</text:p>
          </table:table-cell>
          <table:table-cell table:style-name="Table6.D2" office:value-type="string">
            <text:p text:style-name="P443">spoken</text:p>
          </table:table-cell>
        </table:table-row>
        <table:table-row table:style-name="TableLine94618629190816">
          <table:table-cell table:style-name="Table6.A2" office:value-type="string">
            <text:p text:style-name="P443">видеть</text:p>
          </table:table-cell>
          <table:table-cell table:style-name="Table6.A2" office:value-type="string">
            <text:p text:style-name="P444">see</text:p>
          </table:table-cell>
          <table:table-cell table:style-name="Table6.A2" office:value-type="string">
            <text:p text:style-name="P444">saw</text:p>
          </table:table-cell>
          <table:table-cell table:style-name="Table6.D2" office:value-type="string">
            <text:p text:style-name="P443">seen</text:p>
          </table:table-cell>
        </table:table-row>
        <table:table-row table:style-name="TableLine94618629194544">
          <table:table-cell table:style-name="Table6.A2" office:value-type="string">
            <text:p text:style-name="P443">сидеть</text:p>
          </table:table-cell>
          <table:table-cell table:style-name="Table6.A2" office:value-type="string">
            <text:p text:style-name="P444">sit</text:p>
          </table:table-cell>
          <table:table-cell table:style-name="Table6.A2" office:value-type="string">
            <text:p text:style-name="P444">sat</text:p>
          </table:table-cell>
          <table:table-cell table:style-name="Table6.D2" office:value-type="string">
            <text:p text:style-name="P443">sat</text:p>
          </table:table-cell>
        </table:table-row>
        <table:table-row table:style-name="TableLine94618629200240">
          <table:table-cell table:style-name="Table6.A2" office:value-type="string">
            <text:p text:style-name="P443">брать</text:p>
          </table:table-cell>
          <table:table-cell table:style-name="Table6.A2" office:value-type="string">
            <text:p text:style-name="P444">take</text:p>
          </table:table-cell>
          <table:table-cell table:style-name="Table6.A2" office:value-type="string">
            <text:p text:style-name="P444">took</text:p>
          </table:table-cell>
          <table:table-cell table:style-name="Table6.D2" office:value-type="string">
            <text:p text:style-name="P443">taken</text:p>
          </table:table-cell>
        </table:table-row>
        <table:table-row table:style-name="TableLine94618629203200">
          <table:table-cell table:style-name="Table6.A2" office:value-type="string">
            <text:p text:style-name="P443">рассказывать</text:p>
          </table:table-cell>
          <table:table-cell table:style-name="Table6.A2" office:value-type="string">
            <text:p text:style-name="P444">tell</text:p>
          </table:table-cell>
          <table:table-cell table:style-name="Table6.A2" office:value-type="string">
            <text:p text:style-name="P444">told</text:p>
          </table:table-cell>
          <table:table-cell table:style-name="Table6.D2" office:value-type="string">
            <text:p text:style-name="P443">told</text:p>
          </table:table-cell>
        </table:table-row>
        <table:table-row table:style-name="TableLine94618629209648">
          <table:table-cell table:style-name="Table6.A2" office:value-type="string">
            <text:p text:style-name="P443">думать</text:p>
          </table:table-cell>
          <table:table-cell table:style-name="Table6.A2" office:value-type="string">
            <text:p text:style-name="P444">think</text:p>
          </table:table-cell>
          <table:table-cell table:style-name="Table6.A2" office:value-type="string">
            <text:p text:style-name="P444">thought</text:p>
          </table:table-cell>
          <table:table-cell table:style-name="Table6.D2" office:value-type="string">
            <text:p text:style-name="P443">thought</text:p>
          </table:table-cell>
        </table:table-row>
        <table:table-row table:style-name="TableLine94618629214784">
          <table:table-cell table:style-name="Table6.A2" office:value-type="string">
            <text:p text:style-name="P443">побеждать</text:p>
          </table:table-cell>
          <table:table-cell table:style-name="Table6.A2" office:value-type="string">
            <text:p text:style-name="P444">win</text:p>
          </table:table-cell>
          <table:table-cell table:style-name="Table6.A2" office:value-type="string">
            <text:p text:style-name="P444">won</text:p>
          </table:table-cell>
          <table:table-cell table:style-name="Table6.D2" office:value-type="string">
            <text:p text:style-name="P443">won</text:p>
          </table:table-cell>
        </table:table-row>
        <table:table-row table:style-name="TableLine94618629219760">
          <table:table-cell table:style-name="Table6.A2" office:value-type="string">
            <text:p text:style-name="P443">писать</text:p>
          </table:table-cell>
          <table:table-cell table:style-name="Table6.A2" office:value-type="string">
            <text:p text:style-name="P444">write</text:p>
          </table:table-cell>
          <table:table-cell table:style-name="Table6.A2" office:value-type="string">
            <text:p text:style-name="P444">wrote</text:p>
          </table:table-cell>
          <table:table-cell table:style-name="Table6.D2" office:value-type="string">
            <text:p text:style-name="P443">written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3T14:14:33.549140458</dc:date>
    <meta:editing-duration>PT20H53M6S</meta:editing-duration>
    <meta:editing-cycles>349</meta:editing-cycles>
    <meta:generator>LibreOffice/6.4.7.2$Linux_X86_64 LibreOffice_project/40$Build-2</meta:generator>
    <meta:document-statistic meta:table-count="8" meta:image-count="0" meta:object-count="0" meta:page-count="21" meta:paragraph-count="798" meta:word-count="5913" meta:character-count="37403" meta:non-whitespace-character-count="32079"/>
  </office:meta>
</office:document-meta>
</file>